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 style:data-style-name="N10002">
      <style:table-cell-properties style:text-align-source="value-type" style:repeat-content="false"/>
      <style:paragraph-properties fo:margin-left="0cm"/>
    </style:style>
    <style:style style:name="ce2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timacion_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PI()*[.C2]/30" office:value-type="float" office:value="0" calcext:value-type="float">
            <text:p>0.00</text:p>
          </table:table-cell>
          <table:table-cell table:formula="of:=IF([.D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3]/30" office:value-type="float" office:value="65.9734457253857" calcext:value-type="float">
            <text:p>65.97</text:p>
          </table:table-cell>
          <table:table-cell table:formula="of:=IF([.D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4]/30" office:value-type="float" office:value="182.840692438926" calcext:value-type="float">
            <text:p>182.84</text:p>
          </table:table-cell>
          <table:table-cell table:formula="of:=IF([.D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5]/30" office:value-type="float" office:value="283.476377108919" calcext:value-type="float">
            <text:p>283.48</text:p>
          </table:table-cell>
          <table:table-cell table:formula="of:=IF([.D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3469" calcext:value-type="float">
            <text:p>3469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6]/30" office:value-type="float" office:value="363.2728305101" calcext:value-type="float">
            <text:p>363.27</text:p>
          </table:table-cell>
          <table:table-cell table:formula="of:=IF([.D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4003" calcext:value-type="float">
            <text:p>4003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7]/30" office:value-type="float" office:value="419.193179743998" calcext:value-type="float">
            <text:p>419.19</text:p>
          </table:table-cell>
          <table:table-cell table:formula="of:=IF([.D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4377" calcext:value-type="float">
            <text:p>4377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8]/30" office:value-type="float" office:value="458.358368158751" calcext:value-type="float">
            <text:p>458.36</text:p>
          </table:table-cell>
          <table:table-cell table:formula="of:=IF([.D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4638" calcext:value-type="float">
            <text:p>4638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9]/30" office:value-type="float" office:value="485.690224244982" calcext:value-type="float">
            <text:p>485.69</text:p>
          </table:table-cell>
          <table:table-cell table:formula="of:=IF([.D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4821" calcext:value-type="float">
            <text:p>48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10]/30" office:value-type="float" office:value="504.85393943188" calcext:value-type="float">
            <text:p>504.85</text:p>
          </table:table-cell>
          <table:table-cell table:formula="of:=IF([.D1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4949" calcext:value-type="float">
            <text:p>4949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11]/30" office:value-type="float" office:value="518.258068087196" calcext:value-type="float">
            <text:p>518.26</text:p>
          </table:table-cell>
          <table:table-cell table:formula="of:=IF([.D1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5039" calcext:value-type="float">
            <text:p>5039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12]/30" office:value-type="float" office:value="527.682846047966" calcext:value-type="float">
            <text:p>527.68</text:p>
          </table:table-cell>
          <table:table-cell table:formula="of:=IF([.D1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5102" calcext:value-type="float">
            <text:p>5102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13]/30" office:value-type="float" office:value="534.280190620504" calcext:value-type="float">
            <text:p>534.28</text:p>
          </table:table-cell>
          <table:table-cell table:formula="of:=IF([.D1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office:value-type="float" office:value="5191" calcext:value-type="float">
            <text:p>5191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14]/30" office:value-type="float" office:value="543.600248826154" calcext:value-type="float">
            <text:p>543.60</text:p>
          </table:table-cell>
          <table:table-cell table:formula="of:=IF([.D1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float" office:value="5163" calcext:value-type="float">
            <text:p>5163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15]/30" office:value-type="float" office:value="540.668095682803" calcext:value-type="float">
            <text:p>540.67</text:p>
          </table:table-cell>
          <table:table-cell table:formula="of:=IF([.D1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float" office:value="5189" calcext:value-type="float">
            <text:p>5189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16]/30" office:value-type="float" office:value="543.390809315915" calcext:value-type="float">
            <text:p>543.39</text:p>
          </table:table-cell>
          <table:table-cell table:formula="of:=IF([.D1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5252" calcext:value-type="float">
            <text:p>5252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17]/30" office:value-type="float" office:value="549.988153888453" calcext:value-type="float">
            <text:p>549.99</text:p>
          </table:table-cell>
          <table:table-cell table:formula="of:=IF([.D1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float" office:value="5206" calcext:value-type="float">
            <text:p>5206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18]/30" office:value-type="float" office:value="545.171045152949" calcext:value-type="float">
            <text:p>545.17</text:p>
          </table:table-cell>
          <table:table-cell table:formula="of:=IF([.D1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office:value-type="float" office:value="5264" calcext:value-type="float">
            <text:p>5264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19]/30" office:value-type="float" office:value="551.244790949889" calcext:value-type="float">
            <text:p>551.24</text:p>
          </table:table-cell>
          <table:table-cell table:formula="of:=IF([.D1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office:value-type="float" office:value="5259" calcext:value-type="float">
            <text:p>5259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20]/30" office:value-type="float" office:value="550.721192174291" calcext:value-type="float">
            <text:p>550.72</text:p>
          </table:table-cell>
          <table:table-cell table:formula="of:=IF([.D2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5211" calcext:value-type="float">
            <text:p>5211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21]/30" office:value-type="float" office:value="545.694643928547" calcext:value-type="float">
            <text:p>545.69</text:p>
          </table:table-cell>
          <table:table-cell table:formula="of:=IF([.D2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5267" calcext:value-type="float">
            <text:p>5267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22]/30" office:value-type="float" office:value="551.558950215248" calcext:value-type="float">
            <text:p>551.56</text:p>
          </table:table-cell>
          <table:table-cell table:formula="of:=IF([.D2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office:value-type="float" office:value="5261" calcext:value-type="float">
            <text:p>5261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23]/30" office:value-type="float" office:value="550.93063168453" calcext:value-type="float">
            <text:p>550.93</text:p>
          </table:table-cell>
          <table:table-cell table:formula="of:=IF([.D2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99" calcext:value-type="float">
            <text:p>1099</text:p>
          </table:table-cell>
          <table:table-cell office:value-type="float" office:value="5257" calcext:value-type="float">
            <text:p>5257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24]/30" office:value-type="float" office:value="550.511752664051" calcext:value-type="float">
            <text:p>550.51</text:p>
          </table:table-cell>
          <table:table-cell table:formula="of:=IF([.D2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office:value-type="float" office:value="5254" calcext:value-type="float">
            <text:p>5254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25]/30" office:value-type="float" office:value="550.197593398692" calcext:value-type="float">
            <text:p>550.20</text:p>
          </table:table-cell>
          <table:table-cell table:formula="of:=IF([.D2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5221" calcext:value-type="float">
            <text:p>52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26]/30" office:value-type="float" office:value="546.741841479744" calcext:value-type="float">
            <text:p>546.74</text:p>
          </table:table-cell>
          <table:table-cell table:formula="of:=IF([.D2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5274" calcext:value-type="float">
            <text:p>5274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27]/30" office:value-type="float" office:value="552.291988501086" calcext:value-type="float">
            <text:p>552.29</text:p>
          </table:table-cell>
          <table:table-cell table:formula="of:=IF([.D2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5266" calcext:value-type="float">
            <text:p>5266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28]/30" office:value-type="float" office:value="551.454230460128" calcext:value-type="float">
            <text:p>551.45</text:p>
          </table:table-cell>
          <table:table-cell table:formula="of:=IF([.D2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5261" calcext:value-type="float">
            <text:p>5261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29]/30" office:value-type="float" office:value="550.93063168453" calcext:value-type="float">
            <text:p>550.93</text:p>
          </table:table-cell>
          <table:table-cell table:formula="of:=IF([.D2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5302" calcext:value-type="float">
            <text:p>5302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30]/30" office:value-type="float" office:value="555.224141644436" calcext:value-type="float">
            <text:p>555.22</text:p>
          </table:table-cell>
          <table:table-cell table:formula="of:=IF([.D3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5241" calcext:value-type="float">
            <text:p>5241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31]/30" office:value-type="float" office:value="548.836236582137" calcext:value-type="float">
            <text:p>548.84</text:p>
          </table:table-cell>
          <table:table-cell table:formula="of:=IF([.D3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5243" calcext:value-type="float">
            <text:p>5243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32]/30" office:value-type="float" office:value="549.045676092376" calcext:value-type="float">
            <text:p>549.05</text:p>
          </table:table-cell>
          <table:table-cell table:formula="of:=IF([.D3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5245" calcext:value-type="float">
            <text:p>5245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33]/30" office:value-type="float" office:value="549.255115602615" calcext:value-type="float">
            <text:p>549.26</text:p>
          </table:table-cell>
          <table:table-cell table:formula="of:=IF([.D3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5246" calcext:value-type="float">
            <text:p>5246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34]/30" office:value-type="float" office:value="549.359835357735" calcext:value-type="float">
            <text:p>549.36</text:p>
          </table:table-cell>
          <table:table-cell table:formula="of:=IF([.D3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5292" calcext:value-type="float">
            <text:p>5292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35]/30" office:value-type="float" office:value="554.17694409324" calcext:value-type="float">
            <text:p>554.18</text:p>
          </table:table-cell>
          <table:table-cell table:formula="of:=IF([.D3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5279" calcext:value-type="float">
            <text:p>5279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36]/30" office:value-type="float" office:value="552.815587276684" calcext:value-type="float">
            <text:p>552.82</text:p>
          </table:table-cell>
          <table:table-cell table:formula="of:=IF([.D3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5270" calcext:value-type="float">
            <text:p>5270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37]/30" office:value-type="float" office:value="551.873109480607" calcext:value-type="float">
            <text:p>551.87</text:p>
          </table:table-cell>
          <table:table-cell table:formula="of:=IF([.D3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5264" calcext:value-type="float">
            <text:p>5264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38]/30" office:value-type="float" office:value="551.244790949889" calcext:value-type="float">
            <text:p>551.24</text:p>
          </table:table-cell>
          <table:table-cell table:formula="of:=IF([.D3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5259" calcext:value-type="float">
            <text:p>5259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39]/30" office:value-type="float" office:value="550.721192174291" calcext:value-type="float">
            <text:p>550.72</text:p>
          </table:table-cell>
          <table:table-cell table:formula="of:=IF([.D3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5256" calcext:value-type="float">
            <text:p>5256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40]/30" office:value-type="float" office:value="550.407032908932" calcext:value-type="float">
            <text:p>550.41</text:p>
          </table:table-cell>
          <table:table-cell table:formula="of:=IF([.D4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5254" calcext:value-type="float">
            <text:p>5254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41]/30" office:value-type="float" office:value="550.197593398692" calcext:value-type="float">
            <text:p>550.20</text:p>
          </table:table-cell>
          <table:table-cell table:formula="of:=IF([.D4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5252" calcext:value-type="float">
            <text:p>5252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42]/30" office:value-type="float" office:value="549.988153888453" calcext:value-type="float">
            <text:p>549.99</text:p>
          </table:table-cell>
          <table:table-cell table:formula="of:=IF([.D4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5296" calcext:value-type="float">
            <text:p>5296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43]/30" office:value-type="float" office:value="554.595823113718" calcext:value-type="float">
            <text:p>554.60</text:p>
          </table:table-cell>
          <table:table-cell table:formula="of:=IF([.D4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5237" calcext:value-type="float">
            <text:p>5237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44]/30" office:value-type="float" office:value="548.417357561658" calcext:value-type="float">
            <text:p>548.42</text:p>
          </table:table-cell>
          <table:table-cell table:formula="of:=IF([.D4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5240" calcext:value-type="float">
            <text:p>5240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45]/30" office:value-type="float" office:value="548.731516827017" calcext:value-type="float">
            <text:p>548.73</text:p>
          </table:table-cell>
          <table:table-cell table:formula="of:=IF([.D4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5243" calcext:value-type="float">
            <text:p>5243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46]/30" office:value-type="float" office:value="549.045676092376" calcext:value-type="float">
            <text:p>549.05</text:p>
          </table:table-cell>
          <table:table-cell table:formula="of:=IF([.D4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5290" calcext:value-type="float">
            <text:p>5290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47]/30" office:value-type="float" office:value="553.967504583" calcext:value-type="float">
            <text:p>553.97</text:p>
          </table:table-cell>
          <table:table-cell table:formula="of:=IF([.D4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5278" calcext:value-type="float">
            <text:p>5278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48]/30" office:value-type="float" office:value="552.710867521564" calcext:value-type="float">
            <text:p>552.71</text:p>
          </table:table-cell>
          <table:table-cell table:formula="of:=IF([.D4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5269" calcext:value-type="float">
            <text:p>5269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49]/30" office:value-type="float" office:value="551.768389725487" calcext:value-type="float">
            <text:p>551.77</text:p>
          </table:table-cell>
          <table:table-cell table:formula="of:=IF([.D4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5263" calcext:value-type="float">
            <text:p>5263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50]/30" office:value-type="float" office:value="551.140071194769" calcext:value-type="float">
            <text:p>551.14</text:p>
          </table:table-cell>
          <table:table-cell table:formula="of:=IF([.D5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5259" calcext:value-type="float">
            <text:p>5259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51]/30" office:value-type="float" office:value="550.721192174291" calcext:value-type="float">
            <text:p>550.72</text:p>
          </table:table-cell>
          <table:table-cell table:formula="of:=IF([.D5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5256" calcext:value-type="float">
            <text:p>5256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52]/30" office:value-type="float" office:value="550.407032908932" calcext:value-type="float">
            <text:p>550.41</text:p>
          </table:table-cell>
          <table:table-cell table:formula="of:=IF([.D5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5254" calcext:value-type="float">
            <text:p>5254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53]/30" office:value-type="float" office:value="550.197593398692" calcext:value-type="float">
            <text:p>550.20</text:p>
          </table:table-cell>
          <table:table-cell table:formula="of:=IF([.D5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5252" calcext:value-type="float">
            <text:p>5252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54]/30" office:value-type="float" office:value="549.988153888453" calcext:value-type="float">
            <text:p>549.99</text:p>
          </table:table-cell>
          <table:table-cell table:formula="of:=IF([.D5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651" calcext:value-type="float">
            <text:p>2651</text:p>
          </table:table-cell>
          <table:table-cell office:value-type="float" office:value="5264" calcext:value-type="float">
            <text:p>5264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55]/30" office:value-type="float" office:value="551.244790949889" calcext:value-type="float">
            <text:p>551.24</text:p>
          </table:table-cell>
          <table:table-cell table:formula="of:=IF([.D5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701" calcext:value-type="float">
            <text:p>2701</text:p>
          </table:table-cell>
          <table:table-cell office:value-type="float" office:value="5259" calcext:value-type="float">
            <text:p>5259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56]/30" office:value-type="float" office:value="550.721192174291" calcext:value-type="float">
            <text:p>550.72</text:p>
          </table:table-cell>
          <table:table-cell table:formula="of:=IF([.D5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751" calcext:value-type="float">
            <text:p>2751</text:p>
          </table:table-cell>
          <table:table-cell office:value-type="float" office:value="5256" calcext:value-type="float">
            <text:p>5256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57]/30" office:value-type="float" office:value="550.407032908932" calcext:value-type="float">
            <text:p>550.41</text:p>
          </table:table-cell>
          <table:table-cell table:formula="of:=IF([.D5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801" calcext:value-type="float">
            <text:p>2801</text:p>
          </table:table-cell>
          <table:table-cell office:value-type="float" office:value="5254" calcext:value-type="float">
            <text:p>5254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58]/30" office:value-type="float" office:value="550.197593398692" calcext:value-type="float">
            <text:p>550.20</text:p>
          </table:table-cell>
          <table:table-cell table:formula="of:=IF([.D5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851" calcext:value-type="float">
            <text:p>2851</text:p>
          </table:table-cell>
          <table:table-cell office:value-type="float" office:value="5252" calcext:value-type="float">
            <text:p>5252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59]/30" office:value-type="float" office:value="549.988153888453" calcext:value-type="float">
            <text:p>549.99</text:p>
          </table:table-cell>
          <table:table-cell table:formula="of:=IF([.D5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901" calcext:value-type="float">
            <text:p>2901</text:p>
          </table:table-cell>
          <table:table-cell office:value-type="float" office:value="5296" calcext:value-type="float">
            <text:p>5296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60]/30" office:value-type="float" office:value="554.595823113718" calcext:value-type="float">
            <text:p>554.60</text:p>
          </table:table-cell>
          <table:table-cell table:formula="of:=IF([.D6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951" calcext:value-type="float">
            <text:p>2951</text:p>
          </table:table-cell>
          <table:table-cell office:value-type="float" office:value="5237" calcext:value-type="float">
            <text:p>5237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61]/30" office:value-type="float" office:value="548.417357561658" calcext:value-type="float">
            <text:p>548.42</text:p>
          </table:table-cell>
          <table:table-cell table:formula="of:=IF([.D6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001" calcext:value-type="float">
            <text:p>3001</text:p>
          </table:table-cell>
          <table:table-cell office:value-type="float" office:value="5240" calcext:value-type="float">
            <text:p>5240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62]/30" office:value-type="float" office:value="548.731516827017" calcext:value-type="float">
            <text:p>548.73</text:p>
          </table:table-cell>
          <table:table-cell table:formula="of:=IF([.D6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051" calcext:value-type="float">
            <text:p>3051</text:p>
          </table:table-cell>
          <table:table-cell office:value-type="float" office:value="5288" calcext:value-type="float">
            <text:p>5288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63]/30" office:value-type="float" office:value="553.758065072761" calcext:value-type="float">
            <text:p>553.76</text:p>
          </table:table-cell>
          <table:table-cell table:formula="of:=IF([.D6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101" calcext:value-type="float">
            <text:p>3101</text:p>
          </table:table-cell>
          <table:table-cell office:value-type="float" office:value="5276" calcext:value-type="float">
            <text:p>5276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64]/30" office:value-type="float" office:value="552.501428011325" calcext:value-type="float">
            <text:p>552.50</text:p>
          </table:table-cell>
          <table:table-cell table:formula="of:=IF([.D6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151" calcext:value-type="float">
            <text:p>3151</text:p>
          </table:table-cell>
          <table:table-cell office:value-type="float" office:value="5268" calcext:value-type="float">
            <text:p>5268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65]/30" office:value-type="float" office:value="551.663669970368" calcext:value-type="float">
            <text:p>551.66</text:p>
          </table:table-cell>
          <table:table-cell table:formula="of:=IF([.D6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201" calcext:value-type="float">
            <text:p>3201</text:p>
          </table:table-cell>
          <table:table-cell office:value-type="float" office:value="5262" calcext:value-type="float">
            <text:p>5262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66]/30" office:value-type="float" office:value="551.03535143965" calcext:value-type="float">
            <text:p>551.04</text:p>
          </table:table-cell>
          <table:table-cell table:formula="of:=IF([.D6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251" calcext:value-type="float">
            <text:p>3251</text:p>
          </table:table-cell>
          <table:table-cell office:value-type="float" office:value="5213" calcext:value-type="float">
            <text:p>5213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67]/30" office:value-type="float" office:value="545.904083438786" calcext:value-type="float">
            <text:p>545.90</text:p>
          </table:table-cell>
          <table:table-cell table:formula="of:=IF([.D6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01" calcext:value-type="float">
            <text:p>3301</text:p>
          </table:table-cell>
          <table:table-cell office:value-type="float" office:value="5269" calcext:value-type="float">
            <text:p>5269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68]/30" office:value-type="float" office:value="551.768389725487" calcext:value-type="float">
            <text:p>551.77</text:p>
          </table:table-cell>
          <table:table-cell table:formula="of:=IF([.D6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51" calcext:value-type="float">
            <text:p>3351</text:p>
          </table:table-cell>
          <table:table-cell office:value-type="float" office:value="5263" calcext:value-type="float">
            <text:p>5263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69]/30" office:value-type="float" office:value="551.140071194769" calcext:value-type="float">
            <text:p>551.14</text:p>
          </table:table-cell>
          <table:table-cell table:formula="of:=IF([.D6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01" calcext:value-type="float">
            <text:p>3401</text:p>
          </table:table-cell>
          <table:table-cell office:value-type="float" office:value="5259" calcext:value-type="float">
            <text:p>5259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70]/30" office:value-type="float" office:value="550.721192174291" calcext:value-type="float">
            <text:p>550.72</text:p>
          </table:table-cell>
          <table:table-cell table:formula="of:=IF([.D7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51" calcext:value-type="float">
            <text:p>3451</text:p>
          </table:table-cell>
          <table:table-cell office:value-type="float" office:value="5256" calcext:value-type="float">
            <text:p>5256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71]/30" office:value-type="float" office:value="550.407032908932" calcext:value-type="float">
            <text:p>550.41</text:p>
          </table:table-cell>
          <table:table-cell table:formula="of:=IF([.D7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501" calcext:value-type="float">
            <text:p>3501</text:p>
          </table:table-cell>
          <table:table-cell office:value-type="float" office:value="5254" calcext:value-type="float">
            <text:p>5254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72]/30" office:value-type="float" office:value="550.197593398692" calcext:value-type="float">
            <text:p>550.20</text:p>
          </table:table-cell>
          <table:table-cell table:formula="of:=IF([.D7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551" calcext:value-type="float">
            <text:p>3551</text:p>
          </table:table-cell>
          <table:table-cell office:value-type="float" office:value="5252" calcext:value-type="float">
            <text:p>5252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73]/30" office:value-type="float" office:value="549.988153888453" calcext:value-type="float">
            <text:p>549.99</text:p>
          </table:table-cell>
          <table:table-cell table:formula="of:=IF([.D7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601" calcext:value-type="float">
            <text:p>3601</text:p>
          </table:table-cell>
          <table:table-cell office:value-type="float" office:value="5251" calcext:value-type="float">
            <text:p>5251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74]/30" office:value-type="float" office:value="549.883434133333" calcext:value-type="float">
            <text:p>549.88</text:p>
          </table:table-cell>
          <table:table-cell table:formula="of:=IF([.D7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651" calcext:value-type="float">
            <text:p>3651</text:p>
          </table:table-cell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75]/30" office:value-type="float" office:value="549.778714378214" calcext:value-type="float">
            <text:p>549.78</text:p>
          </table:table-cell>
          <table:table-cell table:formula="of:=IF([.D7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01" calcext:value-type="float">
            <text:p>3701</text:p>
          </table:table-cell>
          <table:table-cell office:value-type="float" office:value="5295" calcext:value-type="float">
            <text:p>5295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76]/30" office:value-type="float" office:value="554.491103358598" calcext:value-type="float">
            <text:p>554.49</text:p>
          </table:table-cell>
          <table:table-cell table:formula="of:=IF([.D7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51" calcext:value-type="float">
            <text:p>3751</text:p>
          </table:table-cell>
          <table:table-cell office:value-type="float" office:value="5281" calcext:value-type="float">
            <text:p>5281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77]/30" office:value-type="float" office:value="553.025026786923" calcext:value-type="float">
            <text:p>553.03</text:p>
          </table:table-cell>
          <table:table-cell table:formula="of:=IF([.D7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801" calcext:value-type="float">
            <text:p>3801</text:p>
          </table:table-cell>
          <table:table-cell office:value-type="float" office:value="5271" calcext:value-type="float">
            <text:p>5271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78]/30" office:value-type="float" office:value="551.977829235727" calcext:value-type="float">
            <text:p>551.98</text:p>
          </table:table-cell>
          <table:table-cell table:formula="of:=IF([.D7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851" calcext:value-type="float">
            <text:p>3851</text:p>
          </table:table-cell>
          <table:table-cell office:value-type="float" office:value="5219" calcext:value-type="float">
            <text:p>5219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79]/30" office:value-type="float" office:value="546.532401969504" calcext:value-type="float">
            <text:p>546.53</text:p>
          </table:table-cell>
          <table:table-cell table:formula="of:=IF([.D7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901" calcext:value-type="float">
            <text:p>3901</text:p>
          </table:table-cell>
          <table:table-cell office:value-type="float" office:value="5228" calcext:value-type="float">
            <text:p>52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80]/30" office:value-type="float" office:value="547.474879765581" calcext:value-type="float">
            <text:p>547.47</text:p>
          </table:table-cell>
          <table:table-cell table:formula="of:=IF([.D8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951" calcext:value-type="float">
            <text:p>3951</text:p>
          </table:table-cell>
          <table:table-cell office:value-type="float" office:value="5279" calcext:value-type="float">
            <text:p>5279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81]/30" office:value-type="float" office:value="552.815587276684" calcext:value-type="float">
            <text:p>552.82</text:p>
          </table:table-cell>
          <table:table-cell table:formula="of:=IF([.D8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001" calcext:value-type="float">
            <text:p>4001</text:p>
          </table:table-cell>
          <table:table-cell office:value-type="float" office:value="5270" calcext:value-type="float">
            <text:p>5270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82]/30" office:value-type="float" office:value="551.873109480607" calcext:value-type="float">
            <text:p>551.87</text:p>
          </table:table-cell>
          <table:table-cell table:formula="of:=IF([.D8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051" calcext:value-type="float">
            <text:p>4051</text:p>
          </table:table-cell>
          <table:table-cell office:value-type="float" office:value="5264" calcext:value-type="float">
            <text:p>5264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83]/30" office:value-type="float" office:value="551.244790949889" calcext:value-type="float">
            <text:p>551.24</text:p>
          </table:table-cell>
          <table:table-cell table:formula="of:=IF([.D8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5228" calcext:value-type="float">
            <text:p>52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84]/30" office:value-type="float" office:value="547.474879765581" calcext:value-type="float">
            <text:p>547.47</text:p>
          </table:table-cell>
          <table:table-cell table:formula="of:=IF([.D8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152" calcext:value-type="float">
            <text:p>4152</text:p>
          </table:table-cell>
          <table:table-cell office:value-type="float" office:value="5234" calcext:value-type="float">
            <text:p>5234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85]/30" office:value-type="float" office:value="548.103198296299" calcext:value-type="float">
            <text:p>548.10</text:p>
          </table:table-cell>
          <table:table-cell table:formula="of:=IF([.D8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202" calcext:value-type="float">
            <text:p>4202</text:p>
          </table:table-cell>
          <table:table-cell office:value-type="float" office:value="5238" calcext:value-type="float">
            <text:p>5238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86]/30" office:value-type="float" office:value="548.522077316778" calcext:value-type="float">
            <text:p>548.52</text:p>
          </table:table-cell>
          <table:table-cell table:formula="of:=IF([.D8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252" calcext:value-type="float">
            <text:p>4252</text:p>
          </table:table-cell>
          <table:table-cell office:value-type="float" office:value="5286" calcext:value-type="float">
            <text:p>5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87]/30" office:value-type="float" office:value="553.548625562522" calcext:value-type="float">
            <text:p>553.55</text:p>
          </table:table-cell>
          <table:table-cell table:formula="of:=IF([.D8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302" calcext:value-type="float">
            <text:p>4302</text:p>
          </table:table-cell>
          <table:table-cell office:value-type="float" office:value="5275" calcext:value-type="float">
            <text:p>5275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88]/30" office:value-type="float" office:value="552.396708256205" calcext:value-type="float">
            <text:p>552.40</text:p>
          </table:table-cell>
          <table:table-cell table:formula="of:=IF([.D8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352" calcext:value-type="float">
            <text:p>4352</text:p>
          </table:table-cell>
          <table:table-cell office:value-type="float" office:value="5267" calcext:value-type="float">
            <text:p>5267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89]/30" office:value-type="float" office:value="551.558950215248" calcext:value-type="float">
            <text:p>551.56</text:p>
          </table:table-cell>
          <table:table-cell table:formula="of:=IF([.D8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402" calcext:value-type="float">
            <text:p>4402</text:p>
          </table:table-cell>
          <table:table-cell office:value-type="float" office:value="5216" calcext:value-type="float">
            <text:p>5216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90]/30" office:value-type="float" office:value="546.218242704145" calcext:value-type="float">
            <text:p>546.22</text:p>
          </table:table-cell>
          <table:table-cell table:formula="of:=IF([.D9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452" calcext:value-type="float">
            <text:p>4452</text:p>
          </table:table-cell>
          <table:table-cell office:value-type="float" office:value="5271" calcext:value-type="float">
            <text:p>5271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91]/30" office:value-type="float" office:value="551.977829235727" calcext:value-type="float">
            <text:p>551.98</text:p>
          </table:table-cell>
          <table:table-cell table:formula="of:=IF([.D9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502" calcext:value-type="float">
            <text:p>4502</text:p>
          </table:table-cell>
          <table:table-cell office:value-type="float" office:value="5264" calcext:value-type="float">
            <text:p>5264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92]/30" office:value-type="float" office:value="551.244790949889" calcext:value-type="float">
            <text:p>551.24</text:p>
          </table:table-cell>
          <table:table-cell table:formula="of:=IF([.D9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552" calcext:value-type="float">
            <text:p>4552</text:p>
          </table:table-cell>
          <table:table-cell office:value-type="float" office:value="5259" calcext:value-type="float">
            <text:p>5259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93]/30" office:value-type="float" office:value="550.721192174291" calcext:value-type="float">
            <text:p>550.72</text:p>
          </table:table-cell>
          <table:table-cell table:formula="of:=IF([.D9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602" calcext:value-type="float">
            <text:p>4602</text:p>
          </table:table-cell>
          <table:table-cell office:value-type="float" office:value="5256" calcext:value-type="float">
            <text:p>5256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94]/30" office:value-type="float" office:value="550.407032908932" calcext:value-type="float">
            <text:p>550.41</text:p>
          </table:table-cell>
          <table:table-cell table:formula="of:=IF([.D9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652" calcext:value-type="float">
            <text:p>4652</text:p>
          </table:table-cell>
          <table:table-cell office:value-type="float" office:value="5254" calcext:value-type="float">
            <text:p>5254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95]/30" office:value-type="float" office:value="550.197593398692" calcext:value-type="float">
            <text:p>550.20</text:p>
          </table:table-cell>
          <table:table-cell table:formula="of:=IF([.D9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702" calcext:value-type="float">
            <text:p>4702</text:p>
          </table:table-cell>
          <table:table-cell office:value-type="float" office:value="5252" calcext:value-type="float">
            <text:p>5252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96]/30" office:value-type="float" office:value="549.988153888453" calcext:value-type="float">
            <text:p>549.99</text:p>
          </table:table-cell>
          <table:table-cell table:formula="of:=IF([.D9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752" calcext:value-type="float">
            <text:p>4752</text:p>
          </table:table-cell>
          <table:table-cell office:value-type="float" office:value="5251" calcext:value-type="float">
            <text:p>5251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97]/30" office:value-type="float" office:value="549.883434133333" calcext:value-type="float">
            <text:p>549.88</text:p>
          </table:table-cell>
          <table:table-cell table:formula="of:=IF([.D9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802" calcext:value-type="float">
            <text:p>4802</text:p>
          </table:table-cell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98]/30" office:value-type="float" office:value="549.778714378214" calcext:value-type="float">
            <text:p>549.78</text:p>
          </table:table-cell>
          <table:table-cell table:formula="of:=IF([.D9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852" calcext:value-type="float">
            <text:p>4852</text:p>
          </table:table-cell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99]/30" office:value-type="float" office:value="549.778714378214" calcext:value-type="float">
            <text:p>549.78</text:p>
          </table:table-cell>
          <table:table-cell table:formula="of:=IF([.D9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902" calcext:value-type="float">
            <text:p>4902</text:p>
          </table:table-cell>
          <table:table-cell office:value-type="float" office:value="5295" calcext:value-type="float">
            <text:p>5295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100]/30" office:value-type="float" office:value="554.491103358598" calcext:value-type="float">
            <text:p>554.49</text:p>
          </table:table-cell>
          <table:table-cell table:formula="of:=IF([.D10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952" calcext:value-type="float">
            <text:p>4952</text:p>
          </table:table-cell>
          <table:table-cell office:value-type="float" office:value="5281" calcext:value-type="float">
            <text:p>5281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101]/30" office:value-type="float" office:value="553.025026786923" calcext:value-type="float">
            <text:p>553.03</text:p>
          </table:table-cell>
          <table:table-cell table:formula="of:=IF([.D10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002" calcext:value-type="float">
            <text:p>5002</text:p>
          </table:table-cell>
          <table:table-cell office:value-type="float" office:value="5226" calcext:value-type="float">
            <text:p>52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102]/30" office:value-type="float" office:value="547.265440255342" calcext:value-type="float">
            <text:p>547.27</text:p>
          </table:table-cell>
          <table:table-cell table:formula="of:=IF([.D10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052" calcext:value-type="float">
            <text:p>5052</text:p>
          </table:table-cell>
          <table:table-cell office:value-type="float" office:value="5233" calcext:value-type="float">
            <text:p>5233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103]/30" office:value-type="float" office:value="547.99847854118" calcext:value-type="float">
            <text:p>548.00</text:p>
          </table:table-cell>
          <table:table-cell table:formula="of:=IF([.D10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102" calcext:value-type="float">
            <text:p>5102</text:p>
          </table:table-cell>
          <table:table-cell office:value-type="float" office:value="5238" calcext:value-type="float">
            <text:p>5238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104]/30" office:value-type="float" office:value="548.522077316778" calcext:value-type="float">
            <text:p>548.52</text:p>
          </table:table-cell>
          <table:table-cell table:formula="of:=IF([.D10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152" calcext:value-type="float">
            <text:p>5152</text:p>
          </table:table-cell>
          <table:table-cell office:value-type="float" office:value="5286" calcext:value-type="float">
            <text:p>5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105]/30" office:value-type="float" office:value="553.548625562522" calcext:value-type="float">
            <text:p>553.55</text:p>
          </table:table-cell>
          <table:table-cell table:formula="of:=IF([.D10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202" calcext:value-type="float">
            <text:p>5202</text:p>
          </table:table-cell>
          <table:table-cell office:value-type="float" office:value="5275" calcext:value-type="float">
            <text:p>5275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106]/30" office:value-type="float" office:value="552.396708256205" calcext:value-type="float">
            <text:p>552.40</text:p>
          </table:table-cell>
          <table:table-cell table:formula="of:=IF([.D10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252" calcext:value-type="float">
            <text:p>5252</text:p>
          </table:table-cell>
          <table:table-cell office:value-type="float" office:value="5267" calcext:value-type="float">
            <text:p>5267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*[.C107]/30" office:value-type="float" office:value="551.558950215248" calcext:value-type="float">
            <text:p>551.56</text:p>
          </table:table-cell>
          <table:table-cell table:formula="of:=IF([.D107]=0;12;0)" office:value-type="float" office:value="12" calcext:value-type="float">
            <text:p>12</text:p>
          </table:table-cell>
        </table:table-row>
      </table:table>
      <table:table table:name="estimacion_2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C2]*PI()/30" office:value-type="float" office:value="0" calcext:value-type="float">
            <text:p>0.00</text:p>
          </table:table-cell>
          <table:table-cell table:formula="of:=IF([.D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]*PI()/30" office:value-type="float" office:value="61.261056745001" calcext:value-type="float">
            <text:p>61.26</text:p>
          </table:table-cell>
          <table:table-cell table:formula="of:=IF([.D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*PI()/30" office:value-type="float" office:value="179.489660275097" calcext:value-type="float">
            <text:p>179.49</text:p>
          </table:table-cell>
          <table:table-cell table:formula="of:=IF([.D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2684" calcext:value-type="float">
            <text:p>268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*PI()/30" office:value-type="float" office:value="281.067822741167" calcext:value-type="float">
            <text:p>281.07</text:p>
          </table:table-cell>
          <table:table-cell table:formula="of:=IF([.D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3453" calcext:value-type="float">
            <text:p>345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]*PI()/30" office:value-type="float" office:value="361.597314428185" calcext:value-type="float">
            <text:p>361.60</text:p>
          </table:table-cell>
          <table:table-cell table:formula="of:=IF([.D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3992" calcext:value-type="float">
            <text:p>399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]*PI()/30" office:value-type="float" office:value="418.041262437682" calcext:value-type="float">
            <text:p>418.04</text:p>
          </table:table-cell>
          <table:table-cell table:formula="of:=IF([.D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4369" calcext:value-type="float">
            <text:p>436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]*PI()/30" office:value-type="float" office:value="457.520610117794" calcext:value-type="float">
            <text:p>457.52</text:p>
          </table:table-cell>
          <table:table-cell table:formula="of:=IF([.D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4633" calcext:value-type="float">
            <text:p>463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]*PI()/30" office:value-type="float" office:value="485.166625469384" calcext:value-type="float">
            <text:p>485.17</text:p>
          </table:table-cell>
          <table:table-cell table:formula="of:=IF([.D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4818" calcext:value-type="float">
            <text:p>48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]*PI()/30" office:value-type="float" office:value="504.539780166521" calcext:value-type="float">
            <text:p>504.54</text:p>
          </table:table-cell>
          <table:table-cell table:formula="of:=IF([.D1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4947" calcext:value-type="float">
            <text:p>49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]*PI()/30" office:value-type="float" office:value="518.048628576957" calcext:value-type="float">
            <text:p>518.05</text:p>
          </table:table-cell>
          <table:table-cell table:formula="of:=IF([.D1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5037" calcext:value-type="float">
            <text:p>50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2]*PI()/30" office:value-type="float" office:value="527.473406537726" calcext:value-type="float">
            <text:p>527.47</text:p>
          </table:table-cell>
          <table:table-cell table:formula="of:=IF([.D1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3]*PI()/30" office:value-type="float" office:value="534.070751110265" calcext:value-type="float">
            <text:p>534.07</text:p>
          </table:table-cell>
          <table:table-cell table:formula="of:=IF([.D1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office:value-type="float" office:value="5190" calcext:value-type="float">
            <text:p>519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4]*PI()/30" office:value-type="float" office:value="543.495529071034" calcext:value-type="float">
            <text:p>543.50</text:p>
          </table:table-cell>
          <table:table-cell table:formula="of:=IF([.D1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float" office:value="5163" calcext:value-type="float">
            <text:p>516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5]*PI()/30" office:value-type="float" office:value="540.668095682803" calcext:value-type="float">
            <text:p>540.67</text:p>
          </table:table-cell>
          <table:table-cell table:formula="of:=IF([.D1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float" office:value="5189" calcext:value-type="float">
            <text:p>518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6]*PI()/30" office:value-type="float" office:value="543.390809315915" calcext:value-type="float">
            <text:p>543.39</text:p>
          </table:table-cell>
          <table:table-cell table:formula="of:=IF([.D1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5252" calcext:value-type="float">
            <text:p>52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7]*PI()/30" office:value-type="float" office:value="549.988153888453" calcext:value-type="float">
            <text:p>549.99</text:p>
          </table:table-cell>
          <table:table-cell table:formula="of:=IF([.D1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float" office:value="5251" calcext:value-type="float">
            <text:p>525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8]*PI()/30" office:value-type="float" office:value="549.883434133333" calcext:value-type="float">
            <text:p>549.88</text:p>
          </table:table-cell>
          <table:table-cell table:formula="of:=IF([.D1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]*PI()/30" office:value-type="float" office:value="549.778714378214" calcext:value-type="float">
            <text:p>549.78</text:p>
          </table:table-cell>
          <table:table-cell table:formula="of:=IF([.D1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]*PI()/30" office:value-type="float" office:value="549.778714378214" calcext:value-type="float">
            <text:p>549.78</text:p>
          </table:table-cell>
          <table:table-cell table:formula="of:=IF([.D2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5205" calcext:value-type="float">
            <text:p>52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]*PI()/30" office:value-type="float" office:value="545.066325397829" calcext:value-type="float">
            <text:p>545.07</text:p>
          </table:table-cell>
          <table:table-cell table:formula="of:=IF([.D2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5263" calcext:value-type="float">
            <text:p>526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2]*PI()/30" office:value-type="float" office:value="551.140071194769" calcext:value-type="float">
            <text:p>551.14</text:p>
          </table:table-cell>
          <table:table-cell table:formula="of:=IF([.D2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office:value-type="float" office:value="5259" calcext:value-type="float">
            <text:p>525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3]*PI()/30" office:value-type="float" office:value="550.721192174291" calcext:value-type="float">
            <text:p>550.72</text:p>
          </table:table-cell>
          <table:table-cell table:formula="of:=IF([.D2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99" calcext:value-type="float">
            <text:p>1099</text:p>
          </table:table-cell>
          <table:table-cell office:value-type="float" office:value="5256" calcext:value-type="float">
            <text:p>52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4]*PI()/30" office:value-type="float" office:value="550.407032908932" calcext:value-type="float">
            <text:p>550.41</text:p>
          </table:table-cell>
          <table:table-cell table:formula="of:=IF([.D2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office:value-type="float" office:value="5299" calcext:value-type="float">
            <text:p>529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5]*PI()/30" office:value-type="float" office:value="554.909982379077" calcext:value-type="float">
            <text:p>554.91</text:p>
          </table:table-cell>
          <table:table-cell table:formula="of:=IF([.D2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5253" calcext:value-type="float">
            <text:p>525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6]*PI()/30" office:value-type="float" office:value="550.092873643573" calcext:value-type="float">
            <text:p>550.09</text:p>
          </table:table-cell>
          <table:table-cell table:formula="of:=IF([.D2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5252" calcext:value-type="float">
            <text:p>52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7]*PI()/30" office:value-type="float" office:value="549.988153888453" calcext:value-type="float">
            <text:p>549.99</text:p>
          </table:table-cell>
          <table:table-cell table:formula="of:=IF([.D2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5251" calcext:value-type="float">
            <text:p>525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8]*PI()/30" office:value-type="float" office:value="549.883434133333" calcext:value-type="float">
            <text:p>549.88</text:p>
          </table:table-cell>
          <table:table-cell table:formula="of:=IF([.D2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9]*PI()/30" office:value-type="float" office:value="549.778714378214" calcext:value-type="float">
            <text:p>549.78</text:p>
          </table:table-cell>
          <table:table-cell table:formula="of:=IF([.D2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5295" calcext:value-type="float">
            <text:p>529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0]*PI()/30" office:value-type="float" office:value="554.491103358598" calcext:value-type="float">
            <text:p>554.49</text:p>
          </table:table-cell>
          <table:table-cell table:formula="of:=IF([.D3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5281" calcext:value-type="float">
            <text:p>528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1]*PI()/30" office:value-type="float" office:value="553.025026786923" calcext:value-type="float">
            <text:p>553.03</text:p>
          </table:table-cell>
          <table:table-cell table:formula="of:=IF([.D3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5271" calcext:value-type="float">
            <text:p>527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2]*PI()/30" office:value-type="float" office:value="551.977829235727" calcext:value-type="float">
            <text:p>551.98</text:p>
          </table:table-cell>
          <table:table-cell table:formula="of:=IF([.D3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5264" calcext:value-type="float">
            <text:p>52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3]*PI()/30" office:value-type="float" office:value="551.244790949889" calcext:value-type="float">
            <text:p>551.24</text:p>
          </table:table-cell>
          <table:table-cell table:formula="of:=IF([.D3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5259" calcext:value-type="float">
            <text:p>525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4]*PI()/30" office:value-type="float" office:value="550.721192174291" calcext:value-type="float">
            <text:p>550.72</text:p>
          </table:table-cell>
          <table:table-cell table:formula="of:=IF([.D3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5256" calcext:value-type="float">
            <text:p>52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5]*PI()/30" office:value-type="float" office:value="550.407032908932" calcext:value-type="float">
            <text:p>550.41</text:p>
          </table:table-cell>
          <table:table-cell table:formula="of:=IF([.D3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5254" calcext:value-type="float">
            <text:p>52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6]*PI()/30" office:value-type="float" office:value="550.197593398692" calcext:value-type="float">
            <text:p>550.20</text:p>
          </table:table-cell>
          <table:table-cell table:formula="of:=IF([.D3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5297" calcext:value-type="float">
            <text:p>52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7]*PI()/30" office:value-type="float" office:value="554.700542868838" calcext:value-type="float">
            <text:p>554.70</text:p>
          </table:table-cell>
          <table:table-cell table:formula="of:=IF([.D3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5237" calcext:value-type="float">
            <text:p>52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8]*PI()/30" office:value-type="float" office:value="548.417357561658" calcext:value-type="float">
            <text:p>548.42</text:p>
          </table:table-cell>
          <table:table-cell table:formula="of:=IF([.D3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5240" calcext:value-type="float">
            <text:p>52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9]*PI()/30" office:value-type="float" office:value="548.731516827017" calcext:value-type="float">
            <text:p>548.73</text:p>
          </table:table-cell>
          <table:table-cell table:formula="of:=IF([.D3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5288" calcext:value-type="float">
            <text:p>52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0]*PI()/30" office:value-type="float" office:value="553.758065072761" calcext:value-type="float">
            <text:p>553.76</text:p>
          </table:table-cell>
          <table:table-cell table:formula="of:=IF([.D4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5276" calcext:value-type="float">
            <text:p>52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1]*PI()/30" office:value-type="float" office:value="552.501428011325" calcext:value-type="float">
            <text:p>552.50</text:p>
          </table:table-cell>
          <table:table-cell table:formula="of:=IF([.D4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5268" calcext:value-type="float">
            <text:p>526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2]*PI()/30" office:value-type="float" office:value="551.663669970368" calcext:value-type="float">
            <text:p>551.66</text:p>
          </table:table-cell>
          <table:table-cell table:formula="of:=IF([.D4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5262" calcext:value-type="float">
            <text:p>526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3]*PI()/30" office:value-type="float" office:value="551.03535143965" calcext:value-type="float">
            <text:p>551.04</text:p>
          </table:table-cell>
          <table:table-cell table:formula="of:=IF([.D4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5213" calcext:value-type="float">
            <text:p>521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4]*PI()/30" office:value-type="float" office:value="545.904083438786" calcext:value-type="float">
            <text:p>545.90</text:p>
          </table:table-cell>
          <table:table-cell table:formula="of:=IF([.D4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5269" calcext:value-type="float">
            <text:p>526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5]*PI()/30" office:value-type="float" office:value="551.768389725487" calcext:value-type="float">
            <text:p>551.77</text:p>
          </table:table-cell>
          <table:table-cell table:formula="of:=IF([.D4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5263" calcext:value-type="float">
            <text:p>526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6]*PI()/30" office:value-type="float" office:value="551.140071194769" calcext:value-type="float">
            <text:p>551.14</text:p>
          </table:table-cell>
          <table:table-cell table:formula="of:=IF([.D4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5259" calcext:value-type="float">
            <text:p>525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7]*PI()/30" office:value-type="float" office:value="550.721192174291" calcext:value-type="float">
            <text:p>550.72</text:p>
          </table:table-cell>
          <table:table-cell table:formula="of:=IF([.D4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5301" calcext:value-type="float">
            <text:p>53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8]*PI()/30" office:value-type="float" office:value="555.119421889316" calcext:value-type="float">
            <text:p>555.12</text:p>
          </table:table-cell>
          <table:table-cell table:formula="of:=IF([.D4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5285" calcext:value-type="float">
            <text:p>52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9]*PI()/30" office:value-type="float" office:value="553.443905807402" calcext:value-type="float">
            <text:p>553.44</text:p>
          </table:table-cell>
          <table:table-cell table:formula="of:=IF([.D4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5229" calcext:value-type="float">
            <text:p>52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0]*PI()/30" office:value-type="float" office:value="547.579599520701" calcext:value-type="float">
            <text:p>547.58</text:p>
          </table:table-cell>
          <table:table-cell table:formula="of:=IF([.D5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5235" calcext:value-type="float">
            <text:p>52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1]*PI()/30" office:value-type="float" office:value="548.207918051419" calcext:value-type="float">
            <text:p>548.21</text:p>
          </table:table-cell>
          <table:table-cell table:formula="of:=IF([.D5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5284" calcext:value-type="float">
            <text:p>528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2]*PI()/30" office:value-type="float" office:value="553.339186052282" calcext:value-type="float">
            <text:p>553.34</text:p>
          </table:table-cell>
          <table:table-cell table:formula="of:=IF([.D5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5273" calcext:value-type="float">
            <text:p>52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3]*PI()/30" office:value-type="float" office:value="552.187268745966" calcext:value-type="float">
            <text:p>552.19</text:p>
          </table:table-cell>
          <table:table-cell table:formula="of:=IF([.D5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5266" calcext:value-type="float">
            <text:p>526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4]*PI()/30" office:value-type="float" office:value="551.454230460128" calcext:value-type="float">
            <text:p>551.45</text:p>
          </table:table-cell>
          <table:table-cell table:formula="of:=IF([.D5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651" calcext:value-type="float">
            <text:p>2651</text:p>
          </table:table-cell>
          <table:table-cell office:value-type="float" office:value="5230" calcext:value-type="float">
            <text:p>523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5]*PI()/30" office:value-type="float" office:value="547.684319275821" calcext:value-type="float">
            <text:p>547.68</text:p>
          </table:table-cell>
          <table:table-cell table:formula="of:=IF([.D5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701" calcext:value-type="float">
            <text:p>2701</text:p>
          </table:table-cell>
          <table:table-cell office:value-type="float" office:value="5236" calcext:value-type="float">
            <text:p>52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6]*PI()/30" office:value-type="float" office:value="548.312637806539" calcext:value-type="float">
            <text:p>548.31</text:p>
          </table:table-cell>
          <table:table-cell table:formula="of:=IF([.D5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751" calcext:value-type="float">
            <text:p>2751</text:p>
          </table:table-cell>
          <table:table-cell office:value-type="float" office:value="5285" calcext:value-type="float">
            <text:p>52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7]*PI()/30" office:value-type="float" office:value="553.443905807402" calcext:value-type="float">
            <text:p>553.44</text:p>
          </table:table-cell>
          <table:table-cell table:formula="of:=IF([.D5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801" calcext:value-type="float">
            <text:p>2801</text:p>
          </table:table-cell>
          <table:table-cell office:value-type="float" office:value="5274" calcext:value-type="float">
            <text:p>527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8]*PI()/30" office:value-type="float" office:value="552.291988501086" calcext:value-type="float">
            <text:p>552.29</text:p>
          </table:table-cell>
          <table:table-cell table:formula="of:=IF([.D5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851" calcext:value-type="float">
            <text:p>2851</text:p>
          </table:table-cell>
          <table:table-cell office:value-type="float" office:value="5266" calcext:value-type="float">
            <text:p>526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9]*PI()/30" office:value-type="float" office:value="551.454230460128" calcext:value-type="float">
            <text:p>551.45</text:p>
          </table:table-cell>
          <table:table-cell table:formula="of:=IF([.D5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901" calcext:value-type="float">
            <text:p>2901</text:p>
          </table:table-cell>
          <table:table-cell office:value-type="float" office:value="5306" calcext:value-type="float">
            <text:p>53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0]*PI()/30" office:value-type="float" office:value="555.643020664915" calcext:value-type="float">
            <text:p>555.64</text:p>
          </table:table-cell>
          <table:table-cell table:formula="of:=IF([.D6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951" calcext:value-type="float">
            <text:p>2951</text:p>
          </table:table-cell>
          <table:table-cell office:value-type="float" office:value="5244" calcext:value-type="float">
            <text:p>524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1]*PI()/30" office:value-type="float" office:value="549.150395847496" calcext:value-type="float">
            <text:p>549.15</text:p>
          </table:table-cell>
          <table:table-cell table:formula="of:=IF([.D6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001" calcext:value-type="float">
            <text:p>3001</text:p>
          </table:table-cell>
          <table:table-cell office:value-type="float" office:value="5245" calcext:value-type="float">
            <text:p>52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2]*PI()/30" office:value-type="float" office:value="549.255115602615" calcext:value-type="float">
            <text:p>549.26</text:p>
          </table:table-cell>
          <table:table-cell table:formula="of:=IF([.D6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051" calcext:value-type="float">
            <text:p>3051</text:p>
          </table:table-cell>
          <table:table-cell office:value-type="float" office:value="5246" calcext:value-type="float">
            <text:p>524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3]*PI()/30" office:value-type="float" office:value="549.359835357735" calcext:value-type="float">
            <text:p>549.36</text:p>
          </table:table-cell>
          <table:table-cell table:formula="of:=IF([.D6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101" calcext:value-type="float">
            <text:p>3101</text:p>
          </table:table-cell>
          <table:table-cell office:value-type="float" office:value="5247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4]*PI()/30" office:value-type="float" office:value="549.464555112855" calcext:value-type="float">
            <text:p>549.46</text:p>
          </table:table-cell>
          <table:table-cell table:formula="of:=IF([.D6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151" calcext:value-type="float">
            <text:p>3151</text:p>
          </table:table-cell>
          <table:table-cell office:value-type="float" office:value="5292" calcext:value-type="float">
            <text:p>529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5]*PI()/30" office:value-type="float" office:value="554.17694409324" calcext:value-type="float">
            <text:p>554.18</text:p>
          </table:table-cell>
          <table:table-cell table:formula="of:=IF([.D6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01" calcext:value-type="float">
            <text:p>3201</text:p>
          </table:table-cell>
          <table:table-cell office:value-type="float" office:value="5234" calcext:value-type="float">
            <text:p>523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6]*PI()/30" office:value-type="float" office:value="548.103198296299" calcext:value-type="float">
            <text:p>548.10</text:p>
          </table:table-cell>
          <table:table-cell table:formula="of:=IF([.D6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51" calcext:value-type="float">
            <text:p>3251</text:p>
          </table:table-cell>
          <table:table-cell office:value-type="float" office:value="5013" calcext:value-type="float">
            <text:p>501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7]*PI()/30" office:value-type="float" office:value="524.960132414854" calcext:value-type="float">
            <text:p>524.96</text:p>
          </table:table-cell>
          <table:table-cell table:formula="of:=IF([.D6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01" calcext:value-type="float">
            <text:p>3301</text:p>
          </table:table-cell>
          <table:table-cell office:value-type="float" office:value="4769" calcext:value-type="float">
            <text:p>476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8]*PI()/30" office:value-type="float" office:value="499.408512165658" calcext:value-type="float">
            <text:p>499.41</text:p>
          </table:table-cell>
          <table:table-cell table:formula="of:=IF([.D6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51" calcext:value-type="float">
            <text:p>3351</text:p>
          </table:table-cell>
          <table:table-cell office:value-type="float" office:value="4553" calcext:value-type="float">
            <text:p>455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9]*PI()/30" office:value-type="float" office:value="476.789045059811" calcext:value-type="float">
            <text:p>476.79</text:p>
          </table:table-cell>
          <table:table-cell table:formula="of:=IF([.D6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01" calcext:value-type="float">
            <text:p>3401</text:p>
          </table:table-cell>
          <table:table-cell office:value-type="float" office:value="4312" calcext:value-type="float">
            <text:p>431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70]*PI()/30" office:value-type="float" office:value="451.551584075973" calcext:value-type="float">
            <text:p>451.55</text:p>
          </table:table-cell>
          <table:table-cell table:formula="of:=IF([.D7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51" calcext:value-type="float">
            <text:p>3451</text:p>
          </table:table-cell>
          <table:table-cell office:value-type="float" office:value="4053" calcext:value-type="float">
            <text:p>405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71]*PI()/30" office:value-type="float" office:value="424.429167499981" calcext:value-type="float">
            <text:p>424.43</text:p>
          </table:table-cell>
          <table:table-cell table:formula="of:=IF([.D7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01" calcext:value-type="float">
            <text:p>3501</text:p>
          </table:table-cell>
          <table:table-cell office:value-type="float" office:value="3782" calcext:value-type="float">
            <text:p>378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72]*PI()/30" office:value-type="float" office:value="396.050113862553" calcext:value-type="float">
            <text:p>396.05</text:p>
          </table:table-cell>
          <table:table-cell table:formula="of:=IF([.D7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51" calcext:value-type="float">
            <text:p>3551</text:p>
          </table:table-cell>
          <table:table-cell office:value-type="float" office:value="3502" calcext:value-type="float">
            <text:p>350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73]*PI()/30" office:value-type="float" office:value="366.728582429049" calcext:value-type="float">
            <text:p>366.73</text:p>
          </table:table-cell>
          <table:table-cell table:formula="of:=IF([.D7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01" calcext:value-type="float">
            <text:p>3601</text:p>
          </table:table-cell>
          <table:table-cell office:value-type="float" office:value="3261" calcext:value-type="float">
            <text:p>326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74]*PI()/30" office:value-type="float" office:value="341.491121445211" calcext:value-type="float">
            <text:p>341.49</text:p>
          </table:table-cell>
          <table:table-cell table:formula="of:=IF([.D7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51" calcext:value-type="float">
            <text:p>3651</text:p>
          </table:table-cell>
          <table:table-cell office:value-type="float" office:value="3002" calcext:value-type="float">
            <text:p>300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75]*PI()/30" office:value-type="float" office:value="314.368704869219" calcext:value-type="float">
            <text:p>314.37</text:p>
          </table:table-cell>
          <table:table-cell table:formula="of:=IF([.D7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01" calcext:value-type="float">
            <text:p>3701</text:p>
          </table:table-cell>
          <table:table-cell office:value-type="float" office:value="2776" calcext:value-type="float">
            <text:p>27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76]*PI()/30" office:value-type="float" office:value="290.702040212176" calcext:value-type="float">
            <text:p>290.70</text:p>
          </table:table-cell>
          <table:table-cell table:formula="of:=IF([.D7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51" calcext:value-type="float">
            <text:p>3751</text:p>
          </table:table-cell>
          <table:table-cell office:value-type="float" office:value="2528" calcext:value-type="float">
            <text:p>25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77]*PI()/30" office:value-type="float" office:value="264.7315409425" calcext:value-type="float">
            <text:p>264.73</text:p>
          </table:table-cell>
          <table:table-cell table:formula="of:=IF([.D7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01" calcext:value-type="float">
            <text:p>3801</text:p>
          </table:table-cell>
          <table:table-cell office:value-type="float" office:value="2354" calcext:value-type="float">
            <text:p>235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78]*PI()/30" office:value-type="float" office:value="246.510303551679" calcext:value-type="float">
            <text:p>246.51</text:p>
          </table:table-cell>
          <table:table-cell table:formula="of:=IF([.D7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51" calcext:value-type="float">
            <text:p>3851</text:p>
          </table:table-cell>
          <table:table-cell office:value-type="float" office:value="2142" calcext:value-type="float">
            <text:p>21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79]*PI()/30" office:value-type="float" office:value="224.309715466311" calcext:value-type="float">
            <text:p>224.31</text:p>
          </table:table-cell>
          <table:table-cell table:formula="of:=IF([.D7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01" calcext:value-type="float">
            <text:p>3901</text:p>
          </table:table-cell>
          <table:table-cell office:value-type="float" office:value="1949" calcext:value-type="float">
            <text:p>194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0]*PI()/30" office:value-type="float" office:value="204.098802728217" calcext:value-type="float">
            <text:p>204.10</text:p>
          </table:table-cell>
          <table:table-cell table:formula="of:=IF([.D8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51" calcext:value-type="float">
            <text:p>3951</text:p>
          </table:table-cell>
          <table:table-cell office:value-type="float" office:value="1814" calcext:value-type="float">
            <text:p>181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1]*PI()/30" office:value-type="float" office:value="189.961635787063" calcext:value-type="float">
            <text:p>189.96</text:p>
          </table:table-cell>
          <table:table-cell table:formula="of:=IF([.D8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01" calcext:value-type="float">
            <text:p>4001</text:p>
          </table:table-cell>
          <table:table-cell office:value-type="float" office:value="1629" calcext:value-type="float">
            <text:p>162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2]*PI()/30" office:value-type="float" office:value="170.588481089926" calcext:value-type="float">
            <text:p>170.59</text:p>
          </table:table-cell>
          <table:table-cell table:formula="of:=IF([.D8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51" calcext:value-type="float">
            <text:p>405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3]*PI()/30" office:value-type="float" office:value="157.07963267949" calcext:value-type="float">
            <text:p>157.08</text:p>
          </table:table-cell>
          <table:table-cell table:formula="of:=IF([.D8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4]*PI()/30" office:value-type="float" office:value="137.601758227233" calcext:value-type="float">
            <text:p>137.60</text:p>
          </table:table-cell>
          <table:table-cell table:formula="of:=IF([.D8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52" calcext:value-type="float">
            <text:p>4152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5]*PI()/30" office:value-type="float" office:value="119.799399856891" calcext:value-type="float">
            <text:p>119.80</text:p>
          </table:table-cell>
          <table:table-cell table:formula="of:=IF([.D8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02" calcext:value-type="float">
            <text:p>4202</text:p>
          </table:table-cell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6]*PI()/30" office:value-type="float" office:value="112.050137978036" calcext:value-type="float">
            <text:p>112.05</text:p>
          </table:table-cell>
          <table:table-cell table:formula="of:=IF([.D8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52" calcext:value-type="float">
            <text:p>4252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7]*PI()/30" office:value-type="float" office:value="92.5722635257792" calcext:value-type="float">
            <text:p>92.57</text:p>
          </table:table-cell>
          <table:table-cell table:formula="of:=IF([.D8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02" calcext:value-type="float">
            <text:p>4302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8]*PI()/30" office:value-type="float" office:value="83.5663645854885" calcext:value-type="float">
            <text:p>83.57</text:p>
          </table:table-cell>
          <table:table-cell table:formula="of:=IF([.D8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52" calcext:value-type="float">
            <text:p>4352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9]*PI()/30" office:value-type="float" office:value="67.8584013175395" calcext:value-type="float">
            <text:p>67.86</text:p>
          </table:table-cell>
          <table:table-cell table:formula="of:=IF([.D8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02" calcext:value-type="float">
            <text:p>4402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0]*PI()/30" office:value-type="float" office:value="52.1504380495906" calcext:value-type="float">
            <text:p>52.15</text:p>
          </table:table-cell>
          <table:table-cell table:formula="of:=IF([.D9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52" calcext:value-type="float">
            <text:p>4452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1]*PI()/30" office:value-type="float" office:value="36.4424747816416" calcext:value-type="float">
            <text:p>36.44</text:p>
          </table:table-cell>
          <table:table-cell table:formula="of:=IF([.D9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02" calcext:value-type="float">
            <text:p>4502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2]*PI()/30" office:value-type="float" office:value="25.4469004940773" calcext:value-type="float">
            <text:p>25.45</text:p>
          </table:table-cell>
          <table:table-cell table:formula="of:=IF([.D9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52" calcext:value-type="float">
            <text:p>4552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3]*PI()/30" office:value-type="float" office:value="22.5147473507268" calcext:value-type="float">
            <text:p>22.51</text:p>
          </table:table-cell>
          <table:table-cell table:formula="of:=IF([.D9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02" calcext:value-type="float">
            <text:p>460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4]*PI()/30" office:value-type="float" office:value="15.707963267949" calcext:value-type="float">
            <text:p>15.71</text:p>
          </table:table-cell>
          <table:table-cell table:formula="of:=IF([.D9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52" calcext:value-type="float">
            <text:p>465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5]*PI()/30" office:value-type="float" office:value="10.9955742875643" calcext:value-type="float">
            <text:p>11.00</text:p>
          </table:table-cell>
          <table:table-cell table:formula="of:=IF([.D9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02" calcext:value-type="float">
            <text:p>470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6]*PI()/30" office:value-type="float" office:value="7.64454212373516" calcext:value-type="float">
            <text:p>7.64</text:p>
          </table:table-cell>
          <table:table-cell table:formula="of:=IF([.D9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52" calcext:value-type="float">
            <text:p>475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7]*PI()/30" office:value-type="float" office:value="5.34070751110265" calcext:value-type="float">
            <text:p>5.34</text:p>
          </table:table-cell>
          <table:table-cell table:formula="of:=IF([.D9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02" calcext:value-type="float">
            <text:p>480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8]*PI()/30" office:value-type="float" office:value="3.66519142918809" calcext:value-type="float">
            <text:p>3.67</text:p>
          </table:table-cell>
          <table:table-cell table:formula="of:=IF([.D9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52" calcext:value-type="float">
            <text:p>485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9]*PI()/30" office:value-type="float" office:value="2.51327412287183" calcext:value-type="float">
            <text:p>2.51</text:p>
          </table:table-cell>
          <table:table-cell table:formula="of:=IF([.D9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02" calcext:value-type="float">
            <text:p>490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0]*PI()/30" office:value-type="float" office:value="1.67551608191456" calcext:value-type="float">
            <text:p>1.68</text:p>
          </table:table-cell>
          <table:table-cell table:formula="of:=IF([.D10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52" calcext:value-type="float">
            <text:p>49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1]*PI()/30" office:value-type="float" office:value="1.15191730631626" calcext:value-type="float">
            <text:p>1.15</text:p>
          </table:table-cell>
          <table:table-cell table:formula="of:=IF([.D10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02" calcext:value-type="float">
            <text:p>50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2]*PI()/30" office:value-type="float" office:value="0.733038285837618" calcext:value-type="float">
            <text:p>0.73</text:p>
          </table:table-cell>
          <table:table-cell table:formula="of:=IF([.D10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52" calcext:value-type="float">
            <text:p>50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3]*PI()/30" office:value-type="float" office:value="0.418879020478639" calcext:value-type="float">
            <text:p>0.42</text:p>
          </table:table-cell>
          <table:table-cell table:formula="of:=IF([.D10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02" calcext:value-type="float">
            <text:p>51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4]*PI()/30" office:value-type="float" office:value="0.20943951023932" calcext:value-type="float">
            <text:p>0.21</text:p>
          </table:table-cell>
          <table:table-cell table:formula="of:=IF([.D10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52" calcext:value-type="float">
            <text:p>515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05]*PI()/30" office:value-type="float" office:value="0.10471975511966" calcext:value-type="float">
            <text:p>0.10</text:p>
          </table:table-cell>
          <table:table-cell table:formula="of:=IF([.D10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02" calcext:value-type="float">
            <text:p>5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6]*PI()/30" office:value-type="float" office:value="0" calcext:value-type="float">
            <text:p>0.00</text:p>
          </table:table-cell>
          <table:table-cell table:formula="of:=IF([.D10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52" calcext:value-type="float">
            <text:p>5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7]*PI()/30" office:value-type="float" office:value="0" calcext:value-type="float">
            <text:p>0.00</text:p>
          </table:table-cell>
          <table:table-cell table:formula="of:=IF([.D10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02" calcext:value-type="float">
            <text:p>53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8]*PI()/30" office:value-type="float" office:value="0" calcext:value-type="float">
            <text:p>0.00</text:p>
          </table:table-cell>
          <table:table-cell table:formula="of:=IF([.D10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52" calcext:value-type="float">
            <text:p>5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9]*PI()/30" office:value-type="float" office:value="0" calcext:value-type="float">
            <text:p>0.00</text:p>
          </table:table-cell>
          <table:table-cell table:formula="of:=IF([.D10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02" calcext:value-type="float">
            <text:p>54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10]*PI()/30" office:value-type="float" office:value="0" calcext:value-type="float">
            <text:p>0.00</text:p>
          </table:table-cell>
          <table:table-cell table:formula="of:=IF([.D11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52" calcext:value-type="float">
            <text:p>54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11]*PI()/30" office:value-type="float" office:value="0" calcext:value-type="float">
            <text:p>0.00</text:p>
          </table:table-cell>
          <table:table-cell table:formula="of:=IF([.D11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02" calcext:value-type="float">
            <text:p>5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12]*PI()/30" office:value-type="float" office:value="0" calcext:value-type="float">
            <text:p>0.00</text:p>
          </table:table-cell>
          <table:table-cell table:formula="of:=IF([.D11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52" calcext:value-type="float">
            <text:p>55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13]*PI()/30" office:value-type="float" office:value="0" calcext:value-type="float">
            <text:p>0.00</text:p>
          </table:table-cell>
          <table:table-cell table:formula="of:=IF([.D11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02" calcext:value-type="float">
            <text:p>56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14]*PI()/30" office:value-type="float" office:value="0" calcext:value-type="float">
            <text:p>0.00</text:p>
          </table:table-cell>
          <table:table-cell table:formula="of:=IF([.D11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52" calcext:value-type="float">
            <text:p>5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15]*PI()/30" office:value-type="float" office:value="0" calcext:value-type="float">
            <text:p>0.00</text:p>
          </table:table-cell>
          <table:table-cell table:formula="of:=IF([.D115]=0;12;0)" office:value-type="float" office:value="0" calcext:value-type="float">
            <text:p>0</text:p>
          </table:table-cell>
        </table:table-row>
      </table:table>
      <table:table table:name="estimacion_3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PI()/30" office:value-type="float" office:value="0" calcext:value-type="float">
            <text:p>0.00</text:p>
          </table:table-cell>
          <table:table-cell table:formula="of:=IF([.D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]*PI()/30" office:value-type="float" office:value="0" calcext:value-type="float">
            <text:p>0.00</text:p>
          </table:table-cell>
          <table:table-cell table:formula="of:=IF([.D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]*PI()/30" office:value-type="float" office:value="0" calcext:value-type="float">
            <text:p>0.00</text:p>
          </table:table-cell>
          <table:table-cell table:formula="of:=IF([.D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*PI()/30" office:value-type="float" office:value="0" calcext:value-type="float">
            <text:p>0.00</text:p>
          </table:table-cell>
          <table:table-cell table:formula="of:=IF([.D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PI()/30" office:value-type="float" office:value="0" calcext:value-type="float">
            <text:p>0.00</text:p>
          </table:table-cell>
          <table:table-cell table:formula="of:=IF([.D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7]*PI()/30" office:value-type="float" office:value="0" calcext:value-type="float">
            <text:p>0.00</text:p>
          </table:table-cell>
          <table:table-cell table:formula="of:=IF([.D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]*PI()/30" office:value-type="float" office:value="0" calcext:value-type="float">
            <text:p>0.00</text:p>
          </table:table-cell>
          <table:table-cell table:formula="of:=IF([.D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]*PI()/30" office:value-type="float" office:value="0" calcext:value-type="float">
            <text:p>0.00</text:p>
          </table:table-cell>
          <table:table-cell table:formula="of:=IF([.D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]*PI()/30" office:value-type="float" office:value="0" calcext:value-type="float">
            <text:p>0.00</text:p>
          </table:table-cell>
          <table:table-cell table:formula="of:=IF([.D1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1]*PI()/30" office:value-type="float" office:value="0" calcext:value-type="float">
            <text:p>0.00</text:p>
          </table:table-cell>
          <table:table-cell table:formula="of:=IF([.D1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2]*PI()/30" office:value-type="float" office:value="0" calcext:value-type="float">
            <text:p>0.00</text:p>
          </table:table-cell>
          <table:table-cell table:formula="of:=IF([.D1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3]*PI()/30" office:value-type="float" office:value="0" calcext:value-type="float">
            <text:p>0.00</text:p>
          </table:table-cell>
          <table:table-cell table:formula="of:=IF([.D1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4]*PI()/30" office:value-type="float" office:value="0" calcext:value-type="float">
            <text:p>0.00</text:p>
          </table:table-cell>
          <table:table-cell table:formula="of:=IF([.D1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5]*PI()/30" office:value-type="float" office:value="0" calcext:value-type="float">
            <text:p>0.00</text:p>
          </table:table-cell>
          <table:table-cell table:formula="of:=IF([.D1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6]*PI()/30" office:value-type="float" office:value="0" calcext:value-type="float">
            <text:p>0.00</text:p>
          </table:table-cell>
          <table:table-cell table:formula="of:=IF([.D1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]*PI()/30" office:value-type="float" office:value="0" calcext:value-type="float">
            <text:p>0.00</text:p>
          </table:table-cell>
          <table:table-cell table:formula="of:=IF([.D1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8]*PI()/30" office:value-type="float" office:value="0" calcext:value-type="float">
            <text:p>0.00</text:p>
          </table:table-cell>
          <table:table-cell table:formula="of:=IF([.D1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9]*PI()/30" office:value-type="float" office:value="0" calcext:value-type="float">
            <text:p>0.00</text:p>
          </table:table-cell>
          <table:table-cell table:formula="of:=IF([.D1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0]*PI()/30" office:value-type="float" office:value="0" calcext:value-type="float">
            <text:p>0.00</text:p>
          </table:table-cell>
          <table:table-cell table:formula="of:=IF([.D2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1]*PI()/30" office:value-type="float" office:value="0" calcext:value-type="float">
            <text:p>0.00</text:p>
          </table:table-cell>
          <table:table-cell table:formula="of:=IF([.D2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2]*PI()/30" office:value-type="float" office:value="0" calcext:value-type="float">
            <text:p>0.00</text:p>
          </table:table-cell>
          <table:table-cell table:formula="of:=IF([.D2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3]*PI()/30" office:value-type="float" office:value="0" calcext:value-type="float">
            <text:p>0.00</text:p>
          </table:table-cell>
          <table:table-cell table:formula="of:=IF([.D2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4]*PI()/30" office:value-type="float" office:value="0" calcext:value-type="float">
            <text:p>0.00</text:p>
          </table:table-cell>
          <table:table-cell table:formula="of:=IF([.D2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5]*PI()/30" office:value-type="float" office:value="0" calcext:value-type="float">
            <text:p>0.00</text:p>
          </table:table-cell>
          <table:table-cell table:formula="of:=IF([.D2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6]*PI()/30" office:value-type="float" office:value="0" calcext:value-type="float">
            <text:p>0.00</text:p>
          </table:table-cell>
          <table:table-cell table:formula="of:=IF([.D2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7]*PI()/30" office:value-type="float" office:value="0" calcext:value-type="float">
            <text:p>0.00</text:p>
          </table:table-cell>
          <table:table-cell table:formula="of:=IF([.D2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8]*PI()/30" office:value-type="float" office:value="0" calcext:value-type="float">
            <text:p>0.00</text:p>
          </table:table-cell>
          <table:table-cell table:formula="of:=IF([.D2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9]*PI()/30" office:value-type="float" office:value="0" calcext:value-type="float">
            <text:p>0.00</text:p>
          </table:table-cell>
          <table:table-cell table:formula="of:=IF([.D2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0]*PI()/30" office:value-type="float" office:value="0" calcext:value-type="float">
            <text:p>0.00</text:p>
          </table:table-cell>
          <table:table-cell table:formula="of:=IF([.D3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1]*PI()/30" office:value-type="float" office:value="0" calcext:value-type="float">
            <text:p>0.00</text:p>
          </table:table-cell>
          <table:table-cell table:formula="of:=IF([.D3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32]*PI()/30" office:value-type="float" office:value="0" calcext:value-type="float">
            <text:p>0.00</text:p>
          </table:table-cell>
          <table:table-cell table:formula="of:=IF([.D3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3]*PI()/30" office:value-type="float" office:value="65.9734457253857" calcext:value-type="float">
            <text:p>65.97</text:p>
          </table:table-cell>
          <table:table-cell table:formula="of:=IF([.D3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1701" calcext:value-type="float">
            <text:p>17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4]*PI()/30" office:value-type="float" office:value="178.128303458541" calcext:value-type="float">
            <text:p>178.13</text:p>
          </table:table-cell>
          <table:table-cell table:formula="of:=IF([.D3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2675" calcext:value-type="float">
            <text:p>26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5]*PI()/30" office:value-type="float" office:value="280.12534494509" calcext:value-type="float">
            <text:p>280.13</text:p>
          </table:table-cell>
          <table:table-cell table:formula="of:=IF([.D3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3402" calcext:value-type="float">
            <text:p>34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6]*PI()/30" office:value-type="float" office:value="356.256606917083" calcext:value-type="float">
            <text:p>356.26</text:p>
          </table:table-cell>
          <table:table-cell table:formula="of:=IF([.D3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3956" calcext:value-type="float">
            <text:p>39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7]*PI()/30" office:value-type="float" office:value="414.271351253374" calcext:value-type="float">
            <text:p>414.27</text:p>
          </table:table-cell>
          <table:table-cell table:formula="of:=IF([.D3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4299" calcext:value-type="float">
            <text:p>429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8]*PI()/30" office:value-type="float" office:value="450.190227259417" calcext:value-type="float">
            <text:p>450.19</text:p>
          </table:table-cell>
          <table:table-cell table:formula="of:=IF([.D3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4629" calcext:value-type="float">
            <text:p>46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9]*PI()/30" office:value-type="float" office:value="484.747746448905" calcext:value-type="float">
            <text:p>484.75</text:p>
          </table:table-cell>
          <table:table-cell table:formula="of:=IF([.D3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4770" calcext:value-type="float">
            <text:p>477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0]*PI()/30" office:value-type="float" office:value="499.513231920777" calcext:value-type="float">
            <text:p>499.51</text:p>
          </table:table-cell>
          <table:table-cell table:formula="of:=IF([.D4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4959" calcext:value-type="float">
            <text:p>495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1]*PI()/30" office:value-type="float" office:value="519.305265638393" calcext:value-type="float">
            <text:p>519.31</text:p>
          </table:table-cell>
          <table:table-cell table:formula="of:=IF([.D4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5046" calcext:value-type="float">
            <text:p>504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2]*PI()/30" office:value-type="float" office:value="528.415884333803" calcext:value-type="float">
            <text:p>528.42</text:p>
          </table:table-cell>
          <table:table-cell table:formula="of:=IF([.D4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5107" calcext:value-type="float">
            <text:p>510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3]*PI()/30" office:value-type="float" office:value="534.803789396102" calcext:value-type="float">
            <text:p>534.80</text:p>
          </table:table-cell>
          <table:table-cell table:formula="of:=IF([.D4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5104" calcext:value-type="float">
            <text:p>51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4]*PI()/30" office:value-type="float" office:value="534.489630130743" calcext:value-type="float">
            <text:p>534.49</text:p>
          </table:table-cell>
          <table:table-cell table:formula="of:=IF([.D4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5147" calcext:value-type="float">
            <text:p>51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5]*PI()/30" office:value-type="float" office:value="538.992579600889" calcext:value-type="float">
            <text:p>538.99</text:p>
          </table:table-cell>
          <table:table-cell table:formula="of:=IF([.D4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5177" calcext:value-type="float">
            <text:p>517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6]*PI()/30" office:value-type="float" office:value="542.134172254479" calcext:value-type="float">
            <text:p>542.13</text:p>
          </table:table-cell>
          <table:table-cell table:formula="of:=IF([.D4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5243" calcext:value-type="float">
            <text:p>52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7]*PI()/30" office:value-type="float" office:value="549.045676092376" calcext:value-type="float">
            <text:p>549.05</text:p>
          </table:table-cell>
          <table:table-cell table:formula="of:=IF([.D4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5245" calcext:value-type="float">
            <text:p>52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8]*PI()/30" office:value-type="float" office:value="549.255115602615" calcext:value-type="float">
            <text:p>549.26</text:p>
          </table:table-cell>
          <table:table-cell table:formula="of:=IF([.D4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5246" calcext:value-type="float">
            <text:p>524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9]*PI()/30" office:value-type="float" office:value="549.359835357735" calcext:value-type="float">
            <text:p>549.36</text:p>
          </table:table-cell>
          <table:table-cell table:formula="of:=IF([.D4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5202" calcext:value-type="float">
            <text:p>52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0]*PI()/30" office:value-type="float" office:value="544.75216613247" calcext:value-type="float">
            <text:p>544.75</text:p>
          </table:table-cell>
          <table:table-cell table:formula="of:=IF([.D5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5216" calcext:value-type="float">
            <text:p>52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1]*PI()/30" office:value-type="float" office:value="546.218242704145" calcext:value-type="float">
            <text:p>546.22</text:p>
          </table:table-cell>
          <table:table-cell table:formula="of:=IF([.D5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5271" calcext:value-type="float">
            <text:p>527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2]*PI()/30" office:value-type="float" office:value="551.977829235727" calcext:value-type="float">
            <text:p>551.98</text:p>
          </table:table-cell>
          <table:table-cell table:formula="of:=IF([.D5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5264" calcext:value-type="float">
            <text:p>52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3]*PI()/30" office:value-type="float" office:value="551.244790949889" calcext:value-type="float">
            <text:p>551.24</text:p>
          </table:table-cell>
          <table:table-cell table:formula="of:=IF([.D5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5259" calcext:value-type="float">
            <text:p>525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4]*PI()/30" office:value-type="float" office:value="550.721192174291" calcext:value-type="float">
            <text:p>550.72</text:p>
          </table:table-cell>
          <table:table-cell table:formula="of:=IF([.D5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651" calcext:value-type="float">
            <text:p>2651</text:p>
          </table:table-cell>
          <table:table-cell office:value-type="float" office:value="5225" calcext:value-type="float">
            <text:p>52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5]*PI()/30" office:value-type="float" office:value="547.160720500222" calcext:value-type="float">
            <text:p>547.16</text:p>
          </table:table-cell>
          <table:table-cell table:formula="of:=IF([.D5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701" calcext:value-type="float">
            <text:p>2701</text:p>
          </table:table-cell>
          <table:table-cell office:value-type="float" office:value="5232" calcext:value-type="float">
            <text:p>52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6]*PI()/30" office:value-type="float" office:value="547.89375878606" calcext:value-type="float">
            <text:p>547.89</text:p>
          </table:table-cell>
          <table:table-cell table:formula="of:=IF([.D5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751" calcext:value-type="float">
            <text:p>2751</text:p>
          </table:table-cell>
          <table:table-cell office:value-type="float" office:value="5237" calcext:value-type="float">
            <text:p>52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7]*PI()/30" office:value-type="float" office:value="548.417357561658" calcext:value-type="float">
            <text:p>548.42</text:p>
          </table:table-cell>
          <table:table-cell table:formula="of:=IF([.D5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801" calcext:value-type="float">
            <text:p>2801</text:p>
          </table:table-cell>
          <table:table-cell office:value-type="float" office:value="5240" calcext:value-type="float">
            <text:p>52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8]*PI()/30" office:value-type="float" office:value="548.731516827017" calcext:value-type="float">
            <text:p>548.73</text:p>
          </table:table-cell>
          <table:table-cell table:formula="of:=IF([.D5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851" calcext:value-type="float">
            <text:p>2851</text:p>
          </table:table-cell>
          <table:table-cell office:value-type="float" office:value="5243" calcext:value-type="float">
            <text:p>52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9]*PI()/30" office:value-type="float" office:value="549.045676092376" calcext:value-type="float">
            <text:p>549.05</text:p>
          </table:table-cell>
          <table:table-cell table:formula="of:=IF([.D5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901" calcext:value-type="float">
            <text:p>2901</text:p>
          </table:table-cell>
          <table:table-cell office:value-type="float" office:value="5290" calcext:value-type="float">
            <text:p>529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0]*PI()/30" office:value-type="float" office:value="553.967504583" calcext:value-type="float">
            <text:p>553.97</text:p>
          </table:table-cell>
          <table:table-cell table:formula="of:=IF([.D6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951" calcext:value-type="float">
            <text:p>2951</text:p>
          </table:table-cell>
          <table:table-cell office:value-type="float" office:value="5233" calcext:value-type="float">
            <text:p>523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1]*PI()/30" office:value-type="float" office:value="547.99847854118" calcext:value-type="float">
            <text:p>548.00</text:p>
          </table:table-cell>
          <table:table-cell table:formula="of:=IF([.D6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001" calcext:value-type="float">
            <text:p>3001</text:p>
          </table:table-cell>
          <table:table-cell office:value-type="float" office:value="5238" calcext:value-type="float">
            <text:p>52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2]*PI()/30" office:value-type="float" office:value="548.522077316778" calcext:value-type="float">
            <text:p>548.52</text:p>
          </table:table-cell>
          <table:table-cell table:formula="of:=IF([.D6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051" calcext:value-type="float">
            <text:p>3051</text:p>
          </table:table-cell>
          <table:table-cell office:value-type="float" office:value="5241" calcext:value-type="float">
            <text:p>52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3]*PI()/30" office:value-type="float" office:value="548.836236582137" calcext:value-type="float">
            <text:p>548.84</text:p>
          </table:table-cell>
          <table:table-cell table:formula="of:=IF([.D6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101" calcext:value-type="float">
            <text:p>3101</text:p>
          </table:table-cell>
          <table:table-cell office:value-type="float" office:value="5243" calcext:value-type="float">
            <text:p>52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4]*PI()/30" office:value-type="float" office:value="549.045676092376" calcext:value-type="float">
            <text:p>549.05</text:p>
          </table:table-cell>
          <table:table-cell table:formula="of:=IF([.D6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151" calcext:value-type="float">
            <text:p>3151</text:p>
          </table:table-cell>
          <table:table-cell office:value-type="float" office:value="5245" calcext:value-type="float">
            <text:p>52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5]*PI()/30" office:value-type="float" office:value="549.255115602615" calcext:value-type="float">
            <text:p>549.26</text:p>
          </table:table-cell>
          <table:table-cell table:formula="of:=IF([.D6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201" calcext:value-type="float">
            <text:p>3201</text:p>
          </table:table-cell>
          <table:table-cell office:value-type="float" office:value="5246" calcext:value-type="float">
            <text:p>524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6]*PI()/30" office:value-type="float" office:value="549.359835357735" calcext:value-type="float">
            <text:p>549.36</text:p>
          </table:table-cell>
          <table:table-cell table:formula="of:=IF([.D6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251" calcext:value-type="float">
            <text:p>3251</text:p>
          </table:table-cell>
          <table:table-cell office:value-type="float" office:value="5247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7]*PI()/30" office:value-type="float" office:value="549.464555112855" calcext:value-type="float">
            <text:p>549.46</text:p>
          </table:table-cell>
          <table:table-cell table:formula="of:=IF([.D6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01" calcext:value-type="float">
            <text:p>3301</text:p>
          </table:table-cell>
          <table:table-cell office:value-type="float" office:value="5247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8]*PI()/30" office:value-type="float" office:value="549.464555112855" calcext:value-type="float">
            <text:p>549.46</text:p>
          </table:table-cell>
          <table:table-cell table:formula="of:=IF([.D6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51" calcext:value-type="float">
            <text:p>3351</text:p>
          </table:table-cell>
          <table:table-cell office:value-type="float" office:value="5247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9]*PI()/30" office:value-type="float" office:value="549.464555112855" calcext:value-type="float">
            <text:p>549.46</text:p>
          </table:table-cell>
          <table:table-cell table:formula="of:=IF([.D6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01" calcext:value-type="float">
            <text:p>3401</text:p>
          </table:table-cell>
          <table:table-cell office:value-type="float" office:value="5247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0]*PI()/30" office:value-type="float" office:value="549.464555112855" calcext:value-type="float">
            <text:p>549.46</text:p>
          </table:table-cell>
          <table:table-cell table:formula="of:=IF([.D7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51" calcext:value-type="float">
            <text:p>3451</text:p>
          </table:table-cell>
          <table:table-cell office:value-type="float" office:value="5247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1]*PI()/30" office:value-type="float" office:value="549.464555112855" calcext:value-type="float">
            <text:p>549.46</text:p>
          </table:table-cell>
          <table:table-cell table:formula="of:=IF([.D7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501" calcext:value-type="float">
            <text:p>3501</text:p>
          </table:table-cell>
          <table:table-cell office:value-type="float" office:value="5247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2]*PI()/30" office:value-type="float" office:value="549.464555112855" calcext:value-type="float">
            <text:p>549.46</text:p>
          </table:table-cell>
          <table:table-cell table:formula="of:=IF([.D7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551" calcext:value-type="float">
            <text:p>3551</text:p>
          </table:table-cell>
          <table:table-cell office:value-type="float" office:value="5247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3]*PI()/30" office:value-type="float" office:value="549.464555112855" calcext:value-type="float">
            <text:p>549.46</text:p>
          </table:table-cell>
          <table:table-cell table:formula="of:=IF([.D7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601" calcext:value-type="float">
            <text:p>3601</text:p>
          </table:table-cell>
          <table:table-cell office:value-type="float" office:value="5247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4]*PI()/30" office:value-type="float" office:value="549.464555112855" calcext:value-type="float">
            <text:p>549.46</text:p>
          </table:table-cell>
          <table:table-cell table:formula="of:=IF([.D7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651" calcext:value-type="float">
            <text:p>3651</text:p>
          </table:table-cell>
          <table:table-cell office:value-type="float" office:value="5247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5]*PI()/30" office:value-type="float" office:value="549.464555112855" calcext:value-type="float">
            <text:p>549.46</text:p>
          </table:table-cell>
          <table:table-cell table:formula="of:=IF([.D7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01" calcext:value-type="float">
            <text:p>3701</text:p>
          </table:table-cell>
          <table:table-cell office:value-type="float" office:value="5247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6]*PI()/30" office:value-type="float" office:value="549.464555112855" calcext:value-type="float">
            <text:p>549.46</text:p>
          </table:table-cell>
          <table:table-cell table:formula="of:=IF([.D7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51" calcext:value-type="float">
            <text:p>3751</text:p>
          </table:table-cell>
          <table:table-cell office:value-type="float" office:value="5247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7]*PI()/30" office:value-type="float" office:value="549.464555112855" calcext:value-type="float">
            <text:p>549.46</text:p>
          </table:table-cell>
          <table:table-cell table:formula="of:=IF([.D7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801" calcext:value-type="float">
            <text:p>3801</text:p>
          </table:table-cell>
          <table:table-cell office:value-type="float" office:value="5247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8]*PI()/30" office:value-type="float" office:value="549.464555112855" calcext:value-type="float">
            <text:p>549.46</text:p>
          </table:table-cell>
          <table:table-cell table:formula="of:=IF([.D7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851" calcext:value-type="float">
            <text:p>3851</text:p>
          </table:table-cell>
          <table:table-cell office:value-type="float" office:value="5247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9]*PI()/30" office:value-type="float" office:value="549.464555112855" calcext:value-type="float">
            <text:p>549.46</text:p>
          </table:table-cell>
          <table:table-cell table:formula="of:=IF([.D7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901" calcext:value-type="float">
            <text:p>3901</text:p>
          </table:table-cell>
          <table:table-cell office:value-type="float" office:value="5247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0]*PI()/30" office:value-type="float" office:value="549.464555112855" calcext:value-type="float">
            <text:p>549.46</text:p>
          </table:table-cell>
          <table:table-cell table:formula="of:=IF([.D8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951" calcext:value-type="float">
            <text:p>3951</text:p>
          </table:table-cell>
          <table:table-cell office:value-type="float" office:value="5247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1]*PI()/30" office:value-type="float" office:value="549.464555112855" calcext:value-type="float">
            <text:p>549.46</text:p>
          </table:table-cell>
          <table:table-cell table:formula="of:=IF([.D8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001" calcext:value-type="float">
            <text:p>4001</text:p>
          </table:table-cell>
          <table:table-cell office:value-type="float" office:value="5247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2]*PI()/30" office:value-type="float" office:value="549.464555112855" calcext:value-type="float">
            <text:p>549.46</text:p>
          </table:table-cell>
          <table:table-cell table:formula="of:=IF([.D8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051" calcext:value-type="float">
            <text:p>4051</text:p>
          </table:table-cell>
          <table:table-cell office:value-type="float" office:value="5247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3]*PI()/30" office:value-type="float" office:value="549.464555112855" calcext:value-type="float">
            <text:p>549.46</text:p>
          </table:table-cell>
          <table:table-cell table:formula="of:=IF([.D8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5261" calcext:value-type="float">
            <text:p>52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4]*PI()/30" office:value-type="float" office:value="550.93063168453" calcext:value-type="float">
            <text:p>550.93</text:p>
          </table:table-cell>
          <table:table-cell table:formula="of:=IF([.D8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152" calcext:value-type="float">
            <text:p>4152</text:p>
          </table:table-cell>
          <table:table-cell office:value-type="float" office:value="5212" calcext:value-type="float">
            <text:p>52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5]*PI()/30" office:value-type="float" office:value="545.799363683667" calcext:value-type="float">
            <text:p>545.80</text:p>
          </table:table-cell>
          <table:table-cell table:formula="of:=IF([.D8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202" calcext:value-type="float">
            <text:p>4202</text:p>
          </table:table-cell>
          <table:table-cell office:value-type="float" office:value="5268" calcext:value-type="float">
            <text:p>526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6]*PI()/30" office:value-type="float" office:value="551.663669970368" calcext:value-type="float">
            <text:p>551.66</text:p>
          </table:table-cell>
          <table:table-cell table:formula="of:=IF([.D8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252" calcext:value-type="float">
            <text:p>4252</text:p>
          </table:table-cell>
          <table:table-cell office:value-type="float" office:value="5262" calcext:value-type="float">
            <text:p>526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7]*PI()/30" office:value-type="float" office:value="551.03535143965" calcext:value-type="float">
            <text:p>551.04</text:p>
          </table:table-cell>
          <table:table-cell table:formula="of:=IF([.D8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302" calcext:value-type="float">
            <text:p>4302</text:p>
          </table:table-cell>
          <table:table-cell office:value-type="float" office:value="5258" calcext:value-type="float">
            <text:p>525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8]*PI()/30" office:value-type="float" office:value="550.616472419171" calcext:value-type="float">
            <text:p>550.62</text:p>
          </table:table-cell>
          <table:table-cell table:formula="of:=IF([.D8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352" calcext:value-type="float">
            <text:p>4352</text:p>
          </table:table-cell>
          <table:table-cell office:value-type="float" office:value="5255" calcext:value-type="float">
            <text:p>5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9]*PI()/30" office:value-type="float" office:value="550.302313153812" calcext:value-type="float">
            <text:p>550.30</text:p>
          </table:table-cell>
          <table:table-cell table:formula="of:=IF([.D8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402" calcext:value-type="float">
            <text:p>4402</text:p>
          </table:table-cell>
          <table:table-cell office:value-type="float" office:value="5208" calcext:value-type="float">
            <text:p>52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0]*PI()/30" office:value-type="float" office:value="545.380484663188" calcext:value-type="float">
            <text:p>545.38</text:p>
          </table:table-cell>
          <table:table-cell table:formula="of:=IF([.D9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452" calcext:value-type="float">
            <text:p>4452</text:p>
          </table:table-cell>
          <table:table-cell office:value-type="float" office:value="5220" calcext:value-type="float">
            <text:p>522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1]*PI()/30" office:value-type="float" office:value="546.637121724624" calcext:value-type="float">
            <text:p>546.64</text:p>
          </table:table-cell>
          <table:table-cell table:formula="of:=IF([.D9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502" calcext:value-type="float">
            <text:p>4502</text:p>
          </table:table-cell>
          <table:table-cell office:value-type="float" office:value="5274" calcext:value-type="float">
            <text:p>527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2]*PI()/30" office:value-type="float" office:value="552.291988501086" calcext:value-type="float">
            <text:p>552.29</text:p>
          </table:table-cell>
          <table:table-cell table:formula="of:=IF([.D9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552" calcext:value-type="float">
            <text:p>4552</text:p>
          </table:table-cell>
          <table:table-cell office:value-type="float" office:value="5221" calcext:value-type="float">
            <text:p>52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3]*PI()/30" office:value-type="float" office:value="546.741841479744" calcext:value-type="float">
            <text:p>546.74</text:p>
          </table:table-cell>
          <table:table-cell table:formula="of:=IF([.D9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602" calcext:value-type="float">
            <text:p>4602</text:p>
          </table:table-cell>
          <table:table-cell office:value-type="float" office:value="5274" calcext:value-type="float">
            <text:p>527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4]*PI()/30" office:value-type="float" office:value="552.291988501086" calcext:value-type="float">
            <text:p>552.29</text:p>
          </table:table-cell>
          <table:table-cell table:formula="of:=IF([.D9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652" calcext:value-type="float">
            <text:p>4652</text:p>
          </table:table-cell>
          <table:table-cell office:value-type="float" office:value="5266" calcext:value-type="float">
            <text:p>526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5]*PI()/30" office:value-type="float" office:value="551.454230460128" calcext:value-type="float">
            <text:p>551.45</text:p>
          </table:table-cell>
          <table:table-cell table:formula="of:=IF([.D9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702" calcext:value-type="float">
            <text:p>4702</text:p>
          </table:table-cell>
          <table:table-cell office:value-type="float" office:value="5216" calcext:value-type="float">
            <text:p>52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6]*PI()/30" office:value-type="float" office:value="546.218242704145" calcext:value-type="float">
            <text:p>546.22</text:p>
          </table:table-cell>
          <table:table-cell table:formula="of:=IF([.D9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752" calcext:value-type="float">
            <text:p>4752</text:p>
          </table:table-cell>
          <table:table-cell office:value-type="float" office:value="5226" calcext:value-type="float">
            <text:p>522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7]*PI()/30" office:value-type="float" office:value="547.265440255342" calcext:value-type="float">
            <text:p>547.27</text:p>
          </table:table-cell>
          <table:table-cell table:formula="of:=IF([.D9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802" calcext:value-type="float">
            <text:p>4802</text:p>
          </table:table-cell>
          <table:table-cell office:value-type="float" office:value="5233" calcext:value-type="float">
            <text:p>523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8]*PI()/30" office:value-type="float" office:value="547.99847854118" calcext:value-type="float">
            <text:p>548.00</text:p>
          </table:table-cell>
          <table:table-cell table:formula="of:=IF([.D9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852" calcext:value-type="float">
            <text:p>4852</text:p>
          </table:table-cell>
          <table:table-cell office:value-type="float" office:value="5238" calcext:value-type="float">
            <text:p>52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9]*PI()/30" office:value-type="float" office:value="548.522077316778" calcext:value-type="float">
            <text:p>548.52</text:p>
          </table:table-cell>
          <table:table-cell table:formula="of:=IF([.D9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902" calcext:value-type="float">
            <text:p>4902</text:p>
          </table:table-cell>
          <table:table-cell office:value-type="float" office:value="5286" calcext:value-type="float">
            <text:p>5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0]*PI()/30" office:value-type="float" office:value="553.548625562522" calcext:value-type="float">
            <text:p>553.55</text:p>
          </table:table-cell>
          <table:table-cell table:formula="of:=IF([.D10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952" calcext:value-type="float">
            <text:p>4952</text:p>
          </table:table-cell>
          <table:table-cell office:value-type="float" office:value="5275" calcext:value-type="float">
            <text:p>52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1]*PI()/30" office:value-type="float" office:value="552.396708256205" calcext:value-type="float">
            <text:p>552.40</text:p>
          </table:table-cell>
          <table:table-cell table:formula="of:=IF([.D10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002" calcext:value-type="float">
            <text:p>5002</text:p>
          </table:table-cell>
          <table:table-cell office:value-type="float" office:value="5222" calcext:value-type="float">
            <text:p>522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2]*PI()/30" office:value-type="float" office:value="546.846561234863" calcext:value-type="float">
            <text:p>546.85</text:p>
          </table:table-cell>
          <table:table-cell table:formula="of:=IF([.D10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052" calcext:value-type="float">
            <text:p>5052</text:p>
          </table:table-cell>
          <table:table-cell office:value-type="float" office:value="5230" calcext:value-type="float">
            <text:p>523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3]*PI()/30" office:value-type="float" office:value="547.684319275821" calcext:value-type="float">
            <text:p>547.68</text:p>
          </table:table-cell>
          <table:table-cell table:formula="of:=IF([.D10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102" calcext:value-type="float">
            <text:p>5102</text:p>
          </table:table-cell>
          <table:table-cell office:value-type="float" office:value="5236" calcext:value-type="float">
            <text:p>52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4]*PI()/30" office:value-type="float" office:value="548.312637806539" calcext:value-type="float">
            <text:p>548.31</text:p>
          </table:table-cell>
          <table:table-cell table:formula="of:=IF([.D10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152" calcext:value-type="float">
            <text:p>5152</text:p>
          </table:table-cell>
          <table:table-cell office:value-type="float" office:value="5285" calcext:value-type="float">
            <text:p>52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5]*PI()/30" office:value-type="float" office:value="553.443905807402" calcext:value-type="float">
            <text:p>553.44</text:p>
          </table:table-cell>
          <table:table-cell table:formula="of:=IF([.D10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202" calcext:value-type="float">
            <text:p>5202</text:p>
          </table:table-cell>
          <table:table-cell office:value-type="float" office:value="5274" calcext:value-type="float">
            <text:p>527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6]*PI()/30" office:value-type="float" office:value="552.291988501086" calcext:value-type="float">
            <text:p>552.29</text:p>
          </table:table-cell>
          <table:table-cell table:formula="of:=IF([.D10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252" calcext:value-type="float">
            <text:p>5252</text:p>
          </table:table-cell>
          <table:table-cell office:value-type="float" office:value="5221" calcext:value-type="float">
            <text:p>52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7]*PI()/30" office:value-type="float" office:value="546.741841479744" calcext:value-type="float">
            <text:p>546.74</text:p>
          </table:table-cell>
          <table:table-cell table:formula="of:=IF([.D10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302" calcext:value-type="float">
            <text:p>5302</text:p>
          </table:table-cell>
          <table:table-cell office:value-type="float" office:value="5229" calcext:value-type="float">
            <text:p>52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8]*PI()/30" office:value-type="float" office:value="547.579599520701" calcext:value-type="float">
            <text:p>547.58</text:p>
          </table:table-cell>
          <table:table-cell table:formula="of:=IF([.D10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352" calcext:value-type="float">
            <text:p>5352</text:p>
          </table:table-cell>
          <table:table-cell office:value-type="float" office:value="5235" calcext:value-type="float">
            <text:p>52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9]*PI()/30" office:value-type="float" office:value="548.207918051419" calcext:value-type="float">
            <text:p>548.21</text:p>
          </table:table-cell>
          <table:table-cell table:formula="of:=IF([.D10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402" calcext:value-type="float">
            <text:p>5402</text:p>
          </table:table-cell>
          <table:table-cell office:value-type="float" office:value="5239" calcext:value-type="float">
            <text:p>523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0]*PI()/30" office:value-type="float" office:value="548.626797071898" calcext:value-type="float">
            <text:p>548.63</text:p>
          </table:table-cell>
          <table:table-cell table:formula="of:=IF([.D11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452" calcext:value-type="float">
            <text:p>5452</text:p>
          </table:table-cell>
          <table:table-cell office:value-type="float" office:value="5242" calcext:value-type="float">
            <text:p>52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1]*PI()/30" office:value-type="float" office:value="548.940956337257" calcext:value-type="float">
            <text:p>548.94</text:p>
          </table:table-cell>
          <table:table-cell table:formula="of:=IF([.D11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502" calcext:value-type="float">
            <text:p>5502</text:p>
          </table:table-cell>
          <table:table-cell office:value-type="float" office:value="5244" calcext:value-type="float">
            <text:p>524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2]*PI()/30" office:value-type="float" office:value="549.150395847496" calcext:value-type="float">
            <text:p>549.15</text:p>
          </table:table-cell>
          <table:table-cell table:formula="of:=IF([.D11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552" calcext:value-type="float">
            <text:p>5552</text:p>
          </table:table-cell>
          <table:table-cell office:value-type="float" office:value="5245" calcext:value-type="float">
            <text:p>524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13]*PI()/30" office:value-type="float" office:value="549.255115602615" calcext:value-type="float">
            <text:p>549.26</text:p>
          </table:table-cell>
          <table:table-cell table:formula="of:=IF([.D11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02" calcext:value-type="float">
            <text:p>5602</text:p>
          </table:table-cell>
          <table:table-cell office:value-type="float" office:value="5201" calcext:value-type="float">
            <text:p>520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14]*PI()/30" office:value-type="float" office:value="544.64744637735" calcext:value-type="float">
            <text:p>544.65</text:p>
          </table:table-cell>
          <table:table-cell table:formula="of:=IF([.D11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52" calcext:value-type="float">
            <text:p>5652</text:p>
          </table:table-cell>
          <table:table-cell office:value-type="float" office:value="5035" calcext:value-type="float">
            <text:p>503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15]*PI()/30" office:value-type="float" office:value="527.263967027487" calcext:value-type="float">
            <text:p>527.26</text:p>
          </table:table-cell>
          <table:table-cell table:formula="of:=IF([.D11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02" calcext:value-type="float">
            <text:p>5702</text:p>
          </table:table-cell>
          <table:table-cell office:value-type="float" office:value="4784" calcext:value-type="float">
            <text:p>478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16]*PI()/30" office:value-type="float" office:value="500.979308492452" calcext:value-type="float">
            <text:p>500.98</text:p>
          </table:table-cell>
          <table:table-cell table:formula="of:=IF([.D11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52" calcext:value-type="float">
            <text:p>5752</text:p>
          </table:table-cell>
          <table:table-cell office:value-type="float" office:value="4518" calcext:value-type="float">
            <text:p>451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17]*PI()/30" office:value-type="float" office:value="473.123853630623" calcext:value-type="float">
            <text:p>473.12</text:p>
          </table:table-cell>
          <table:table-cell table:formula="of:=IF([.D11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02" calcext:value-type="float">
            <text:p>5802</text:p>
          </table:table-cell>
          <table:table-cell office:value-type="float" office:value="4287" calcext:value-type="float">
            <text:p>428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18]*PI()/30" office:value-type="float" office:value="448.933590197981" calcext:value-type="float">
            <text:p>448.93</text:p>
          </table:table-cell>
          <table:table-cell table:formula="of:=IF([.D11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52" calcext:value-type="float">
            <text:p>5852</text:p>
          </table:table-cell>
          <table:table-cell office:value-type="float" office:value="3990" calcext:value-type="float">
            <text:p>399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19]*PI()/30" office:value-type="float" office:value="417.831822927443" calcext:value-type="float">
            <text:p>417.83</text:p>
          </table:table-cell>
          <table:table-cell table:formula="of:=IF([.D11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02" calcext:value-type="float">
            <text:p>5902</text:p>
          </table:table-cell>
          <table:table-cell office:value-type="float" office:value="3738" calcext:value-type="float">
            <text:p>373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20]*PI()/30" office:value-type="float" office:value="391.442444637288" calcext:value-type="float">
            <text:p>391.44</text:p>
          </table:table-cell>
          <table:table-cell table:formula="of:=IF([.D12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52" calcext:value-type="float">
            <text:p>5952</text:p>
          </table:table-cell>
          <table:table-cell office:value-type="float" office:value="3471" calcext:value-type="float">
            <text:p>347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21]*PI()/30" office:value-type="float" office:value="363.482270020339" calcext:value-type="float">
            <text:p>363.48</text:p>
          </table:table-cell>
          <table:table-cell table:formula="of:=IF([.D12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02" calcext:value-type="float">
            <text:p>6002</text:p>
          </table:table-cell>
          <table:table-cell office:value-type="float" office:value="3239" calcext:value-type="float">
            <text:p>323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22]*PI()/30" office:value-type="float" office:value="339.187286832578" calcext:value-type="float">
            <text:p>339.19</text:p>
          </table:table-cell>
          <table:table-cell table:formula="of:=IF([.D12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52" calcext:value-type="float">
            <text:p>6052</text:p>
          </table:table-cell>
          <table:table-cell office:value-type="float" office:value="2987" calcext:value-type="float">
            <text:p>298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23]*PI()/30" office:value-type="float" office:value="312.797908542424" calcext:value-type="float">
            <text:p>312.80</text:p>
          </table:table-cell>
          <table:table-cell table:formula="of:=IF([.D12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02" calcext:value-type="float">
            <text:p>6102</text:p>
          </table:table-cell>
          <table:table-cell office:value-type="float" office:value="2765" calcext:value-type="float">
            <text:p>276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24]*PI()/30" office:value-type="float" office:value="289.550122905859" calcext:value-type="float">
            <text:p>289.55</text:p>
          </table:table-cell>
          <table:table-cell table:formula="of:=IF([.D12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52" calcext:value-type="float">
            <text:p>6152</text:p>
          </table:table-cell>
          <table:table-cell office:value-type="float" office:value="2520" calcext:value-type="float">
            <text:p>25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25]*PI()/30" office:value-type="float" office:value="263.893782901543" calcext:value-type="float">
            <text:p>263.89</text:p>
          </table:table-cell>
          <table:table-cell table:formula="of:=IF([.D12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02" calcext:value-type="float">
            <text:p>6202</text:p>
          </table:table-cell>
          <table:table-cell office:value-type="float" office:value="2349" calcext:value-type="float">
            <text:p>234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26]*PI()/30" office:value-type="float" office:value="245.986704776081" calcext:value-type="float">
            <text:p>245.99</text:p>
          </table:table-cell>
          <table:table-cell table:formula="of:=IF([.D12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52" calcext:value-type="float">
            <text:p>6252</text:p>
          </table:table-cell>
          <table:table-cell office:value-type="float" office:value="2094" calcext:value-type="float">
            <text:p>209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27]*PI()/30" office:value-type="float" office:value="219.283167220568" calcext:value-type="float">
            <text:p>219.28</text:p>
          </table:table-cell>
          <table:table-cell table:formula="of:=IF([.D12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02" calcext:value-type="float">
            <text:p>6302</text:p>
          </table:table-cell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28]*PI()/30" office:value-type="float" office:value="205.250720034533" calcext:value-type="float">
            <text:p>205.25</text:p>
          </table:table-cell>
          <table:table-cell table:formula="of:=IF([.D12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52" calcext:value-type="float">
            <text:p>6352</text:p>
          </table:table-cell>
          <table:table-cell office:value-type="float" office:value="1777" calcext:value-type="float">
            <text:p>177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29]*PI()/30" office:value-type="float" office:value="186.087004847635" calcext:value-type="float">
            <text:p>186.09</text:p>
          </table:table-cell>
          <table:table-cell table:formula="of:=IF([.D12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02" calcext:value-type="float">
            <text:p>6402</text:p>
          </table:table-cell>
          <table:table-cell office:value-type="float" office:value="1603" calcext:value-type="float">
            <text:p>160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30]*PI()/30" office:value-type="float" office:value="167.865767456815" calcext:value-type="float">
            <text:p>167.87</text:p>
          </table:table-cell>
          <table:table-cell table:formula="of:=IF([.D13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52" calcext:value-type="float">
            <text:p>6452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31]*PI()/30" office:value-type="float" office:value="150.482288106951" calcext:value-type="float">
            <text:p>150.48</text:p>
          </table:table-cell>
          <table:table-cell table:formula="of:=IF([.D13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02" calcext:value-type="float">
            <text:p>6502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32]*PI()/30" office:value-type="float" office:value="138.230076757951" calcext:value-type="float">
            <text:p>138.23</text:p>
          </table:table-cell>
          <table:table-cell table:formula="of:=IF([.D13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52" calcext:value-type="float">
            <text:p>6552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33]*PI()/30" office:value-type="float" office:value="125.035387612874" calcext:value-type="float">
            <text:p>125.04</text:p>
          </table:table-cell>
          <table:table-cell table:formula="of:=IF([.D13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02" calcext:value-type="float">
            <text:p>6602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34]*PI()/30" office:value-type="float" office:value="106.290551446455" calcext:value-type="float">
            <text:p>106.29</text:p>
          </table:table-cell>
          <table:table-cell table:formula="of:=IF([.D13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52" calcext:value-type="float">
            <text:p>6652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35]*PI()/30" office:value-type="float" office:value="93.2005820564972" calcext:value-type="float">
            <text:p>93.20</text:p>
          </table:table-cell>
          <table:table-cell table:formula="of:=IF([.D13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02" calcext:value-type="float">
            <text:p>6702</text:p>
          </table:table-cell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36]*PI()/30" office:value-type="float" office:value="79.3775743807021" calcext:value-type="float">
            <text:p>79.38</text:p>
          </table:table-cell>
          <table:table-cell table:formula="of:=IF([.D13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52" calcext:value-type="float">
            <text:p>6752</text:p>
          </table:table-cell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37]*PI()/30" office:value-type="float" office:value="64.9262481741891" calcext:value-type="float">
            <text:p>64.93</text:p>
          </table:table-cell>
          <table:table-cell table:formula="of:=IF([.D13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02" calcext:value-type="float">
            <text:p>6802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38]*PI()/30" office:value-type="float" office:value="54.8731516827017" calcext:value-type="float">
            <text:p>54.87</text:p>
          </table:table-cell>
          <table:table-cell table:formula="of:=IF([.D13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52" calcext:value-type="float">
            <text:p>6852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39]*PI()/30" office:value-type="float" office:value="38.3274303737955" calcext:value-type="float">
            <text:p>38.33</text:p>
          </table:table-cell>
          <table:table-cell table:formula="of:=IF([.D13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02" calcext:value-type="float">
            <text:p>6902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40]*PI()/30" office:value-type="float" office:value="26.8082573106329" calcext:value-type="float">
            <text:p>26.81</text:p>
          </table:table-cell>
          <table:table-cell table:formula="of:=IF([.D14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52" calcext:value-type="float">
            <text:p>695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41]*PI()/30" office:value-type="float" office:value="18.7448361664191" calcext:value-type="float">
            <text:p>18.74</text:p>
          </table:table-cell>
          <table:table-cell table:formula="of:=IF([.D14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03" calcext:value-type="float">
            <text:p>70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42]*PI()/30" office:value-type="float" office:value="13.0899693899575" calcext:value-type="float">
            <text:p>13.09</text:p>
          </table:table-cell>
          <table:table-cell table:formula="of:=IF([.D14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53" calcext:value-type="float">
            <text:p>705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43]*PI()/30" office:value-type="float" office:value="9.1106186954104" calcext:value-type="float">
            <text:p>9.11</text:p>
          </table:table-cell>
          <table:table-cell table:formula="of:=IF([.D14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03" calcext:value-type="float">
            <text:p>710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44]*PI()/30" office:value-type="float" office:value="6.28318530717959" calcext:value-type="float">
            <text:p>6.28</text:p>
          </table:table-cell>
          <table:table-cell table:formula="of:=IF([.D14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53" calcext:value-type="float">
            <text:p>715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45]*PI()/30" office:value-type="float" office:value="4.39822971502571" calcext:value-type="float">
            <text:p>4.40</text:p>
          </table:table-cell>
          <table:table-cell table:formula="of:=IF([.D14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03" calcext:value-type="float">
            <text:p>720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46]*PI()/30" office:value-type="float" office:value="3.03687289847013" calcext:value-type="float">
            <text:p>3.04</text:p>
          </table:table-cell>
          <table:table-cell table:formula="of:=IF([.D14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53" calcext:value-type="float">
            <text:p>725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47]*PI()/30" office:value-type="float" office:value="2.0943951023932" calcext:value-type="float">
            <text:p>2.09</text:p>
          </table:table-cell>
          <table:table-cell table:formula="of:=IF([.D14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03" calcext:value-type="float">
            <text:p>730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48]*PI()/30" office:value-type="float" office:value="1.46607657167524" calcext:value-type="float">
            <text:p>1.47</text:p>
          </table:table-cell>
          <table:table-cell table:formula="of:=IF([.D14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53" calcext:value-type="float">
            <text:p>735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49]*PI()/30" office:value-type="float" office:value="0.942477796076938" calcext:value-type="float">
            <text:p>0.94</text:p>
          </table:table-cell>
          <table:table-cell table:formula="of:=IF([.D14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03" calcext:value-type="float">
            <text:p>74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50]*PI()/30" office:value-type="float" office:value="0.628318530717959" calcext:value-type="float">
            <text:p>0.63</text:p>
          </table:table-cell>
          <table:table-cell table:formula="of:=IF([.D15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53" calcext:value-type="float">
            <text:p>74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51]*PI()/30" office:value-type="float" office:value="0.418879020478639" calcext:value-type="float">
            <text:p>0.42</text:p>
          </table:table-cell>
          <table:table-cell table:formula="of:=IF([.D15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03" calcext:value-type="float">
            <text:p>75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52]*PI()/30" office:value-type="float" office:value="0.20943951023932" calcext:value-type="float">
            <text:p>0.21</text:p>
          </table:table-cell>
          <table:table-cell table:formula="of:=IF([.D15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53" calcext:value-type="float">
            <text:p>755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53]*PI()/30" office:value-type="float" office:value="0.10471975511966" calcext:value-type="float">
            <text:p>0.10</text:p>
          </table:table-cell>
          <table:table-cell table:formula="of:=IF([.D15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03" calcext:value-type="float">
            <text:p>7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54]*PI()/30" office:value-type="float" office:value="0" calcext:value-type="float">
            <text:p>0.00</text:p>
          </table:table-cell>
          <table:table-cell table:formula="of:=IF([.D15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53" calcext:value-type="float">
            <text:p>76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55]*PI()/30" office:value-type="float" office:value="0" calcext:value-type="float">
            <text:p>0.00</text:p>
          </table:table-cell>
          <table:table-cell table:formula="of:=IF([.D15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03" calcext:value-type="float">
            <text:p>7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56]*PI()/30" office:value-type="float" office:value="0" calcext:value-type="float">
            <text:p>0.00</text:p>
          </table:table-cell>
          <table:table-cell table:formula="of:=IF([.D15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53" calcext:value-type="float">
            <text:p>77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57]*PI()/30" office:value-type="float" office:value="0" calcext:value-type="float">
            <text:p>0.00</text:p>
          </table:table-cell>
          <table:table-cell table:formula="of:=IF([.D15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03" calcext:value-type="float">
            <text:p>78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58]*PI()/30" office:value-type="float" office:value="0" calcext:value-type="float">
            <text:p>0.00</text:p>
          </table:table-cell>
          <table:table-cell table:formula="of:=IF([.D15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53" calcext:value-type="float">
            <text:p>78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59]*PI()/30" office:value-type="float" office:value="0" calcext:value-type="float">
            <text:p>0.00</text:p>
          </table:table-cell>
          <table:table-cell table:formula="of:=IF([.D15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03" calcext:value-type="float">
            <text:p>79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60]*PI()/30" office:value-type="float" office:value="0" calcext:value-type="float">
            <text:p>0.00</text:p>
          </table:table-cell>
          <table:table-cell table:formula="of:=IF([.D16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53" calcext:value-type="float">
            <text:p>79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61]*PI()/30" office:value-type="float" office:value="0" calcext:value-type="float">
            <text:p>0.00</text:p>
          </table:table-cell>
          <table:table-cell table:formula="of:=IF([.D16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03" calcext:value-type="float">
            <text:p>8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62]*PI()/30" office:value-type="float" office:value="0" calcext:value-type="float">
            <text:p>0.00</text:p>
          </table:table-cell>
          <table:table-cell table:formula="of:=IF([.D16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53" calcext:value-type="float">
            <text:p>80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63]*PI()/30" office:value-type="float" office:value="0" calcext:value-type="float">
            <text:p>0.00</text:p>
          </table:table-cell>
          <table:table-cell table:formula="of:=IF([.D16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03" calcext:value-type="float">
            <text:p>8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64]*PI()/30" office:value-type="float" office:value="0" calcext:value-type="float">
            <text:p>0.00</text:p>
          </table:table-cell>
          <table:table-cell table:formula="of:=IF([.D16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53" calcext:value-type="float">
            <text:p>8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65]*PI()/30" office:value-type="float" office:value="0" calcext:value-type="float">
            <text:p>0.00</text:p>
          </table:table-cell>
          <table:table-cell table:formula="of:=IF([.D16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03" calcext:value-type="float">
            <text:p>8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66]*PI()/30" office:value-type="float" office:value="0" calcext:value-type="float">
            <text:p>0.00</text:p>
          </table:table-cell>
          <table:table-cell table:formula="of:=IF([.D16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53" calcext:value-type="float">
            <text:p>8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67]*PI()/30" office:value-type="float" office:value="0" calcext:value-type="float">
            <text:p>0.00</text:p>
          </table:table-cell>
          <table:table-cell table:formula="of:=IF([.D16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03" calcext:value-type="float">
            <text:p>83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68]*PI()/30" office:value-type="float" office:value="0" calcext:value-type="float">
            <text:p>0.00</text:p>
          </table:table-cell>
          <table:table-cell table:formula="of:=IF([.D16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53" calcext:value-type="float">
            <text:p>83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69]*PI()/30" office:value-type="float" office:value="0" calcext:value-type="float">
            <text:p>0.00</text:p>
          </table:table-cell>
          <table:table-cell table:formula="of:=IF([.D16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03" calcext:value-type="float">
            <text:p>84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0]*PI()/30" office:value-type="float" office:value="0" calcext:value-type="float">
            <text:p>0.00</text:p>
          </table:table-cell>
          <table:table-cell table:formula="of:=IF([.D17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54" calcext:value-type="float">
            <text:p>84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1]*PI()/30" office:value-type="float" office:value="0" calcext:value-type="float">
            <text:p>0.00</text:p>
          </table:table-cell>
          <table:table-cell table:formula="of:=IF([.D17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04" calcext:value-type="float">
            <text:p>8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2]*PI()/30" office:value-type="float" office:value="0" calcext:value-type="float">
            <text:p>0.00</text:p>
          </table:table-cell>
          <table:table-cell table:formula="of:=IF([.D17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54" calcext:value-type="float">
            <text:p>85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3]*PI()/30" office:value-type="float" office:value="0" calcext:value-type="float">
            <text:p>0.00</text:p>
          </table:table-cell>
          <table:table-cell table:formula="of:=IF([.D17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04" calcext:value-type="float">
            <text:p>86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4]*PI()/30" office:value-type="float" office:value="0" calcext:value-type="float">
            <text:p>0.00</text:p>
          </table:table-cell>
          <table:table-cell table:formula="of:=IF([.D17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54" calcext:value-type="float">
            <text:p>86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5]*PI()/30" office:value-type="float" office:value="0" calcext:value-type="float">
            <text:p>0.00</text:p>
          </table:table-cell>
          <table:table-cell table:formula="of:=IF([.D17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04" calcext:value-type="float">
            <text:p>87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6]*PI()/30" office:value-type="float" office:value="0" calcext:value-type="float">
            <text:p>0.00</text:p>
          </table:table-cell>
          <table:table-cell table:formula="of:=IF([.D17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54" calcext:value-type="float">
            <text:p>87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7]*PI()/30" office:value-type="float" office:value="0" calcext:value-type="float">
            <text:p>0.00</text:p>
          </table:table-cell>
          <table:table-cell table:formula="of:=IF([.D17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04" calcext:value-type="float">
            <text:p>88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178]*PI()/30" office:value-type="float" office:value="0" calcext:value-type="float">
            <text:p>0.00</text:p>
          </table:table-cell>
          <table:table-cell table:formula="of:=IF([.D17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8854" calcext:value-type="float">
            <text:p>8854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79]*PI()/30" office:value-type="float" office:value="65.9734457253857" calcext:value-type="float">
            <text:p>65.97</text:p>
          </table:table-cell>
          <table:table-cell table:formula="of:=IF([.D17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8904" calcext:value-type="float">
            <text:p>8904</text:p>
          </table:table-cell>
          <table:table-cell office:value-type="float" office:value="1701" calcext:value-type="float">
            <text:p>17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80]*PI()/30" office:value-type="float" office:value="178.128303458541" calcext:value-type="float">
            <text:p>178.13</text:p>
          </table:table-cell>
          <table:table-cell table:formula="of:=IF([.D18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8954" calcext:value-type="float">
            <text:p>8954</text:p>
          </table:table-cell>
          <table:table-cell office:value-type="float" office:value="2675" calcext:value-type="float">
            <text:p>26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81]*PI()/30" office:value-type="float" office:value="280.12534494509" calcext:value-type="float">
            <text:p>280.13</text:p>
          </table:table-cell>
          <table:table-cell table:formula="of:=IF([.D18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004" calcext:value-type="float">
            <text:p>9004</text:p>
          </table:table-cell>
          <table:table-cell office:value-type="float" office:value="3447" calcext:value-type="float">
            <text:p>34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82]*PI()/30" office:value-type="float" office:value="360.968995897467" calcext:value-type="float">
            <text:p>360.97</text:p>
          </table:table-cell>
          <table:table-cell table:formula="of:=IF([.D18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054" calcext:value-type="float">
            <text:p>9054</text:p>
          </table:table-cell>
          <table:table-cell office:value-type="float" office:value="3942" calcext:value-type="float">
            <text:p>39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83]*PI()/30" office:value-type="float" office:value="412.805274681699" calcext:value-type="float">
            <text:p>412.81</text:p>
          </table:table-cell>
          <table:table-cell table:formula="of:=IF([.D18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104" calcext:value-type="float">
            <text:p>9104</text:p>
          </table:table-cell>
          <table:table-cell office:value-type="float" office:value="4334" calcext:value-type="float">
            <text:p>43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84]*PI()/30" office:value-type="float" office:value="453.855418688605" calcext:value-type="float">
            <text:p>453.86</text:p>
          </table:table-cell>
          <table:table-cell table:formula="of:=IF([.D18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154" calcext:value-type="float">
            <text:p>9154</text:p>
          </table:table-cell>
          <table:table-cell office:value-type="float" office:value="4608" calcext:value-type="float">
            <text:p>46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85]*PI()/30" office:value-type="float" office:value="482.548631591392" calcext:value-type="float">
            <text:p>482.55</text:p>
          </table:table-cell>
          <table:table-cell table:formula="of:=IF([.D18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204" calcext:value-type="float">
            <text:p>9204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86]*PI()/30" office:value-type="float" office:value="502.654824574367" calcext:value-type="float">
            <text:p>502.65</text:p>
          </table:table-cell>
          <table:table-cell table:formula="of:=IF([.D18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254" calcext:value-type="float">
            <text:p>9254</text:p>
          </table:table-cell>
          <table:table-cell office:value-type="float" office:value="4935" calcext:value-type="float">
            <text:p>49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87]*PI()/30" office:value-type="float" office:value="516.791991515521" calcext:value-type="float">
            <text:p>516.79</text:p>
          </table:table-cell>
          <table:table-cell table:formula="of:=IF([.D18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304" calcext:value-type="float">
            <text:p>9304</text:p>
          </table:table-cell>
          <table:table-cell office:value-type="float" office:value="5074" calcext:value-type="float">
            <text:p>507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88]*PI()/30" office:value-type="float" office:value="531.348037477154" calcext:value-type="float">
            <text:p>531.35</text:p>
          </table:table-cell>
          <table:table-cell table:formula="of:=IF([.D18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354" calcext:value-type="float">
            <text:p>9354</text:p>
          </table:table-cell>
          <table:table-cell office:value-type="float" office:value="5081" calcext:value-type="float">
            <text:p>508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89]*PI()/30" office:value-type="float" office:value="532.081075762991" calcext:value-type="float">
            <text:p>532.08</text:p>
          </table:table-cell>
          <table:table-cell table:formula="of:=IF([.D18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404" calcext:value-type="float">
            <text:p>9404</text:p>
          </table:table-cell>
          <table:table-cell office:value-type="float" office:value="5131" calcext:value-type="float">
            <text:p>513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0]*PI()/30" office:value-type="float" office:value="537.317063518974" calcext:value-type="float">
            <text:p>537.32</text:p>
          </table:table-cell>
          <table:table-cell table:formula="of:=IF([.D19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454" calcext:value-type="float">
            <text:p>9454</text:p>
          </table:table-cell>
          <table:table-cell office:value-type="float" office:value="5166" calcext:value-type="float">
            <text:p>516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1]*PI()/30" office:value-type="float" office:value="540.982254948163" calcext:value-type="float">
            <text:p>540.98</text:p>
          </table:table-cell>
          <table:table-cell table:formula="of:=IF([.D19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504" calcext:value-type="float">
            <text:p>9504</text:p>
          </table:table-cell>
          <table:table-cell office:value-type="float" office:value="5191" calcext:value-type="float">
            <text:p>519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2]*PI()/30" office:value-type="float" office:value="543.600248826154" calcext:value-type="float">
            <text:p>543.60</text:p>
          </table:table-cell>
          <table:table-cell table:formula="of:=IF([.D19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554" calcext:value-type="float">
            <text:p>9554</text:p>
          </table:table-cell>
          <table:table-cell office:value-type="float" office:value="5253" calcext:value-type="float">
            <text:p>525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3]*PI()/30" office:value-type="float" office:value="550.092873643573" calcext:value-type="float">
            <text:p>550.09</text:p>
          </table:table-cell>
          <table:table-cell table:formula="of:=IF([.D19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604" calcext:value-type="float">
            <text:p>9604</text:p>
          </table:table-cell>
          <table:table-cell office:value-type="float" office:value="5252" calcext:value-type="float">
            <text:p>52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4]*PI()/30" office:value-type="float" office:value="549.988153888453" calcext:value-type="float">
            <text:p>549.99</text:p>
          </table:table-cell>
          <table:table-cell table:formula="of:=IF([.D19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654" calcext:value-type="float">
            <text:p>9654</text:p>
          </table:table-cell>
          <table:table-cell office:value-type="float" office:value="5206" calcext:value-type="float">
            <text:p>52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5]*PI()/30" office:value-type="float" office:value="545.171045152949" calcext:value-type="float">
            <text:p>545.17</text:p>
          </table:table-cell>
          <table:table-cell table:formula="of:=IF([.D19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704" calcext:value-type="float">
            <text:p>9704</text:p>
          </table:table-cell>
          <table:table-cell office:value-type="float" office:value="5264" calcext:value-type="float">
            <text:p>52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6]*PI()/30" office:value-type="float" office:value="551.244790949889" calcext:value-type="float">
            <text:p>551.24</text:p>
          </table:table-cell>
          <table:table-cell table:formula="of:=IF([.D19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754" calcext:value-type="float">
            <text:p>9754</text:p>
          </table:table-cell>
          <table:table-cell office:value-type="float" office:value="5214" calcext:value-type="float">
            <text:p>52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7]*PI()/30" office:value-type="float" office:value="546.008803193906" calcext:value-type="float">
            <text:p>546.01</text:p>
          </table:table-cell>
          <table:table-cell table:formula="of:=IF([.D19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804" calcext:value-type="float">
            <text:p>9804</text:p>
          </table:table-cell>
          <table:table-cell office:value-type="float" office:value="5269" calcext:value-type="float">
            <text:p>526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8]*PI()/30" office:value-type="float" office:value="551.768389725487" calcext:value-type="float">
            <text:p>551.77</text:p>
          </table:table-cell>
          <table:table-cell table:formula="of:=IF([.D19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854" calcext:value-type="float">
            <text:p>9854</text:p>
          </table:table-cell>
          <table:table-cell office:value-type="float" office:value="5263" calcext:value-type="float">
            <text:p>526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9]*PI()/30" office:value-type="float" office:value="551.140071194769" calcext:value-type="float">
            <text:p>551.14</text:p>
          </table:table-cell>
          <table:table-cell table:formula="of:=IF([.D19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904" calcext:value-type="float">
            <text:p>9904</text:p>
          </table:table-cell>
          <table:table-cell office:value-type="float" office:value="5214" calcext:value-type="float">
            <text:p>52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0]*PI()/30" office:value-type="float" office:value="546.008803193906" calcext:value-type="float">
            <text:p>546.01</text:p>
          </table:table-cell>
          <table:table-cell table:formula="of:=IF([.D20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954" calcext:value-type="float">
            <text:p>9954</text:p>
          </table:table-cell>
          <table:table-cell office:value-type="float" office:value="5269" calcext:value-type="float">
            <text:p>526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1]*PI()/30" office:value-type="float" office:value="551.768389725487" calcext:value-type="float">
            <text:p>551.77</text:p>
          </table:table-cell>
          <table:table-cell table:formula="of:=IF([.D20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004" calcext:value-type="float">
            <text:p>10004</text:p>
          </table:table-cell>
          <table:table-cell office:value-type="float" office:value="5263" calcext:value-type="float">
            <text:p>526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2]*PI()/30" office:value-type="float" office:value="551.140071194769" calcext:value-type="float">
            <text:p>551.14</text:p>
          </table:table-cell>
          <table:table-cell table:formula="of:=IF([.D20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054" calcext:value-type="float">
            <text:p>10054</text:p>
          </table:table-cell>
          <table:table-cell office:value-type="float" office:value="5259" calcext:value-type="float">
            <text:p>525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3]*PI()/30" office:value-type="float" office:value="550.721192174291" calcext:value-type="float">
            <text:p>550.72</text:p>
          </table:table-cell>
          <table:table-cell table:formula="of:=IF([.D20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104" calcext:value-type="float">
            <text:p>10104</text:p>
          </table:table-cell>
          <table:table-cell office:value-type="float" office:value="5256" calcext:value-type="float">
            <text:p>52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4]*PI()/30" office:value-type="float" office:value="550.407032908932" calcext:value-type="float">
            <text:p>550.41</text:p>
          </table:table-cell>
          <table:table-cell table:formula="of:=IF([.D20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154" calcext:value-type="float">
            <text:p>10154</text:p>
          </table:table-cell>
          <table:table-cell office:value-type="float" office:value="5254" calcext:value-type="float">
            <text:p>52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5]*PI()/30" office:value-type="float" office:value="550.197593398692" calcext:value-type="float">
            <text:p>550.20</text:p>
          </table:table-cell>
          <table:table-cell table:formula="of:=IF([.D20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204" calcext:value-type="float">
            <text:p>10204</text:p>
          </table:table-cell>
          <table:table-cell office:value-type="float" office:value="5252" calcext:value-type="float">
            <text:p>52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6]*PI()/30" office:value-type="float" office:value="549.988153888453" calcext:value-type="float">
            <text:p>549.99</text:p>
          </table:table-cell>
          <table:table-cell table:formula="of:=IF([.D20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254" calcext:value-type="float">
            <text:p>10254</text:p>
          </table:table-cell>
          <table:table-cell office:value-type="float" office:value="5251" calcext:value-type="float">
            <text:p>525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7]*PI()/30" office:value-type="float" office:value="549.883434133333" calcext:value-type="float">
            <text:p>549.88</text:p>
          </table:table-cell>
          <table:table-cell table:formula="of:=IF([.D20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304" calcext:value-type="float">
            <text:p>10304</text:p>
          </table:table-cell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8]*PI()/30" office:value-type="float" office:value="549.778714378214" calcext:value-type="float">
            <text:p>549.78</text:p>
          </table:table-cell>
          <table:table-cell table:formula="of:=IF([.D20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354" calcext:value-type="float">
            <text:p>10354</text:p>
          </table:table-cell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9]*PI()/30" office:value-type="float" office:value="549.778714378214" calcext:value-type="float">
            <text:p>549.78</text:p>
          </table:table-cell>
          <table:table-cell table:formula="of:=IF([.D20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404" calcext:value-type="float">
            <text:p>10404</text:p>
          </table:table-cell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0]*PI()/30" office:value-type="float" office:value="549.778714378214" calcext:value-type="float">
            <text:p>549.78</text:p>
          </table:table-cell>
          <table:table-cell table:formula="of:=IF([.D21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454" calcext:value-type="float">
            <text:p>10454</text:p>
          </table:table-cell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1]*PI()/30" office:value-type="float" office:value="549.778714378214" calcext:value-type="float">
            <text:p>549.78</text:p>
          </table:table-cell>
          <table:table-cell table:formula="of:=IF([.D21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504" calcext:value-type="float">
            <text:p>10504</text:p>
          </table:table-cell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2]*PI()/30" office:value-type="float" office:value="549.778714378214" calcext:value-type="float">
            <text:p>549.78</text:p>
          </table:table-cell>
          <table:table-cell table:formula="of:=IF([.D21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554" calcext:value-type="float">
            <text:p>10554</text:p>
          </table:table-cell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3]*PI()/30" office:value-type="float" office:value="549.778714378214" calcext:value-type="float">
            <text:p>549.78</text:p>
          </table:table-cell>
          <table:table-cell table:formula="of:=IF([.D21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604" calcext:value-type="float">
            <text:p>10604</text:p>
          </table:table-cell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4]*PI()/30" office:value-type="float" office:value="549.778714378214" calcext:value-type="float">
            <text:p>549.78</text:p>
          </table:table-cell>
          <table:table-cell table:formula="of:=IF([.D21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654" calcext:value-type="float">
            <text:p>10654</text:p>
          </table:table-cell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5]*PI()/30" office:value-type="float" office:value="549.778714378214" calcext:value-type="float">
            <text:p>549.78</text:p>
          </table:table-cell>
          <table:table-cell table:formula="of:=IF([.D21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704" calcext:value-type="float">
            <text:p>10704</text:p>
          </table:table-cell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6]*PI()/30" office:value-type="float" office:value="549.778714378214" calcext:value-type="float">
            <text:p>549.78</text:p>
          </table:table-cell>
          <table:table-cell table:formula="of:=IF([.D21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754" calcext:value-type="float">
            <text:p>10754</text:p>
          </table:table-cell>
          <table:table-cell office:value-type="float" office:value="5295" calcext:value-type="float">
            <text:p>529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7]*PI()/30" office:value-type="float" office:value="554.491103358598" calcext:value-type="float">
            <text:p>554.49</text:p>
          </table:table-cell>
          <table:table-cell table:formula="of:=IF([.D21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804" calcext:value-type="float">
            <text:p>10804</text:p>
          </table:table-cell>
          <table:table-cell office:value-type="float" office:value="5236" calcext:value-type="float">
            <text:p>52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8]*PI()/30" office:value-type="float" office:value="548.312637806539" calcext:value-type="float">
            <text:p>548.31</text:p>
          </table:table-cell>
          <table:table-cell table:formula="of:=IF([.D21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854" calcext:value-type="float">
            <text:p>10854</text:p>
          </table:table-cell>
          <table:table-cell office:value-type="float" office:value="5240" calcext:value-type="float">
            <text:p>52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9]*PI()/30" office:value-type="float" office:value="548.731516827017" calcext:value-type="float">
            <text:p>548.73</text:p>
          </table:table-cell>
          <table:table-cell table:formula="of:=IF([.D21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904" calcext:value-type="float">
            <text:p>10904</text:p>
          </table:table-cell>
          <table:table-cell office:value-type="float" office:value="5243" calcext:value-type="float">
            <text:p>52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20]*PI()/30" office:value-type="float" office:value="549.045676092376" calcext:value-type="float">
            <text:p>549.05</text:p>
          </table:table-cell>
          <table:table-cell table:formula="of:=IF([.D22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954" calcext:value-type="float">
            <text:p>10954</text:p>
          </table:table-cell>
          <table:table-cell office:value-type="float" office:value="5245" calcext:value-type="float">
            <text:p>52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21]*PI()/30" office:value-type="float" office:value="549.255115602615" calcext:value-type="float">
            <text:p>549.26</text:p>
          </table:table-cell>
          <table:table-cell table:formula="of:=IF([.D22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004" calcext:value-type="float">
            <text:p>11004</text:p>
          </table:table-cell>
          <table:table-cell office:value-type="float" office:value="5291" calcext:value-type="float">
            <text:p>529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22]*PI()/30" office:value-type="float" office:value="554.07222433812" calcext:value-type="float">
            <text:p>554.07</text:p>
          </table:table-cell>
          <table:table-cell table:formula="of:=IF([.D22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054" calcext:value-type="float">
            <text:p>11054</text:p>
          </table:table-cell>
          <table:table-cell office:value-type="float" office:value="5278" calcext:value-type="float">
            <text:p>527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23]*PI()/30" office:value-type="float" office:value="552.710867521564" calcext:value-type="float">
            <text:p>552.71</text:p>
          </table:table-cell>
          <table:table-cell table:formula="of:=IF([.D22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104" calcext:value-type="float">
            <text:p>11104</text:p>
          </table:table-cell>
          <table:table-cell office:value-type="float" office:value="5224" calcext:value-type="float">
            <text:p>52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24]*PI()/30" office:value-type="float" office:value="547.056000745103" calcext:value-type="float">
            <text:p>547.06</text:p>
          </table:table-cell>
          <table:table-cell table:formula="of:=IF([.D22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154" calcext:value-type="float">
            <text:p>11154</text:p>
          </table:table-cell>
          <table:table-cell office:value-type="float" office:value="5276" calcext:value-type="float">
            <text:p>52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25]*PI()/30" office:value-type="float" office:value="552.501428011325" calcext:value-type="float">
            <text:p>552.50</text:p>
          </table:table-cell>
          <table:table-cell table:formula="of:=IF([.D22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204" calcext:value-type="float">
            <text:p>11204</text:p>
          </table:table-cell>
          <table:table-cell office:value-type="float" office:value="5223" calcext:value-type="float">
            <text:p>52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26]*PI()/30" office:value-type="float" office:value="546.951280989983" calcext:value-type="float">
            <text:p>546.95</text:p>
          </table:table-cell>
          <table:table-cell table:formula="of:=IF([.D22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254" calcext:value-type="float">
            <text:p>11254</text:p>
          </table:table-cell>
          <table:table-cell office:value-type="float" office:value="5276" calcext:value-type="float">
            <text:p>52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27]*PI()/30" office:value-type="float" office:value="552.501428011325" calcext:value-type="float">
            <text:p>552.50</text:p>
          </table:table-cell>
          <table:table-cell table:formula="of:=IF([.D22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304" calcext:value-type="float">
            <text:p>11304</text:p>
          </table:table-cell>
          <table:table-cell office:value-type="float" office:value="5268" calcext:value-type="float">
            <text:p>526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28]*PI()/30" office:value-type="float" office:value="551.663669970368" calcext:value-type="float">
            <text:p>551.66</text:p>
          </table:table-cell>
          <table:table-cell table:formula="of:=IF([.D22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355" calcext:value-type="float">
            <text:p>11355</text:p>
          </table:table-cell>
          <table:table-cell office:value-type="float" office:value="5231" calcext:value-type="float">
            <text:p>523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29]*PI()/30" office:value-type="float" office:value="547.78903903094" calcext:value-type="float">
            <text:p>547.79</text:p>
          </table:table-cell>
          <table:table-cell table:formula="of:=IF([.D22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405" calcext:value-type="float">
            <text:p>11405</text:p>
          </table:table-cell>
          <table:table-cell office:value-type="float" office:value="5236" calcext:value-type="float">
            <text:p>52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30]*PI()/30" office:value-type="float" office:value="548.312637806539" calcext:value-type="float">
            <text:p>548.31</text:p>
          </table:table-cell>
          <table:table-cell table:formula="of:=IF([.D23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455" calcext:value-type="float">
            <text:p>11455</text:p>
          </table:table-cell>
          <table:table-cell office:value-type="float" office:value="5240" calcext:value-type="float">
            <text:p>52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31]*PI()/30" office:value-type="float" office:value="548.731516827017" calcext:value-type="float">
            <text:p>548.73</text:p>
          </table:table-cell>
          <table:table-cell table:formula="of:=IF([.D23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505" calcext:value-type="float">
            <text:p>11505</text:p>
          </table:table-cell>
          <table:table-cell office:value-type="float" office:value="5243" calcext:value-type="float">
            <text:p>52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32]*PI()/30" office:value-type="float" office:value="549.045676092376" calcext:value-type="float">
            <text:p>549.05</text:p>
          </table:table-cell>
          <table:table-cell table:formula="of:=IF([.D23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555" calcext:value-type="float">
            <text:p>11555</text:p>
          </table:table-cell>
          <table:table-cell office:value-type="float" office:value="5290" calcext:value-type="float">
            <text:p>529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33]*PI()/30" office:value-type="float" office:value="553.967504583" calcext:value-type="float">
            <text:p>553.97</text:p>
          </table:table-cell>
          <table:table-cell table:formula="of:=IF([.D23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605" calcext:value-type="float">
            <text:p>11605</text:p>
          </table:table-cell>
          <table:table-cell office:value-type="float" office:value="5278" calcext:value-type="float">
            <text:p>527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34]*PI()/30" office:value-type="float" office:value="552.710867521564" calcext:value-type="float">
            <text:p>552.71</text:p>
          </table:table-cell>
          <table:table-cell table:formula="of:=IF([.D23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655" calcext:value-type="float">
            <text:p>11655</text:p>
          </table:table-cell>
          <table:table-cell office:value-type="float" office:value="5224" calcext:value-type="float">
            <text:p>52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35]*PI()/30" office:value-type="float" office:value="547.056000745103" calcext:value-type="float">
            <text:p>547.06</text:p>
          </table:table-cell>
          <table:table-cell table:formula="of:=IF([.D23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705" calcext:value-type="float">
            <text:p>11705</text:p>
          </table:table-cell>
          <table:table-cell office:value-type="float" office:value="5231" calcext:value-type="float">
            <text:p>523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36]*PI()/30" office:value-type="float" office:value="547.78903903094" calcext:value-type="float">
            <text:p>547.79</text:p>
          </table:table-cell>
          <table:table-cell table:formula="of:=IF([.D23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755" calcext:value-type="float">
            <text:p>11755</text:p>
          </table:table-cell>
          <table:table-cell office:value-type="float" office:value="5236" calcext:value-type="float">
            <text:p>52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37]*PI()/30" office:value-type="float" office:value="548.312637806539" calcext:value-type="float">
            <text:p>548.31</text:p>
          </table:table-cell>
          <table:table-cell table:formula="of:=IF([.D23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805" calcext:value-type="float">
            <text:p>11805</text:p>
          </table:table-cell>
          <table:table-cell office:value-type="float" office:value="5285" calcext:value-type="float">
            <text:p>52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38]*PI()/30" office:value-type="float" office:value="553.443905807402" calcext:value-type="float">
            <text:p>553.44</text:p>
          </table:table-cell>
          <table:table-cell table:formula="of:=IF([.D23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855" calcext:value-type="float">
            <text:p>11855</text:p>
          </table:table-cell>
          <table:table-cell office:value-type="float" office:value="5274" calcext:value-type="float">
            <text:p>527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39]*PI()/30" office:value-type="float" office:value="552.291988501086" calcext:value-type="float">
            <text:p>552.29</text:p>
          </table:table-cell>
          <table:table-cell table:formula="of:=IF([.D23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905" calcext:value-type="float">
            <text:p>11905</text:p>
          </table:table-cell>
          <table:table-cell office:value-type="float" office:value="5266" calcext:value-type="float">
            <text:p>526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40]*PI()/30" office:value-type="float" office:value="551.454230460128" calcext:value-type="float">
            <text:p>551.45</text:p>
          </table:table-cell>
          <table:table-cell table:formula="of:=IF([.D24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955" calcext:value-type="float">
            <text:p>11955</text:p>
          </table:table-cell>
          <table:table-cell office:value-type="float" office:value="5261" calcext:value-type="float">
            <text:p>52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41]*PI()/30" office:value-type="float" office:value="550.93063168453" calcext:value-type="float">
            <text:p>550.93</text:p>
          </table:table-cell>
          <table:table-cell table:formula="of:=IF([.D24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005" calcext:value-type="float">
            <text:p>12005</text:p>
          </table:table-cell>
          <table:table-cell office:value-type="float" office:value="5212" calcext:value-type="float">
            <text:p>52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42]*PI()/30" office:value-type="float" office:value="545.799363683667" calcext:value-type="float">
            <text:p>545.80</text:p>
          </table:table-cell>
          <table:table-cell table:formula="of:=IF([.D24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055" calcext:value-type="float">
            <text:p>12055</text:p>
          </table:table-cell>
          <table:table-cell office:value-type="float" office:value="5268" calcext:value-type="float">
            <text:p>526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43]*PI()/30" office:value-type="float" office:value="551.663669970368" calcext:value-type="float">
            <text:p>551.66</text:p>
          </table:table-cell>
          <table:table-cell table:formula="of:=IF([.D24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105" calcext:value-type="float">
            <text:p>12105</text:p>
          </table:table-cell>
          <table:table-cell office:value-type="float" office:value="5262" calcext:value-type="float">
            <text:p>526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44]*PI()/30" office:value-type="float" office:value="551.03535143965" calcext:value-type="float">
            <text:p>551.04</text:p>
          </table:table-cell>
          <table:table-cell table:formula="of:=IF([.D24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155" calcext:value-type="float">
            <text:p>12155</text:p>
          </table:table-cell>
          <table:table-cell office:value-type="float" office:value="5258" calcext:value-type="float">
            <text:p>525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45]*PI()/30" office:value-type="float" office:value="550.616472419171" calcext:value-type="float">
            <text:p>550.62</text:p>
          </table:table-cell>
          <table:table-cell table:formula="of:=IF([.D24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205" calcext:value-type="float">
            <text:p>12205</text:p>
          </table:table-cell>
          <table:table-cell office:value-type="float" office:value="5210" calcext:value-type="float">
            <text:p>52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46]*PI()/30" office:value-type="float" office:value="545.589924173428" calcext:value-type="float">
            <text:p>545.59</text:p>
          </table:table-cell>
          <table:table-cell table:formula="of:=IF([.D24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255" calcext:value-type="float">
            <text:p>12255</text:p>
          </table:table-cell>
          <table:table-cell office:value-type="float" office:value="4997" calcext:value-type="float">
            <text:p>49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47]*PI()/30" office:value-type="float" office:value="523.28461633294" calcext:value-type="float">
            <text:p>523.28</text:p>
          </table:table-cell>
          <table:table-cell table:formula="of:=IF([.D24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305" calcext:value-type="float">
            <text:p>12305</text:p>
          </table:table-cell>
          <table:table-cell office:value-type="float" office:value="4802" calcext:value-type="float">
            <text:p>480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48]*PI()/30" office:value-type="float" office:value="502.864264084606" calcext:value-type="float">
            <text:p>502.86</text:p>
          </table:table-cell>
          <table:table-cell table:formula="of:=IF([.D24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355" calcext:value-type="float">
            <text:p>12355</text:p>
          </table:table-cell>
          <table:table-cell office:value-type="float" office:value="4531" calcext:value-type="float">
            <text:p>453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49]*PI()/30" office:value-type="float" office:value="474.485210447178" calcext:value-type="float">
            <text:p>474.49</text:p>
          </table:table-cell>
          <table:table-cell table:formula="of:=IF([.D24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405" calcext:value-type="float">
            <text:p>12405</text:p>
          </table:table-cell>
          <table:table-cell office:value-type="float" office:value="4296" calcext:value-type="float">
            <text:p>429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50]*PI()/30" office:value-type="float" office:value="449.876067994058" calcext:value-type="float">
            <text:p>449.88</text:p>
          </table:table-cell>
          <table:table-cell table:formula="of:=IF([.D25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455" calcext:value-type="float">
            <text:p>12455</text:p>
          </table:table-cell>
          <table:table-cell office:value-type="float" office:value="3997" calcext:value-type="float">
            <text:p>39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51]*PI()/30" office:value-type="float" office:value="418.56486121328" calcext:value-type="float">
            <text:p>418.56</text:p>
          </table:table-cell>
          <table:table-cell table:formula="of:=IF([.D25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505" calcext:value-type="float">
            <text:p>12505</text:p>
          </table:table-cell>
          <table:table-cell office:value-type="float" office:value="3787" calcext:value-type="float">
            <text:p>378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52]*PI()/30" office:value-type="float" office:value="396.573712638152" calcext:value-type="float">
            <text:p>396.57</text:p>
          </table:table-cell>
          <table:table-cell table:formula="of:=IF([.D25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555" calcext:value-type="float">
            <text:p>12555</text:p>
          </table:table-cell>
          <table:table-cell office:value-type="float" office:value="3505" calcext:value-type="float">
            <text:p>350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53]*PI()/30" office:value-type="float" office:value="367.042741694407" calcext:value-type="float">
            <text:p>367.04</text:p>
          </table:table-cell>
          <table:table-cell table:formula="of:=IF([.D25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605" calcext:value-type="float">
            <text:p>12605</text:p>
          </table:table-cell>
          <table:table-cell office:value-type="float" office:value="3263" calcext:value-type="float">
            <text:p>326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54]*PI()/30" office:value-type="float" office:value="341.70056095545" calcext:value-type="float">
            <text:p>341.70</text:p>
          </table:table-cell>
          <table:table-cell table:formula="of:=IF([.D25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655" calcext:value-type="float">
            <text:p>12655</text:p>
          </table:table-cell>
          <table:table-cell office:value-type="float" office:value="3004" calcext:value-type="float">
            <text:p>300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55]*PI()/30" office:value-type="float" office:value="314.578144379458" calcext:value-type="float">
            <text:p>314.58</text:p>
          </table:table-cell>
          <table:table-cell table:formula="of:=IF([.D25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705" calcext:value-type="float">
            <text:p>12705</text:p>
          </table:table-cell>
          <table:table-cell office:value-type="float" office:value="2777" calcext:value-type="float">
            <text:p>277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56]*PI()/30" office:value-type="float" office:value="290.806759967295" calcext:value-type="float">
            <text:p>290.81</text:p>
          </table:table-cell>
          <table:table-cell table:formula="of:=IF([.D25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755" calcext:value-type="float">
            <text:p>12755</text:p>
          </table:table-cell>
          <table:table-cell office:value-type="float" office:value="2528" calcext:value-type="float">
            <text:p>25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57]*PI()/30" office:value-type="float" office:value="264.7315409425" calcext:value-type="float">
            <text:p>264.73</text:p>
          </table:table-cell>
          <table:table-cell table:formula="of:=IF([.D25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806" calcext:value-type="float">
            <text:p>12806</text:p>
          </table:table-cell>
          <table:table-cell office:value-type="float" office:value="2343" calcext:value-type="float">
            <text:p>234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58]*PI()/30" office:value-type="float" office:value="245.358386245363" calcext:value-type="float">
            <text:p>245.36</text:p>
          </table:table-cell>
          <table:table-cell table:formula="of:=IF([.D25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856" calcext:value-type="float">
            <text:p>12856</text:p>
          </table:table-cell>
          <table:table-cell office:value-type="float" office:value="2135" calcext:value-type="float">
            <text:p>213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59]*PI()/30" office:value-type="float" office:value="223.576677180474" calcext:value-type="float">
            <text:p>223.58</text:p>
          </table:table-cell>
          <table:table-cell table:formula="of:=IF([.D25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906" calcext:value-type="float">
            <text:p>12906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60]*PI()/30" office:value-type="float" office:value="203.575203952619" calcext:value-type="float">
            <text:p>203.58</text:p>
          </table:table-cell>
          <table:table-cell table:formula="of:=IF([.D26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956" calcext:value-type="float">
            <text:p>12956</text:p>
          </table:table-cell>
          <table:table-cell office:value-type="float" office:value="1810" calcext:value-type="float">
            <text:p>18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61]*PI()/30" office:value-type="float" office:value="189.542756766584" calcext:value-type="float">
            <text:p>189.54</text:p>
          </table:table-cell>
          <table:table-cell table:formula="of:=IF([.D26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006" calcext:value-type="float">
            <text:p>13006</text:p>
          </table:table-cell>
          <table:table-cell office:value-type="float" office:value="1627" calcext:value-type="float">
            <text:p>16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62]*PI()/30" office:value-type="float" office:value="170.379041579686" calcext:value-type="float">
            <text:p>170.38</text:p>
          </table:table-cell>
          <table:table-cell table:formula="of:=IF([.D26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056" calcext:value-type="float">
            <text:p>13056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63]*PI()/30" office:value-type="float" office:value="152.157804188866" calcext:value-type="float">
            <text:p>152.16</text:p>
          </table:table-cell>
          <table:table-cell table:formula="of:=IF([.D26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106" calcext:value-type="float">
            <text:p>13106</text:p>
          </table:table-cell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64]*PI()/30" office:value-type="float" office:value="139.486713819387" calcext:value-type="float">
            <text:p>139.49</text:p>
          </table:table-cell>
          <table:table-cell table:formula="of:=IF([.D26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156" calcext:value-type="float">
            <text:p>13156</text:p>
          </table:table-cell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65]*PI()/30" office:value-type="float" office:value="182.421813418447" calcext:value-type="float">
            <text:p>182.42</text:p>
          </table:table-cell>
          <table:table-cell table:formula="of:=IF([.D26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206" calcext:value-type="float">
            <text:p>13206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66]*PI()/30" office:value-type="float" office:value="264.312661922021" calcext:value-type="float">
            <text:p>264.31</text:p>
          </table:table-cell>
          <table:table-cell table:formula="of:=IF([.D26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256" calcext:value-type="float">
            <text:p>13256</text:p>
          </table:table-cell>
          <table:table-cell office:value-type="float" office:value="3296" calcext:value-type="float">
            <text:p>32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67]*PI()/30" office:value-type="float" office:value="345.156312874399" calcext:value-type="float">
            <text:p>345.16</text:p>
          </table:table-cell>
          <table:table-cell table:formula="of:=IF([.D26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306" calcext:value-type="float">
            <text:p>13306</text:p>
          </table:table-cell>
          <table:table-cell office:value-type="float" office:value="3882" calcext:value-type="float">
            <text:p>388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68]*PI()/30" office:value-type="float" office:value="406.522089374519" calcext:value-type="float">
            <text:p>406.52</text:p>
          </table:table-cell>
          <table:table-cell table:formula="of:=IF([.D26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356" calcext:value-type="float">
            <text:p>13356</text:p>
          </table:table-cell>
          <table:table-cell office:value-type="float" office:value="4247" calcext:value-type="float">
            <text:p>42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69]*PI()/30" office:value-type="float" office:value="444.744799993195" calcext:value-type="float">
            <text:p>444.74</text:p>
          </table:table-cell>
          <table:table-cell table:formula="of:=IF([.D26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406" calcext:value-type="float">
            <text:p>13406</text:p>
          </table:table-cell>
          <table:table-cell office:value-type="float" office:value="4547" calcext:value-type="float">
            <text:p>45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70]*PI()/30" office:value-type="float" office:value="476.160726529093" calcext:value-type="float">
            <text:p>476.16</text:p>
          </table:table-cell>
          <table:table-cell table:formula="of:=IF([.D27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456" calcext:value-type="float">
            <text:p>13456</text:p>
          </table:table-cell>
          <table:table-cell office:value-type="float" office:value="4757" calcext:value-type="float">
            <text:p>47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71]*PI()/30" office:value-type="float" office:value="498.151875104222" calcext:value-type="float">
            <text:p>498.15</text:p>
          </table:table-cell>
          <table:table-cell table:formula="of:=IF([.D27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506" calcext:value-type="float">
            <text:p>13506</text:p>
          </table:table-cell>
          <table:table-cell office:value-type="float" office:value="4904" calcext:value-type="float">
            <text:p>49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72]*PI()/30" office:value-type="float" office:value="513.545679106811" calcext:value-type="float">
            <text:p>513.55</text:p>
          </table:table-cell>
          <table:table-cell table:formula="of:=IF([.D27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556" calcext:value-type="float">
            <text:p>13556</text:p>
          </table:table-cell>
          <table:table-cell office:value-type="float" office:value="5052" calcext:value-type="float">
            <text:p>50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73]*PI()/30" office:value-type="float" office:value="529.044202864521" calcext:value-type="float">
            <text:p>529.04</text:p>
          </table:table-cell>
          <table:table-cell table:formula="of:=IF([.D27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606" calcext:value-type="float">
            <text:p>13606</text:p>
          </table:table-cell>
          <table:table-cell office:value-type="float" office:value="5111" calcext:value-type="float">
            <text:p>511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74]*PI()/30" office:value-type="float" office:value="535.222668416581" calcext:value-type="float">
            <text:p>535.22</text:p>
          </table:table-cell>
          <table:table-cell table:formula="of:=IF([.D27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656" calcext:value-type="float">
            <text:p>13656</text:p>
          </table:table-cell>
          <table:table-cell office:value-type="float" office:value="5152" calcext:value-type="float">
            <text:p>51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75]*PI()/30" office:value-type="float" office:value="539.516178376487" calcext:value-type="float">
            <text:p>539.52</text:p>
          </table:table-cell>
          <table:table-cell table:formula="of:=IF([.D27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706" calcext:value-type="float">
            <text:p>13706</text:p>
          </table:table-cell>
          <table:table-cell office:value-type="float" office:value="5136" calcext:value-type="float">
            <text:p>51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76]*PI()/30" office:value-type="float" office:value="537.840662294573" calcext:value-type="float">
            <text:p>537.84</text:p>
          </table:table-cell>
          <table:table-cell table:formula="of:=IF([.D27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756" calcext:value-type="float">
            <text:p>13756</text:p>
          </table:table-cell>
          <table:table-cell office:value-type="float" office:value="5170" calcext:value-type="float">
            <text:p>517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77]*PI()/30" office:value-type="float" office:value="541.401133968641" calcext:value-type="float">
            <text:p>541.40</text:p>
          </table:table-cell>
          <table:table-cell table:formula="of:=IF([.D27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806" calcext:value-type="float">
            <text:p>13806</text:p>
          </table:table-cell>
          <table:table-cell office:value-type="float" office:value="5194" calcext:value-type="float">
            <text:p>519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78]*PI()/30" office:value-type="float" office:value="543.914408091513" calcext:value-type="float">
            <text:p>543.91</text:p>
          </table:table-cell>
          <table:table-cell table:formula="of:=IF([.D27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856" calcext:value-type="float">
            <text:p>13856</text:p>
          </table:table-cell>
          <table:table-cell office:value-type="float" office:value="5255" calcext:value-type="float">
            <text:p>5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79]*PI()/30" office:value-type="float" office:value="550.302313153812" calcext:value-type="float">
            <text:p>550.30</text:p>
          </table:table-cell>
          <table:table-cell table:formula="of:=IF([.D27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906" calcext:value-type="float">
            <text:p>13906</text:p>
          </table:table-cell>
          <table:table-cell office:value-type="float" office:value="5253" calcext:value-type="float">
            <text:p>525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80]*PI()/30" office:value-type="float" office:value="550.092873643573" calcext:value-type="float">
            <text:p>550.09</text:p>
          </table:table-cell>
          <table:table-cell table:formula="of:=IF([.D28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956" calcext:value-type="float">
            <text:p>13956</text:p>
          </table:table-cell>
          <table:table-cell office:value-type="float" office:value="5252" calcext:value-type="float">
            <text:p>52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81]*PI()/30" office:value-type="float" office:value="549.988153888453" calcext:value-type="float">
            <text:p>549.99</text:p>
          </table:table-cell>
          <table:table-cell table:formula="of:=IF([.D28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006" calcext:value-type="float">
            <text:p>14006</text:p>
          </table:table-cell>
          <table:table-cell office:value-type="float" office:value="5206" calcext:value-type="float">
            <text:p>52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82]*PI()/30" office:value-type="float" office:value="545.171045152949" calcext:value-type="float">
            <text:p>545.17</text:p>
          </table:table-cell>
          <table:table-cell table:formula="of:=IF([.D28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056" calcext:value-type="float">
            <text:p>14056</text:p>
          </table:table-cell>
          <table:table-cell office:value-type="float" office:value="5219" calcext:value-type="float">
            <text:p>52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83]*PI()/30" office:value-type="float" office:value="546.532401969504" calcext:value-type="float">
            <text:p>546.53</text:p>
          </table:table-cell>
          <table:table-cell table:formula="of:=IF([.D28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106" calcext:value-type="float">
            <text:p>14106</text:p>
          </table:table-cell>
          <table:table-cell office:value-type="float" office:value="5273" calcext:value-type="float">
            <text:p>52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84]*PI()/30" office:value-type="float" office:value="552.187268745966" calcext:value-type="float">
            <text:p>552.19</text:p>
          </table:table-cell>
          <table:table-cell table:formula="of:=IF([.D28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156" calcext:value-type="float">
            <text:p>14156</text:p>
          </table:table-cell>
          <table:table-cell office:value-type="float" office:value="5266" calcext:value-type="float">
            <text:p>526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85]*PI()/30" office:value-type="float" office:value="551.454230460128" calcext:value-type="float">
            <text:p>551.45</text:p>
          </table:table-cell>
          <table:table-cell table:formula="of:=IF([.D28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206" calcext:value-type="float">
            <text:p>14206</text:p>
          </table:table-cell>
          <table:table-cell office:value-type="float" office:value="5261" calcext:value-type="float">
            <text:p>52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86]*PI()/30" office:value-type="float" office:value="550.93063168453" calcext:value-type="float">
            <text:p>550.93</text:p>
          </table:table-cell>
          <table:table-cell table:formula="of:=IF([.D28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256" calcext:value-type="float">
            <text:p>14256</text:p>
          </table:table-cell>
          <table:table-cell office:value-type="float" office:value="5257" calcext:value-type="float">
            <text:p>52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87]*PI()/30" office:value-type="float" office:value="550.511752664051" calcext:value-type="float">
            <text:p>550.51</text:p>
          </table:table-cell>
          <table:table-cell table:formula="of:=IF([.D28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306" calcext:value-type="float">
            <text:p>14306</text:p>
          </table:table-cell>
          <table:table-cell office:value-type="float" office:value="5254" calcext:value-type="float">
            <text:p>52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88]*PI()/30" office:value-type="float" office:value="550.197593398692" calcext:value-type="float">
            <text:p>550.20</text:p>
          </table:table-cell>
          <table:table-cell table:formula="of:=IF([.D28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356" calcext:value-type="float">
            <text:p>14356</text:p>
          </table:table-cell>
          <table:table-cell office:value-type="float" office:value="5252" calcext:value-type="float">
            <text:p>52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89]*PI()/30" office:value-type="float" office:value="549.988153888453" calcext:value-type="float">
            <text:p>549.99</text:p>
          </table:table-cell>
          <table:table-cell table:formula="of:=IF([.D28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406" calcext:value-type="float">
            <text:p>14406</text:p>
          </table:table-cell>
          <table:table-cell office:value-type="float" office:value="5251" calcext:value-type="float">
            <text:p>525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90]*PI()/30" office:value-type="float" office:value="549.883434133333" calcext:value-type="float">
            <text:p>549.88</text:p>
          </table:table-cell>
          <table:table-cell table:formula="of:=IF([.D29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456" calcext:value-type="float">
            <text:p>14456</text:p>
          </table:table-cell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91]*PI()/30" office:value-type="float" office:value="549.778714378214" calcext:value-type="float">
            <text:p>549.78</text:p>
          </table:table-cell>
          <table:table-cell table:formula="of:=IF([.D29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506" calcext:value-type="float">
            <text:p>14506</text:p>
          </table:table-cell>
          <table:table-cell office:value-type="float" office:value="5295" calcext:value-type="float">
            <text:p>529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92]*PI()/30" office:value-type="float" office:value="554.491103358598" calcext:value-type="float">
            <text:p>554.49</text:p>
          </table:table-cell>
          <table:table-cell table:formula="of:=IF([.D29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556" calcext:value-type="float">
            <text:p>14556</text:p>
          </table:table-cell>
          <table:table-cell office:value-type="float" office:value="5236" calcext:value-type="float">
            <text:p>52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93]*PI()/30" office:value-type="float" office:value="548.312637806539" calcext:value-type="float">
            <text:p>548.31</text:p>
          </table:table-cell>
          <table:table-cell table:formula="of:=IF([.D29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606" calcext:value-type="float">
            <text:p>14606</text:p>
          </table:table-cell>
          <table:table-cell office:value-type="float" office:value="5240" calcext:value-type="float">
            <text:p>52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94]*PI()/30" office:value-type="float" office:value="548.731516827017" calcext:value-type="float">
            <text:p>548.73</text:p>
          </table:table-cell>
          <table:table-cell table:formula="of:=IF([.D29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656" calcext:value-type="float">
            <text:p>14656</text:p>
          </table:table-cell>
          <table:table-cell office:value-type="float" office:value="5243" calcext:value-type="float">
            <text:p>52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95]*PI()/30" office:value-type="float" office:value="549.045676092376" calcext:value-type="float">
            <text:p>549.05</text:p>
          </table:table-cell>
          <table:table-cell table:formula="of:=IF([.D29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706" calcext:value-type="float">
            <text:p>14706</text:p>
          </table:table-cell>
          <table:table-cell office:value-type="float" office:value="5245" calcext:value-type="float">
            <text:p>52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96]*PI()/30" office:value-type="float" office:value="549.255115602615" calcext:value-type="float">
            <text:p>549.26</text:p>
          </table:table-cell>
          <table:table-cell table:formula="of:=IF([.D29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756" calcext:value-type="float">
            <text:p>14756</text:p>
          </table:table-cell>
          <table:table-cell office:value-type="float" office:value="5291" calcext:value-type="float">
            <text:p>529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97]*PI()/30" office:value-type="float" office:value="554.07222433812" calcext:value-type="float">
            <text:p>554.07</text:p>
          </table:table-cell>
          <table:table-cell table:formula="of:=IF([.D29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806" calcext:value-type="float">
            <text:p>14806</text:p>
          </table:table-cell>
          <table:table-cell office:value-type="float" office:value="5278" calcext:value-type="float">
            <text:p>527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98]*PI()/30" office:value-type="float" office:value="552.710867521564" calcext:value-type="float">
            <text:p>552.71</text:p>
          </table:table-cell>
          <table:table-cell table:formula="of:=IF([.D29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856" calcext:value-type="float">
            <text:p>14856</text:p>
          </table:table-cell>
          <table:table-cell office:value-type="float" office:value="5224" calcext:value-type="float">
            <text:p>52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99]*PI()/30" office:value-type="float" office:value="547.056000745103" calcext:value-type="float">
            <text:p>547.06</text:p>
          </table:table-cell>
          <table:table-cell table:formula="of:=IF([.D29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906" calcext:value-type="float">
            <text:p>14906</text:p>
          </table:table-cell>
          <table:table-cell office:value-type="float" office:value="5231" calcext:value-type="float">
            <text:p>523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00]*PI()/30" office:value-type="float" office:value="547.78903903094" calcext:value-type="float">
            <text:p>547.79</text:p>
          </table:table-cell>
          <table:table-cell table:formula="of:=IF([.D30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956" calcext:value-type="float">
            <text:p>14956</text:p>
          </table:table-cell>
          <table:table-cell office:value-type="float" office:value="5236" calcext:value-type="float">
            <text:p>52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01]*PI()/30" office:value-type="float" office:value="548.312637806539" calcext:value-type="float">
            <text:p>548.31</text:p>
          </table:table-cell>
          <table:table-cell table:formula="of:=IF([.D30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006" calcext:value-type="float">
            <text:p>15006</text:p>
          </table:table-cell>
          <table:table-cell office:value-type="float" office:value="5285" calcext:value-type="float">
            <text:p>52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02]*PI()/30" office:value-type="float" office:value="553.443905807402" calcext:value-type="float">
            <text:p>553.44</text:p>
          </table:table-cell>
          <table:table-cell table:formula="of:=IF([.D30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056" calcext:value-type="float">
            <text:p>15056</text:p>
          </table:table-cell>
          <table:table-cell office:value-type="float" office:value="5274" calcext:value-type="float">
            <text:p>527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03]*PI()/30" office:value-type="float" office:value="552.291988501086" calcext:value-type="float">
            <text:p>552.29</text:p>
          </table:table-cell>
          <table:table-cell table:formula="of:=IF([.D30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106" calcext:value-type="float">
            <text:p>15106</text:p>
          </table:table-cell>
          <table:table-cell office:value-type="float" office:value="5266" calcext:value-type="float">
            <text:p>526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04]*PI()/30" office:value-type="float" office:value="551.454230460128" calcext:value-type="float">
            <text:p>551.45</text:p>
          </table:table-cell>
          <table:table-cell table:formula="of:=IF([.D30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156" calcext:value-type="float">
            <text:p>15156</text:p>
          </table:table-cell>
          <table:table-cell office:value-type="float" office:value="5261" calcext:value-type="float">
            <text:p>52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05]*PI()/30" office:value-type="float" office:value="550.93063168453" calcext:value-type="float">
            <text:p>550.93</text:p>
          </table:table-cell>
          <table:table-cell table:formula="of:=IF([.D30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206" calcext:value-type="float">
            <text:p>15206</text:p>
          </table:table-cell>
          <table:table-cell office:value-type="float" office:value="5212" calcext:value-type="float">
            <text:p>52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06]*PI()/30" office:value-type="float" office:value="545.799363683667" calcext:value-type="float">
            <text:p>545.80</text:p>
          </table:table-cell>
          <table:table-cell table:formula="of:=IF([.D30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256" calcext:value-type="float">
            <text:p>15256</text:p>
          </table:table-cell>
          <table:table-cell office:value-type="float" office:value="5268" calcext:value-type="float">
            <text:p>526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07]*PI()/30" office:value-type="float" office:value="551.663669970368" calcext:value-type="float">
            <text:p>551.66</text:p>
          </table:table-cell>
          <table:table-cell table:formula="of:=IF([.D30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306" calcext:value-type="float">
            <text:p>15306</text:p>
          </table:table-cell>
          <table:table-cell office:value-type="float" office:value="5262" calcext:value-type="float">
            <text:p>526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08]*PI()/30" office:value-type="float" office:value="551.03535143965" calcext:value-type="float">
            <text:p>551.04</text:p>
          </table:table-cell>
          <table:table-cell table:formula="of:=IF([.D30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356" calcext:value-type="float">
            <text:p>15356</text:p>
          </table:table-cell>
          <table:table-cell office:value-type="float" office:value="5258" calcext:value-type="float">
            <text:p>525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09]*PI()/30" office:value-type="float" office:value="550.616472419171" calcext:value-type="float">
            <text:p>550.62</text:p>
          </table:table-cell>
          <table:table-cell table:formula="of:=IF([.D30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406" calcext:value-type="float">
            <text:p>15406</text:p>
          </table:table-cell>
          <table:table-cell office:value-type="float" office:value="5255" calcext:value-type="float">
            <text:p>52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10]*PI()/30" office:value-type="float" office:value="550.302313153812" calcext:value-type="float">
            <text:p>550.30</text:p>
          </table:table-cell>
          <table:table-cell table:formula="of:=IF([.D31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456" calcext:value-type="float">
            <text:p>15456</text:p>
          </table:table-cell>
          <table:table-cell office:value-type="float" office:value="5208" calcext:value-type="float">
            <text:p>520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11]*PI()/30" office:value-type="float" office:value="545.380484663188" calcext:value-type="float">
            <text:p>545.38</text:p>
          </table:table-cell>
          <table:table-cell table:formula="of:=IF([.D31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506" calcext:value-type="float">
            <text:p>15506</text:p>
          </table:table-cell>
          <table:table-cell office:value-type="float" office:value="5040" calcext:value-type="float">
            <text:p>504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12]*PI()/30" office:value-type="float" office:value="527.787565803085" calcext:value-type="float">
            <text:p>527.79</text:p>
          </table:table-cell>
          <table:table-cell table:formula="of:=IF([.D31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556" calcext:value-type="float">
            <text:p>15556</text:p>
          </table:table-cell>
          <table:table-cell office:value-type="float" office:value="4788" calcext:value-type="float">
            <text:p>478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13]*PI()/30" office:value-type="float" office:value="501.398187512931" calcext:value-type="float">
            <text:p>501.40</text:p>
          </table:table-cell>
          <table:table-cell table:formula="of:=IF([.D31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606" calcext:value-type="float">
            <text:p>15606</text:p>
          </table:table-cell>
          <table:table-cell office:value-type="float" office:value="4566" calcext:value-type="float">
            <text:p>456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14]*PI()/30" office:value-type="float" office:value="478.150401876367" calcext:value-type="float">
            <text:p>478.15</text:p>
          </table:table-cell>
          <table:table-cell table:formula="of:=IF([.D31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656" calcext:value-type="float">
            <text:p>15656</text:p>
          </table:table-cell>
          <table:table-cell office:value-type="float" office:value="4321" calcext:value-type="float">
            <text:p>432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15]*PI()/30" office:value-type="float" office:value="452.49406187205" calcext:value-type="float">
            <text:p>452.49</text:p>
          </table:table-cell>
          <table:table-cell table:formula="of:=IF([.D31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707" calcext:value-type="float">
            <text:p>15707</text:p>
          </table:table-cell>
          <table:table-cell office:value-type="float" office:value="3995" calcext:value-type="float">
            <text:p>399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16]*PI()/30" office:value-type="float" office:value="418.355421703041" calcext:value-type="float">
            <text:p>418.36</text:p>
          </table:table-cell>
          <table:table-cell table:formula="of:=IF([.D31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757" calcext:value-type="float">
            <text:p>15757</text:p>
          </table:table-cell>
          <table:table-cell office:value-type="float" office:value="3741" calcext:value-type="float">
            <text:p>374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17]*PI()/30" office:value-type="float" office:value="391.756603902647" calcext:value-type="float">
            <text:p>391.76</text:p>
          </table:table-cell>
          <table:table-cell table:formula="of:=IF([.D31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807" calcext:value-type="float">
            <text:p>15807</text:p>
          </table:table-cell>
          <table:table-cell office:value-type="float" office:value="3518" calcext:value-type="float">
            <text:p>351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18]*PI()/30" office:value-type="float" office:value="368.404098510963" calcext:value-type="float">
            <text:p>368.40</text:p>
          </table:table-cell>
          <table:table-cell table:formula="of:=IF([.D31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857" calcext:value-type="float">
            <text:p>15857</text:p>
          </table:table-cell>
          <table:table-cell office:value-type="float" office:value="3272" calcext:value-type="float">
            <text:p>327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19]*PI()/30" office:value-type="float" office:value="342.643038751527" calcext:value-type="float">
            <text:p>342.64</text:p>
          </table:table-cell>
          <table:table-cell table:formula="of:=IF([.D31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907" calcext:value-type="float">
            <text:p>15907</text:p>
          </table:table-cell>
          <table:table-cell office:value-type="float" office:value="3010" calcext:value-type="float">
            <text:p>30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20]*PI()/30" office:value-type="float" office:value="315.206462910176" calcext:value-type="float">
            <text:p>315.21</text:p>
          </table:table-cell>
          <table:table-cell table:formula="of:=IF([.D32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957" calcext:value-type="float">
            <text:p>15957</text:p>
          </table:table-cell>
          <table:table-cell office:value-type="float" office:value="2782" calcext:value-type="float">
            <text:p>278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21]*PI()/30" office:value-type="float" office:value="291.330358742894" calcext:value-type="float">
            <text:p>291.33</text:p>
          </table:table-cell>
          <table:table-cell table:formula="of:=IF([.D32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007" calcext:value-type="float">
            <text:p>16007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22]*PI()/30" office:value-type="float" office:value="265.150419962979" calcext:value-type="float">
            <text:p>265.15</text:p>
          </table:table-cell>
          <table:table-cell table:formula="of:=IF([.D32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057" calcext:value-type="float">
            <text:p>16057</text:p>
          </table:table-cell>
          <table:table-cell office:value-type="float" office:value="2357" calcext:value-type="float">
            <text:p>235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23]*PI()/30" office:value-type="float" office:value="246.824462817038" calcext:value-type="float">
            <text:p>246.82</text:p>
          </table:table-cell>
          <table:table-cell table:formula="of:=IF([.D32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107" calcext:value-type="float">
            <text:p>16107</text:p>
          </table:table-cell>
          <table:table-cell office:value-type="float" office:value="2144" calcext:value-type="float">
            <text:p>214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24]*PI()/30" office:value-type="float" office:value="224.519154976551" calcext:value-type="float">
            <text:p>224.52</text:p>
          </table:table-cell>
          <table:table-cell table:formula="of:=IF([.D32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157" calcext:value-type="float">
            <text:p>16157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25]*PI()/30" office:value-type="float" office:value="208.915911463721" calcext:value-type="float">
            <text:p>208.92</text:p>
          </table:table-cell>
          <table:table-cell table:formula="of:=IF([.D32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207" calcext:value-type="float">
            <text:p>16207</text:p>
          </table:table-cell>
          <table:table-cell office:value-type="float" office:value="1801" calcext:value-type="float">
            <text:p>180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26]*PI()/30" office:value-type="float" office:value="188.600278970507" calcext:value-type="float">
            <text:p>188.60</text:p>
          </table:table-cell>
          <table:table-cell table:formula="of:=IF([.D32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257" calcext:value-type="float">
            <text:p>16257</text:p>
          </table:table-cell>
          <table:table-cell office:value-type="float" office:value="1620" calcext:value-type="float">
            <text:p>16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27]*PI()/30" office:value-type="float" office:value="169.646003293849" calcext:value-type="float">
            <text:p>169.65</text:p>
          </table:table-cell>
          <table:table-cell table:formula="of:=IF([.D32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307" calcext:value-type="float">
            <text:p>16307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28]*PI()/30" office:value-type="float" office:value="156.451314148772" calcext:value-type="float">
            <text:p>156.45</text:p>
          </table:table-cell>
          <table:table-cell table:formula="of:=IF([.D32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357" calcext:value-type="float">
            <text:p>16357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29]*PI()/30" office:value-type="float" office:value="137.706477982353" calcext:value-type="float">
            <text:p>137.71</text:p>
          </table:table-cell>
          <table:table-cell table:formula="of:=IF([.D32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407" calcext:value-type="float">
            <text:p>16407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30]*PI()/30" office:value-type="float" office:value="124.616508592395" calcext:value-type="float">
            <text:p>124.62</text:p>
          </table:table-cell>
          <table:table-cell table:formula="of:=IF([.D33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6457" calcext:value-type="float">
            <text:p>16457</text:p>
          </table:table-cell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31]*PI()/30" office:value-type="float" office:value="167.342168681216" calcext:value-type="float">
            <text:p>167.34</text:p>
          </table:table-cell>
          <table:table-cell table:formula="of:=IF([.D33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6507" calcext:value-type="float">
            <text:p>16507</text:p>
          </table:table-cell>
          <table:table-cell office:value-type="float" office:value="2423" calcext:value-type="float">
            <text:p>24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32]*PI()/30" office:value-type="float" office:value="253.735966654936" calcext:value-type="float">
            <text:p>253.74</text:p>
          </table:table-cell>
          <table:table-cell table:formula="of:=IF([.D33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6557" calcext:value-type="float">
            <text:p>16557</text:p>
          </table:table-cell>
          <table:table-cell office:value-type="float" office:value="3226" calcext:value-type="float">
            <text:p>322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33]*PI()/30" office:value-type="float" office:value="337.825930016022" calcext:value-type="float">
            <text:p>337.83</text:p>
          </table:table-cell>
          <table:table-cell table:formula="of:=IF([.D33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6607" calcext:value-type="float">
            <text:p>16607</text:p>
          </table:table-cell>
          <table:table-cell office:value-type="float" office:value="3788" calcext:value-type="float">
            <text:p>37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34]*PI()/30" office:value-type="float" office:value="396.678432393271" calcext:value-type="float">
            <text:p>396.68</text:p>
          </table:table-cell>
          <table:table-cell table:formula="of:=IF([.D33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6657" calcext:value-type="float">
            <text:p>16657</text:p>
          </table:table-cell>
          <table:table-cell office:value-type="float" office:value="4226" calcext:value-type="float">
            <text:p>422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35]*PI()/30" office:value-type="float" office:value="442.545685135682" calcext:value-type="float">
            <text:p>442.55</text:p>
          </table:table-cell>
          <table:table-cell table:formula="of:=IF([.D33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6707" calcext:value-type="float">
            <text:p>16707</text:p>
          </table:table-cell>
          <table:table-cell office:value-type="float" office:value="4533" calcext:value-type="float">
            <text:p>453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36]*PI()/30" office:value-type="float" office:value="474.694649957418" calcext:value-type="float">
            <text:p>474.69</text:p>
          </table:table-cell>
          <table:table-cell table:formula="of:=IF([.D33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6757" calcext:value-type="float">
            <text:p>16757</text:p>
          </table:table-cell>
          <table:table-cell office:value-type="float" office:value="4748" calcext:value-type="float">
            <text:p>47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37]*PI()/30" office:value-type="float" office:value="497.209397308145" calcext:value-type="float">
            <text:p>497.21</text:p>
          </table:table-cell>
          <table:table-cell table:formula="of:=IF([.D33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6807" calcext:value-type="float">
            <text:p>16807</text:p>
          </table:table-cell>
          <table:table-cell office:value-type="float" office:value="4898" calcext:value-type="float">
            <text:p>48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38]*PI()/30" office:value-type="float" office:value="512.917360576094" calcext:value-type="float">
            <text:p>512.92</text:p>
          </table:table-cell>
          <table:table-cell table:formula="of:=IF([.D33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6857" calcext:value-type="float">
            <text:p>16857</text:p>
          </table:table-cell>
          <table:table-cell office:value-type="float" office:value="5048" calcext:value-type="float">
            <text:p>50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39]*PI()/30" office:value-type="float" office:value="528.625323844043" calcext:value-type="float">
            <text:p>528.63</text:p>
          </table:table-cell>
          <table:table-cell table:formula="of:=IF([.D33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6907" calcext:value-type="float">
            <text:p>16907</text:p>
          </table:table-cell>
          <table:table-cell office:value-type="float" office:value="5063" calcext:value-type="float">
            <text:p>506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40]*PI()/30" office:value-type="float" office:value="530.196120170837" calcext:value-type="float">
            <text:p>530.20</text:p>
          </table:table-cell>
          <table:table-cell table:formula="of:=IF([.D34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6957" calcext:value-type="float">
            <text:p>16957</text:p>
          </table:table-cell>
          <table:table-cell office:value-type="float" office:value="5119" calcext:value-type="float">
            <text:p>51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41]*PI()/30" office:value-type="float" office:value="536.060426457538" calcext:value-type="float">
            <text:p>536.06</text:p>
          </table:table-cell>
          <table:table-cell table:formula="of:=IF([.D34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007" calcext:value-type="float">
            <text:p>17007</text:p>
          </table:table-cell>
          <table:table-cell office:value-type="float" office:value="5158" calcext:value-type="float">
            <text:p>515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42]*PI()/30" office:value-type="float" office:value="540.144496907205" calcext:value-type="float">
            <text:p>540.14</text:p>
          </table:table-cell>
          <table:table-cell table:formula="of:=IF([.D34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057" calcext:value-type="float">
            <text:p>17057</text:p>
          </table:table-cell>
          <table:table-cell office:value-type="float" office:value="5185" calcext:value-type="float">
            <text:p>51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43]*PI()/30" office:value-type="float" office:value="542.971930295436" calcext:value-type="float">
            <text:p>542.97</text:p>
          </table:table-cell>
          <table:table-cell table:formula="of:=IF([.D34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107" calcext:value-type="float">
            <text:p>17107</text:p>
          </table:table-cell>
          <table:table-cell office:value-type="float" office:value="5249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44]*PI()/30" office:value-type="float" office:value="549.673994623094" calcext:value-type="float">
            <text:p>549.67</text:p>
          </table:table-cell>
          <table:table-cell table:formula="of:=IF([.D34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158" calcext:value-type="float">
            <text:p>17158</text:p>
          </table:table-cell>
          <table:table-cell office:value-type="float" office:value="5218" calcext:value-type="float">
            <text:p>52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45]*PI()/30" office:value-type="float" office:value="546.427682214385" calcext:value-type="float">
            <text:p>546.43</text:p>
          </table:table-cell>
          <table:table-cell table:formula="of:=IF([.D34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208" calcext:value-type="float">
            <text:p>17208</text:p>
          </table:table-cell>
          <table:table-cell office:value-type="float" office:value="5227" calcext:value-type="float">
            <text:p>52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46]*PI()/30" office:value-type="float" office:value="547.370160010462" calcext:value-type="float">
            <text:p>547.37</text:p>
          </table:table-cell>
          <table:table-cell table:formula="of:=IF([.D34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258" calcext:value-type="float">
            <text:p>17258</text:p>
          </table:table-cell>
          <table:table-cell office:value-type="float" office:value="5233" calcext:value-type="float">
            <text:p>523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47]*PI()/30" office:value-type="float" office:value="547.99847854118" calcext:value-type="float">
            <text:p>548.00</text:p>
          </table:table-cell>
          <table:table-cell table:formula="of:=IF([.D34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308" calcext:value-type="float">
            <text:p>17308</text:p>
          </table:table-cell>
          <table:table-cell office:value-type="float" office:value="5238" calcext:value-type="float">
            <text:p>52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48]*PI()/30" office:value-type="float" office:value="548.522077316778" calcext:value-type="float">
            <text:p>548.52</text:p>
          </table:table-cell>
          <table:table-cell table:formula="of:=IF([.D34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358" calcext:value-type="float">
            <text:p>17358</text:p>
          </table:table-cell>
          <table:table-cell office:value-type="float" office:value="5241" calcext:value-type="float">
            <text:p>52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49]*PI()/30" office:value-type="float" office:value="548.836236582137" calcext:value-type="float">
            <text:p>548.84</text:p>
          </table:table-cell>
          <table:table-cell table:formula="of:=IF([.D34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408" calcext:value-type="float">
            <text:p>17408</text:p>
          </table:table-cell>
          <table:table-cell office:value-type="float" office:value="5288" calcext:value-type="float">
            <text:p>52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50]*PI()/30" office:value-type="float" office:value="553.758065072761" calcext:value-type="float">
            <text:p>553.76</text:p>
          </table:table-cell>
          <table:table-cell table:formula="of:=IF([.D35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458" calcext:value-type="float">
            <text:p>17458</text:p>
          </table:table-cell>
          <table:table-cell office:value-type="float" office:value="5231" calcext:value-type="float">
            <text:p>523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51]*PI()/30" office:value-type="float" office:value="547.78903903094" calcext:value-type="float">
            <text:p>547.79</text:p>
          </table:table-cell>
          <table:table-cell table:formula="of:=IF([.D35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508" calcext:value-type="float">
            <text:p>17508</text:p>
          </table:table-cell>
          <table:table-cell office:value-type="float" office:value="5236" calcext:value-type="float">
            <text:p>52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52]*PI()/30" office:value-type="float" office:value="548.312637806539" calcext:value-type="float">
            <text:p>548.31</text:p>
          </table:table-cell>
          <table:table-cell table:formula="of:=IF([.D35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558" calcext:value-type="float">
            <text:p>17558</text:p>
          </table:table-cell>
          <table:table-cell office:value-type="float" office:value="5240" calcext:value-type="float">
            <text:p>52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53]*PI()/30" office:value-type="float" office:value="548.731516827017" calcext:value-type="float">
            <text:p>548.73</text:p>
          </table:table-cell>
          <table:table-cell table:formula="of:=IF([.D35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608" calcext:value-type="float">
            <text:p>17608</text:p>
          </table:table-cell>
          <table:table-cell office:value-type="float" office:value="5243" calcext:value-type="float">
            <text:p>52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54]*PI()/30" office:value-type="float" office:value="549.045676092376" calcext:value-type="float">
            <text:p>549.05</text:p>
          </table:table-cell>
          <table:table-cell table:formula="of:=IF([.D35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658" calcext:value-type="float">
            <text:p>17658</text:p>
          </table:table-cell>
          <table:table-cell office:value-type="float" office:value="5290" calcext:value-type="float">
            <text:p>529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55]*PI()/30" office:value-type="float" office:value="553.967504583" calcext:value-type="float">
            <text:p>553.97</text:p>
          </table:table-cell>
          <table:table-cell table:formula="of:=IF([.D35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708" calcext:value-type="float">
            <text:p>17708</text:p>
          </table:table-cell>
          <table:table-cell office:value-type="float" office:value="5278" calcext:value-type="float">
            <text:p>527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56]*PI()/30" office:value-type="float" office:value="552.710867521564" calcext:value-type="float">
            <text:p>552.71</text:p>
          </table:table-cell>
          <table:table-cell table:formula="of:=IF([.D35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758" calcext:value-type="float">
            <text:p>17758</text:p>
          </table:table-cell>
          <table:table-cell office:value-type="float" office:value="5224" calcext:value-type="float">
            <text:p>52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57]*PI()/30" office:value-type="float" office:value="547.056000745103" calcext:value-type="float">
            <text:p>547.06</text:p>
          </table:table-cell>
          <table:table-cell table:formula="of:=IF([.D35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808" calcext:value-type="float">
            <text:p>17808</text:p>
          </table:table-cell>
          <table:table-cell office:value-type="float" office:value="5276" calcext:value-type="float">
            <text:p>52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58]*PI()/30" office:value-type="float" office:value="552.501428011325" calcext:value-type="float">
            <text:p>552.50</text:p>
          </table:table-cell>
          <table:table-cell table:formula="of:=IF([.D35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858" calcext:value-type="float">
            <text:p>17858</text:p>
          </table:table-cell>
          <table:table-cell office:value-type="float" office:value="5223" calcext:value-type="float">
            <text:p>52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59]*PI()/30" office:value-type="float" office:value="546.951280989983" calcext:value-type="float">
            <text:p>546.95</text:p>
          </table:table-cell>
          <table:table-cell table:formula="of:=IF([.D359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908" calcext:value-type="float">
            <text:p>17908</text:p>
          </table:table-cell>
          <table:table-cell office:value-type="float" office:value="5276" calcext:value-type="float">
            <text:p>52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60]*PI()/30" office:value-type="float" office:value="552.501428011325" calcext:value-type="float">
            <text:p>552.50</text:p>
          </table:table-cell>
          <table:table-cell table:formula="of:=IF([.D360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958" calcext:value-type="float">
            <text:p>17958</text:p>
          </table:table-cell>
          <table:table-cell office:value-type="float" office:value="5268" calcext:value-type="float">
            <text:p>526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61]*PI()/30" office:value-type="float" office:value="551.663669970368" calcext:value-type="float">
            <text:p>551.66</text:p>
          </table:table-cell>
          <table:table-cell table:formula="of:=IF([.D361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8008" calcext:value-type="float">
            <text:p>18008</text:p>
          </table:table-cell>
          <table:table-cell office:value-type="float" office:value="5262" calcext:value-type="float">
            <text:p>526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62]*PI()/30" office:value-type="float" office:value="551.03535143965" calcext:value-type="float">
            <text:p>551.04</text:p>
          </table:table-cell>
          <table:table-cell table:formula="of:=IF([.D362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8058" calcext:value-type="float">
            <text:p>18058</text:p>
          </table:table-cell>
          <table:table-cell office:value-type="float" office:value="5258" calcext:value-type="float">
            <text:p>525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63]*PI()/30" office:value-type="float" office:value="550.616472419171" calcext:value-type="float">
            <text:p>550.62</text:p>
          </table:table-cell>
          <table:table-cell table:formula="of:=IF([.D363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8108" calcext:value-type="float">
            <text:p>18108</text:p>
          </table:table-cell>
          <table:table-cell office:value-type="float" office:value="5255" calcext:value-type="float">
            <text:p>5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64]*PI()/30" office:value-type="float" office:value="550.302313153812" calcext:value-type="float">
            <text:p>550.30</text:p>
          </table:table-cell>
          <table:table-cell table:formula="of:=IF([.D364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8158" calcext:value-type="float">
            <text:p>18158</text:p>
          </table:table-cell>
          <table:table-cell office:value-type="float" office:value="5253" calcext:value-type="float">
            <text:p>525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65]*PI()/30" office:value-type="float" office:value="550.092873643573" calcext:value-type="float">
            <text:p>550.09</text:p>
          </table:table-cell>
          <table:table-cell table:formula="of:=IF([.D365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8208" calcext:value-type="float">
            <text:p>18208</text:p>
          </table:table-cell>
          <table:table-cell office:value-type="float" office:value="5252" calcext:value-type="float">
            <text:p>52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66]*PI()/30" office:value-type="float" office:value="549.988153888453" calcext:value-type="float">
            <text:p>549.99</text:p>
          </table:table-cell>
          <table:table-cell table:formula="of:=IF([.D366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8258" calcext:value-type="float">
            <text:p>18258</text:p>
          </table:table-cell>
          <table:table-cell office:value-type="float" office:value="5251" calcext:value-type="float">
            <text:p>525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67]*PI()/30" office:value-type="float" office:value="549.883434133333" calcext:value-type="float">
            <text:p>549.88</text:p>
          </table:table-cell>
          <table:table-cell table:formula="of:=IF([.D367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8308" calcext:value-type="float">
            <text:p>18308</text:p>
          </table:table-cell>
          <table:table-cell office:value-type="float" office:value="5295" calcext:value-type="float">
            <text:p>529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68]*PI()/30" office:value-type="float" office:value="554.491103358598" calcext:value-type="float">
            <text:p>554.49</text:p>
          </table:table-cell>
          <table:table-cell table:formula="of:=IF([.D368]=0;12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8358" calcext:value-type="float">
            <text:p>18358</text:p>
          </table:table-cell>
          <table:table-cell office:value-type="float" office:value="5236" calcext:value-type="float">
            <text:p>523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69]*PI()/30" office:value-type="float" office:value="548.312637806539" calcext:value-type="float">
            <text:p>548.31</text:p>
          </table:table-cell>
          <table:table-cell table:formula="of:=IF([.D36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408" calcext:value-type="float">
            <text:p>18408</text:p>
          </table:table-cell>
          <table:table-cell office:value-type="float" office:value="5150" calcext:value-type="float">
            <text:p>51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70]*PI()/30" office:value-type="float" office:value="539.306738866248" calcext:value-type="float">
            <text:p>539.31</text:p>
          </table:table-cell>
          <table:table-cell table:formula="of:=IF([.D37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458" calcext:value-type="float">
            <text:p>18458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71]*PI()/30" office:value-type="float" office:value="523.598775598299" calcext:value-type="float">
            <text:p>523.60</text:p>
          </table:table-cell>
          <table:table-cell table:formula="of:=IF([.D37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508" calcext:value-type="float">
            <text:p>18508</text:p>
          </table:table-cell>
          <table:table-cell office:value-type="float" office:value="4805" calcext:value-type="float">
            <text:p>480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72]*PI()/30" office:value-type="float" office:value="503.178423349965" calcext:value-type="float">
            <text:p>503.18</text:p>
          </table:table-cell>
          <table:table-cell table:formula="of:=IF([.D37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558" calcext:value-type="float">
            <text:p>18558</text:p>
          </table:table-cell>
          <table:table-cell office:value-type="float" office:value="4578" calcext:value-type="float">
            <text:p>457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73]*PI()/30" office:value-type="float" office:value="479.407038937802" calcext:value-type="float">
            <text:p>479.41</text:p>
          </table:table-cell>
          <table:table-cell table:formula="of:=IF([.D37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608" calcext:value-type="float">
            <text:p>18608</text:p>
          </table:table-cell>
          <table:table-cell office:value-type="float" office:value="4284" calcext:value-type="float">
            <text:p>428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74]*PI()/30" office:value-type="float" office:value="448.619430932623" calcext:value-type="float">
            <text:p>448.62</text:p>
          </table:table-cell>
          <table:table-cell table:formula="of:=IF([.D37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658" calcext:value-type="float">
            <text:p>18658</text:p>
          </table:table-cell>
          <table:table-cell office:value-type="float" office:value="4033" calcext:value-type="float">
            <text:p>403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75]*PI()/30" office:value-type="float" office:value="422.334772397588" calcext:value-type="float">
            <text:p>422.33</text:p>
          </table:table-cell>
          <table:table-cell table:formula="of:=IF([.D37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708" calcext:value-type="float">
            <text:p>18708</text:p>
          </table:table-cell>
          <table:table-cell office:value-type="float" office:value="3768" calcext:value-type="float">
            <text:p>37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76]*PI()/30" office:value-type="float" office:value="394.584037290878" calcext:value-type="float">
            <text:p>394.58</text:p>
          </table:table-cell>
          <table:table-cell table:formula="of:=IF([.D37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758" calcext:value-type="float">
            <text:p>18758</text:p>
          </table:table-cell>
          <table:table-cell office:value-type="float" office:value="3492" calcext:value-type="float">
            <text:p>349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77]*PI()/30" office:value-type="float" office:value="365.681384877852" calcext:value-type="float">
            <text:p>365.68</text:p>
          </table:table-cell>
          <table:table-cell table:formula="of:=IF([.D37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808" calcext:value-type="float">
            <text:p>18808</text:p>
          </table:table-cell>
          <table:table-cell office:value-type="float" office:value="3254" calcext:value-type="float">
            <text:p>325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78]*PI()/30" office:value-type="float" office:value="340.758083159373" calcext:value-type="float">
            <text:p>340.76</text:p>
          </table:table-cell>
          <table:table-cell table:formula="of:=IF([.D37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858" calcext:value-type="float">
            <text:p>18858</text:p>
          </table:table-cell>
          <table:table-cell office:value-type="float" office:value="2997" calcext:value-type="float">
            <text:p>29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79]*PI()/30" office:value-type="float" office:value="313.84510609362" calcext:value-type="float">
            <text:p>313.85</text:p>
          </table:table-cell>
          <table:table-cell table:formula="of:=IF([.D37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908" calcext:value-type="float">
            <text:p>18908</text:p>
          </table:table-cell>
          <table:table-cell office:value-type="float" office:value="2772" calcext:value-type="float">
            <text:p>277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80]*PI()/30" office:value-type="float" office:value="290.283161191697" calcext:value-type="float">
            <text:p>290.28</text:p>
          </table:table-cell>
          <table:table-cell table:formula="of:=IF([.D38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958" calcext:value-type="float">
            <text:p>18958</text:p>
          </table:table-cell>
          <table:table-cell office:value-type="float" office:value="2570" calcext:value-type="float">
            <text:p>257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81]*PI()/30" office:value-type="float" office:value="269.129770657526" calcext:value-type="float">
            <text:p>269.13</text:p>
          </table:table-cell>
          <table:table-cell table:formula="of:=IF([.D38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008" calcext:value-type="float">
            <text:p>19008</text:p>
          </table:table-cell>
          <table:table-cell office:value-type="float" office:value="2339" calcext:value-type="float">
            <text:p>233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82]*PI()/30" office:value-type="float" office:value="244.939507224884" calcext:value-type="float">
            <text:p>244.94</text:p>
          </table:table-cell>
          <table:table-cell table:formula="of:=IF([.D38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058" calcext:value-type="float">
            <text:p>19058</text:p>
          </table:table-cell>
          <table:table-cell office:value-type="float" office:value="2177" calcext:value-type="float">
            <text:p>217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83]*PI()/30" office:value-type="float" office:value="227.974906895499" calcext:value-type="float">
            <text:p>227.97</text:p>
          </table:table-cell>
          <table:table-cell table:formula="of:=IF([.D38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108" calcext:value-type="float">
            <text:p>19108</text:p>
          </table:table-cell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84]*PI()/30" office:value-type="float" office:value="206.612076851089" calcext:value-type="float">
            <text:p>206.61</text:p>
          </table:table-cell>
          <table:table-cell table:formula="of:=IF([.D38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158" calcext:value-type="float">
            <text:p>19158</text:p>
          </table:table-cell>
          <table:table-cell office:value-type="float" office:value="1786" calcext:value-type="float">
            <text:p>178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85]*PI()/30" office:value-type="float" office:value="187.029482643712" calcext:value-type="float">
            <text:p>187.03</text:p>
          </table:table-cell>
          <table:table-cell table:formula="of:=IF([.D38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208" calcext:value-type="float">
            <text:p>19208</text:p>
          </table:table-cell>
          <table:table-cell office:value-type="float" office:value="1610" calcext:value-type="float">
            <text:p>16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86]*PI()/30" office:value-type="float" office:value="168.598805742652" calcext:value-type="float">
            <text:p>168.60</text:p>
          </table:table-cell>
          <table:table-cell table:formula="of:=IF([.D38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258" calcext:value-type="float">
            <text:p>19258</text:p>
          </table:table-cell>
          <table:table-cell office:value-type="float" office:value="1487" calcext:value-type="float">
            <text:p>148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87]*PI()/30" office:value-type="float" office:value="155.718275862934" calcext:value-type="float">
            <text:p>155.72</text:p>
          </table:table-cell>
          <table:table-cell table:formula="of:=IF([.D38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308" calcext:value-type="float">
            <text:p>19308</text:p>
          </table:table-cell>
          <table:table-cell office:value-type="float" office:value="1355" calcext:value-type="float">
            <text:p>13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88]*PI()/30" office:value-type="float" office:value="141.895268187139" calcext:value-type="float">
            <text:p>141.90</text:p>
          </table:table-cell>
          <table:table-cell table:formula="of:=IF([.D38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358" calcext:value-type="float">
            <text:p>19358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89]*PI()/30" office:value-type="float" office:value="127.548661735746" calcext:value-type="float">
            <text:p>127.55</text:p>
          </table:table-cell>
          <table:table-cell table:formula="of:=IF([.D38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408" calcext:value-type="float">
            <text:p>19408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90]*PI()/30" office:value-type="float" office:value="108.070787283489" calcext:value-type="float">
            <text:p>108.07</text:p>
          </table:table-cell>
          <table:table-cell table:formula="of:=IF([.D39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458" calcext:value-type="float">
            <text:p>19458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91]*PI()/30" office:value-type="float" office:value="94.4572191179331" calcext:value-type="float">
            <text:p>94.46</text:p>
          </table:table-cell>
          <table:table-cell table:formula="of:=IF([.D39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508" calcext:value-type="float">
            <text:p>19508</text:p>
          </table:table-cell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92]*PI()/30" office:value-type="float" office:value="80.2153324216594" calcext:value-type="float">
            <text:p>80.22</text:p>
          </table:table-cell>
          <table:table-cell table:formula="of:=IF([.D39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558" calcext:value-type="float">
            <text:p>19558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93]*PI()/30" office:value-type="float" office:value="70.2669556852917" calcext:value-type="float">
            <text:p>70.27</text:p>
          </table:table-cell>
          <table:table-cell table:formula="of:=IF([.D39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608" calcext:value-type="float">
            <text:p>19608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94]*PI()/30" office:value-type="float" office:value="53.8259541315051" calcext:value-type="float">
            <text:p>53.83</text:p>
          </table:table-cell>
          <table:table-cell table:formula="of:=IF([.D39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658" calcext:value-type="float">
            <text:p>19658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95]*PI()/30" office:value-type="float" office:value="42.3067810683425" calcext:value-type="float">
            <text:p>42.31</text:p>
          </table:table-cell>
          <table:table-cell table:formula="of:=IF([.D39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08" calcext:value-type="float">
            <text:p>19708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96]*PI()/30" office:value-type="float" office:value="29.5309709437441" calcext:value-type="float">
            <text:p>29.53</text:p>
          </table:table-cell>
          <table:table-cell table:formula="of:=IF([.D39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58" calcext:value-type="float">
            <text:p>19758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97]*PI()/30" office:value-type="float" office:value="20.629791758573" calcext:value-type="float">
            <text:p>20.63</text:p>
          </table:table-cell>
          <table:table-cell table:formula="of:=IF([.D39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08" calcext:value-type="float">
            <text:p>1980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98]*PI()/30" office:value-type="float" office:value="14.3466064513934" calcext:value-type="float">
            <text:p>14.35</text:p>
          </table:table-cell>
          <table:table-cell table:formula="of:=IF([.D39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58" calcext:value-type="float">
            <text:p>19858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99]*PI()/30" office:value-type="float" office:value="9.94837673636768" calcext:value-type="float">
            <text:p>9.95</text:p>
          </table:table-cell>
          <table:table-cell table:formula="of:=IF([.D39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08" calcext:value-type="float">
            <text:p>1990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00]*PI()/30" office:value-type="float" office:value="6.91150383789755" calcext:value-type="float">
            <text:p>6.91</text:p>
          </table:table-cell>
          <table:table-cell table:formula="of:=IF([.D40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58" calcext:value-type="float">
            <text:p>1995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01]*PI()/30" office:value-type="float" office:value="4.81710873550435" calcext:value-type="float">
            <text:p>4.82</text:p>
          </table:table-cell>
          <table:table-cell table:formula="of:=IF([.D40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08" calcext:value-type="float">
            <text:p>2000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02]*PI()/30" office:value-type="float" office:value="3.35103216382911" calcext:value-type="float">
            <text:p>3.35</text:p>
          </table:table-cell>
          <table:table-cell table:formula="of:=IF([.D40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59" calcext:value-type="float">
            <text:p>2005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03]*PI()/30" office:value-type="float" office:value="2.30383461263251" calcext:value-type="float">
            <text:p>2.30</text:p>
          </table:table-cell>
          <table:table-cell table:formula="of:=IF([.D40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09" calcext:value-type="float">
            <text:p>201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04]*PI()/30" office:value-type="float" office:value="1.5707963267949" calcext:value-type="float">
            <text:p>1.57</text:p>
          </table:table-cell>
          <table:table-cell table:formula="of:=IF([.D40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59" calcext:value-type="float">
            <text:p>201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05]*PI()/30" office:value-type="float" office:value="1.0471975511966" calcext:value-type="float">
            <text:p>1.05</text:p>
          </table:table-cell>
          <table:table-cell table:formula="of:=IF([.D40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09" calcext:value-type="float">
            <text:p>202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06]*PI()/30" office:value-type="float" office:value="0.733038285837618" calcext:value-type="float">
            <text:p>0.73</text:p>
          </table:table-cell>
          <table:table-cell table:formula="of:=IF([.D40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59" calcext:value-type="float">
            <text:p>2025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07]*PI()/30" office:value-type="float" office:value="0.418879020478639" calcext:value-type="float">
            <text:p>0.42</text:p>
          </table:table-cell>
          <table:table-cell table:formula="of:=IF([.D40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309" calcext:value-type="float">
            <text:p>203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08]*PI()/30" office:value-type="float" office:value="0.20943951023932" calcext:value-type="float">
            <text:p>0.21</text:p>
          </table:table-cell>
          <table:table-cell table:formula="of:=IF([.D40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359" calcext:value-type="float">
            <text:p>2035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409]*PI()/30" office:value-type="float" office:value="0.10471975511966" calcext:value-type="float">
            <text:p>0.10</text:p>
          </table:table-cell>
          <table:table-cell table:formula="of:=IF([.D409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409" calcext:value-type="float">
            <text:p>204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10]*PI()/30" office:value-type="float" office:value="0" calcext:value-type="float">
            <text:p>0.00</text:p>
          </table:table-cell>
          <table:table-cell table:formula="of:=IF([.D410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459" calcext:value-type="float">
            <text:p>204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11]*PI()/30" office:value-type="float" office:value="0" calcext:value-type="float">
            <text:p>0.00</text:p>
          </table:table-cell>
          <table:table-cell table:formula="of:=IF([.D411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509" calcext:value-type="float">
            <text:p>205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12]*PI()/30" office:value-type="float" office:value="0" calcext:value-type="float">
            <text:p>0.00</text:p>
          </table:table-cell>
          <table:table-cell table:formula="of:=IF([.D412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559" calcext:value-type="float">
            <text:p>205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13]*PI()/30" office:value-type="float" office:value="0" calcext:value-type="float">
            <text:p>0.00</text:p>
          </table:table-cell>
          <table:table-cell table:formula="of:=IF([.D413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609" calcext:value-type="float">
            <text:p>206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14]*PI()/30" office:value-type="float" office:value="0" calcext:value-type="float">
            <text:p>0.00</text:p>
          </table:table-cell>
          <table:table-cell table:formula="of:=IF([.D414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659" calcext:value-type="float">
            <text:p>206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15]*PI()/30" office:value-type="float" office:value="0" calcext:value-type="float">
            <text:p>0.00</text:p>
          </table:table-cell>
          <table:table-cell table:formula="of:=IF([.D415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709" calcext:value-type="float">
            <text:p>207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16]*PI()/30" office:value-type="float" office:value="0" calcext:value-type="float">
            <text:p>0.00</text:p>
          </table:table-cell>
          <table:table-cell table:formula="of:=IF([.D416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759" calcext:value-type="float">
            <text:p>207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17]*PI()/30" office:value-type="float" office:value="0" calcext:value-type="float">
            <text:p>0.00</text:p>
          </table:table-cell>
          <table:table-cell table:formula="of:=IF([.D417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809" calcext:value-type="float">
            <text:p>208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18]*PI()/30" office:value-type="float" office:value="0" calcext:value-type="float">
            <text:p>0.00</text:p>
          </table:table-cell>
          <table:table-cell table:formula="of:=IF([.D418]=0;12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859" calcext:value-type="float">
            <text:p>208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19]*PI()/30" office:value-type="float" office:value="0" calcext:value-type="float">
            <text:p>0.00</text:p>
          </table:table-cell>
          <table:table-cell table:formula="of:=IF([.D419]=0;12;0)" office:value-type="float" office:value="0" calcext:value-type="float">
            <text:p>0</text:p>
          </table:table-cell>
        </table:table-row>
      </table:table>
      <table:table table:name="Hoja4" table:style-name="ta1">
        <table:shapes>
          <draw:frame draw:z-index="0" draw:style-name="gr1" draw:text-style-name="P1" svg:width="15.999cm" svg:height="9.012cm" svg:x="36.144cm" svg:y="0cm">
            <draw:object draw:notify-on-update-of-ranges="Hoja4.G3:Hoja4.G228 Hoja4.H3:Hoja4.H2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office:value-type="float" office:value="1603" calcext:value-type="float">
            <text:p>1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926" calcext:value-type="float">
            <text:p>19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2222" calcext:value-type="float">
            <text:p>22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2322" calcext:value-type="float">
            <text:p>2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office:value-type="float" office:value="2653" calcext:value-type="float">
            <text:p>2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937" calcext:value-type="float">
            <text:p>2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2973" calcext:value-type="float">
            <text:p>29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99" calcext:value-type="float">
            <text:p>499</text:p>
          </table:table-cell>
          <table:table-cell office:value-type="float" office:value="3135" calcext:value-type="float">
            <text:p>3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3058" calcext:value-type="float">
            <text:p>30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49" calcext:value-type="float">
            <text:p>549</text:p>
          </table:table-cell>
          <table:table-cell office:value-type="float" office:value="3325" calcext:value-type="float">
            <text:p>3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office:value-type="float" office:value="3272" calcext:value-type="float">
            <text:p>32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99" calcext:value-type="float">
            <text:p>599</text:p>
          </table:table-cell>
          <table:table-cell office:value-type="float" office:value="3458" calcext:value-type="float">
            <text:p>3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float" office:value="3421" calcext:value-type="float">
            <text:p>34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49" calcext:value-type="float">
            <text:p>649</text:p>
          </table:table-cell>
          <table:table-cell office:value-type="float" office:value="3654" calcext:value-type="float">
            <text:p>3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float" office:value="3526" calcext:value-type="float">
            <text:p>35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99" calcext:value-type="float">
            <text:p>699</text:p>
          </table:table-cell>
          <table:table-cell office:value-type="float" office:value="3740" calcext:value-type="float">
            <text:p>37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3651" calcext:value-type="float">
            <text:p>36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3852" calcext:value-type="float">
            <text:p>3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float" office:value="3789" calcext:value-type="float">
            <text:p>37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3930" calcext:value-type="float">
            <text:p>3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office:value-type="float" office:value="3886" calcext:value-type="float">
            <text:p>38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49" calcext:value-type="float">
            <text:p>849</text:p>
          </table:table-cell>
          <table:table-cell office:value-type="float" office:value="4036" calcext:value-type="float">
            <text:p>4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office:value-type="float" office:value="3954" calcext:value-type="float">
            <text:p>39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99" calcext:value-type="float">
            <text:p>899</text:p>
          </table:table-cell>
          <table:table-cell office:value-type="float" office:value="4110" calcext:value-type="float">
            <text:p>4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4002" calcext:value-type="float">
            <text:p>4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49" calcext:value-type="float">
            <text:p>949</text:p>
          </table:table-cell>
          <table:table-cell office:value-type="float" office:value="4162" calcext:value-type="float">
            <text:p>4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4035" calcext:value-type="float">
            <text:p>40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4199" calcext:value-type="float">
            <text:p>4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office:value-type="float" office:value="4110" calcext:value-type="float">
            <text:p>41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49" calcext:value-type="float">
            <text:p>1049</text:p>
          </table:table-cell>
          <table:table-cell office:value-type="float" office:value="4225" calcext:value-type="float">
            <text:p>4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99" calcext:value-type="float">
            <text:p>1099</text:p>
          </table:table-cell>
          <table:table-cell office:value-type="float" office:value="4162" calcext:value-type="float">
            <text:p>4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9" calcext:value-type="float">
            <text:p>1099</text:p>
          </table:table-cell>
          <table:table-cell office:value-type="float" office:value="4243" calcext:value-type="float">
            <text:p>4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office:value-type="float" office:value="4250" calcext:value-type="float">
            <text:p>42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49" calcext:value-type="float">
            <text:p>1149</text:p>
          </table:table-cell>
          <table:table-cell office:value-type="float" office:value="4307" calcext:value-type="float">
            <text:p>4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4285" calcext:value-type="float">
            <text:p>42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325" calcext:value-type="float">
            <text:p>4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4388" calcext:value-type="float">
            <text:p>43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4364" calcext:value-type="float">
            <text:p>4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4408" calcext:value-type="float">
            <text:p>44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4340" calcext:value-type="float">
            <text:p>43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4371" calcext:value-type="float">
            <text:p>43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50" calcext:value-type="float">
            <text:p>1350</text:p>
          </table:table-cell>
          <table:table-cell office:value-type="float" office:value="4375" calcext:value-type="float">
            <text:p>4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4345" calcext:value-type="float">
            <text:p>43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4399" calcext:value-type="float">
            <text:p>4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4327" calcext:value-type="float">
            <text:p>43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50" calcext:value-type="float">
            <text:p>1450</text:p>
          </table:table-cell>
          <table:table-cell office:value-type="float" office:value="4416" calcext:value-type="float">
            <text:p>4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4366" calcext:value-type="float">
            <text:p>43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4428" calcext:value-type="float">
            <text:p>4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4393" calcext:value-type="float">
            <text:p>43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50" calcext:value-type="float">
            <text:p>1550</text:p>
          </table:table-cell>
          <table:table-cell office:value-type="float" office:value="4436" calcext:value-type="float">
            <text:p>4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4412" calcext:value-type="float">
            <text:p>44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4442" calcext:value-type="float">
            <text:p>4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4476" calcext:value-type="float">
            <text:p>44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50" calcext:value-type="float">
            <text:p>1650</text:p>
          </table:table-cell>
          <table:table-cell office:value-type="float" office:value="4497" calcext:value-type="float">
            <text:p>4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4521" calcext:value-type="float">
            <text:p>45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4536" calcext:value-type="float">
            <text:p>4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4296" calcext:value-type="float">
            <text:p>42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4512" calcext:value-type="float">
            <text:p>4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4241" calcext:value-type="float">
            <text:p>42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4444" calcext:value-type="float">
            <text:p>4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4305" calcext:value-type="float">
            <text:p>43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50" calcext:value-type="float">
            <text:p>1850</text:p>
          </table:table-cell>
          <table:table-cell office:value-type="float" office:value="4499" calcext:value-type="float">
            <text:p>4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4453" calcext:value-type="float">
            <text:p>44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4486" calcext:value-type="float">
            <text:p>4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4454" calcext:value-type="float">
            <text:p>44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 office:value-type="float" office:value="4477" calcext:value-type="float">
            <text:p>4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4403" calcext:value-type="float">
            <text:p>44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4471" calcext:value-type="float">
            <text:p>4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4316" calcext:value-type="float">
            <text:p>43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50" calcext:value-type="float">
            <text:p>2050</text:p>
          </table:table-cell>
          <table:table-cell office:value-type="float" office:value="4518" calcext:value-type="float">
            <text:p>4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4358" calcext:value-type="float">
            <text:p>43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4448" calcext:value-type="float">
            <text:p>4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4387" calcext:value-type="float">
            <text:p>438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50" calcext:value-type="float">
            <text:p>2150</text:p>
          </table:table-cell>
          <table:table-cell office:value-type="float" office:value="4502" calcext:value-type="float">
            <text:p>4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4356" calcext:value-type="float">
            <text:p>43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4488" calcext:value-type="float">
            <text:p>4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4540" calcext:value-type="float">
            <text:p>45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office:value-type="float" office:value="4478" calcext:value-type="float">
            <text:p>4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4412" calcext:value-type="float">
            <text:p>44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4523" calcext:value-type="float">
            <text:p>4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4528" calcext:value-type="float">
            <text:p>45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50" calcext:value-type="float">
            <text:p>2350</text:p>
          </table:table-cell>
          <table:table-cell office:value-type="float" office:value="4503" calcext:value-type="float">
            <text:p>4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4558" calcext:value-type="float">
            <text:p>45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office:value-type="float" office:value="4489" calcext:value-type="float">
            <text:p>4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4527" calcext:value-type="float">
            <text:p>45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50" calcext:value-type="float">
            <text:p>2450</text:p>
          </table:table-cell>
          <table:table-cell office:value-type="float" office:value="4530" calcext:value-type="float">
            <text:p>4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4506" calcext:value-type="float">
            <text:p>45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4508" calcext:value-type="float">
            <text:p>4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4491" calcext:value-type="float">
            <text:p>44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50" calcext:value-type="float">
            <text:p>2550</text:p>
          </table:table-cell>
          <table:table-cell office:value-type="float" office:value="4492" calcext:value-type="float">
            <text:p>4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float" office:value="4481" calcext:value-type="float">
            <text:p>4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51" calcext:value-type="float">
            <text:p>2651</text:p>
          </table:table-cell>
          <table:table-cell office:value-type="float" office:value="4461" calcext:value-type="float">
            <text:p>44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51" calcext:value-type="float">
            <text:p>2651</text:p>
          </table:table-cell>
          <table:table-cell office:value-type="float" office:value="4598" calcext:value-type="float">
            <text:p>4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01" calcext:value-type="float">
            <text:p>2701</text:p>
          </table:table-cell>
          <table:table-cell office:value-type="float" office:value="4511" calcext:value-type="float">
            <text:p>45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01" calcext:value-type="float">
            <text:p>2701</text:p>
          </table:table-cell>
          <table:table-cell office:value-type="float" office:value="4555" calcext:value-type="float">
            <text:p>4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51" calcext:value-type="float">
            <text:p>2751</text:p>
          </table:table-cell>
          <table:table-cell office:value-type="float" office:value="4494" calcext:value-type="float">
            <text:p>44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51" calcext:value-type="float">
            <text:p>2751</text:p>
          </table:table-cell>
          <table:table-cell office:value-type="float" office:value="4525" calcext:value-type="float">
            <text:p>4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01" calcext:value-type="float">
            <text:p>2801</text:p>
          </table:table-cell>
          <table:table-cell office:value-type="float" office:value="4585" calcext:value-type="float">
            <text:p>45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01" calcext:value-type="float">
            <text:p>2801</text:p>
          </table:table-cell>
          <table:table-cell office:value-type="float" office:value="4556" calcext:value-type="float">
            <text:p>4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51" calcext:value-type="float">
            <text:p>2851</text:p>
          </table:table-cell>
          <table:table-cell office:value-type="float" office:value="4546" calcext:value-type="float">
            <text:p>45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51" calcext:value-type="float">
            <text:p>2851</text:p>
          </table:table-cell>
          <table:table-cell office:value-type="float" office:value="4577" calcext:value-type="float">
            <text:p>4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01" calcext:value-type="float">
            <text:p>2901</text:p>
          </table:table-cell>
          <table:table-cell office:value-type="float" office:value="4467" calcext:value-type="float">
            <text:p>4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01" calcext:value-type="float">
            <text:p>2901</text:p>
          </table:table-cell>
          <table:table-cell office:value-type="float" office:value="4541" calcext:value-type="float">
            <text:p>45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51" calcext:value-type="float">
            <text:p>2951</text:p>
          </table:table-cell>
          <table:table-cell office:value-type="float" office:value="4412" calcext:value-type="float">
            <text:p>44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51" calcext:value-type="float">
            <text:p>2951</text:p>
          </table:table-cell>
          <table:table-cell office:value-type="float" office:value="4567" calcext:value-type="float">
            <text:p>4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01" calcext:value-type="float">
            <text:p>3001</text:p>
          </table:table-cell>
          <table:table-cell office:value-type="float" office:value="4374" calcext:value-type="float">
            <text:p>43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01" calcext:value-type="float">
            <text:p>3001</text:p>
          </table:table-cell>
          <table:table-cell office:value-type="float" office:value="4534" calcext:value-type="float">
            <text:p>4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51" calcext:value-type="float">
            <text:p>3051</text:p>
          </table:table-cell>
          <table:table-cell office:value-type="float" office:value="4398" calcext:value-type="float">
            <text:p>43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51" calcext:value-type="float">
            <text:p>3051</text:p>
          </table:table-cell>
          <table:table-cell office:value-type="float" office:value="4510" calcext:value-type="float">
            <text:p>45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01" calcext:value-type="float">
            <text:p>3101</text:p>
          </table:table-cell>
          <table:table-cell office:value-type="float" office:value="4415" calcext:value-type="float">
            <text:p>44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01" calcext:value-type="float">
            <text:p>3101</text:p>
          </table:table-cell>
          <table:table-cell office:value-type="float" office:value="4545" calcext:value-type="float">
            <text:p>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51" calcext:value-type="float">
            <text:p>3151</text:p>
          </table:table-cell>
          <table:table-cell office:value-type="float" office:value="4427" calcext:value-type="float">
            <text:p>44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51" calcext:value-type="float">
            <text:p>3151</text:p>
          </table:table-cell>
          <table:table-cell office:value-type="float" office:value="4518" calcext:value-type="float">
            <text:p>4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01" calcext:value-type="float">
            <text:p>3201</text:p>
          </table:table-cell>
          <table:table-cell office:value-type="float" office:value="4384" calcext:value-type="float">
            <text:p>43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01" calcext:value-type="float">
            <text:p>3201</text:p>
          </table:table-cell>
          <table:table-cell office:value-type="float" office:value="4499" calcext:value-type="float">
            <text:p>4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51" calcext:value-type="float">
            <text:p>3251</text:p>
          </table:table-cell>
          <table:table-cell office:value-type="float" office:value="4354" calcext:value-type="float">
            <text:p>43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51" calcext:value-type="float">
            <text:p>3251</text:p>
          </table:table-cell>
          <table:table-cell office:value-type="float" office:value="4486" calcext:value-type="float">
            <text:p>4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01" calcext:value-type="float">
            <text:p>3301</text:p>
          </table:table-cell>
          <table:table-cell office:value-type="float" office:value="4333" calcext:value-type="float">
            <text:p>43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01" calcext:value-type="float">
            <text:p>3301</text:p>
          </table:table-cell>
          <table:table-cell office:value-type="float" office:value="4477" calcext:value-type="float">
            <text:p>4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51" calcext:value-type="float">
            <text:p>3351</text:p>
          </table:table-cell>
          <table:table-cell office:value-type="float" office:value="4318" calcext:value-type="float">
            <text:p>43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51" calcext:value-type="float">
            <text:p>3351</text:p>
          </table:table-cell>
          <table:table-cell office:value-type="float" office:value="4522" calcext:value-type="float">
            <text:p>4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01" calcext:value-type="float">
            <text:p>3401</text:p>
          </table:table-cell>
          <table:table-cell office:value-type="float" office:value="4411" calcext:value-type="float">
            <text:p>44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01" calcext:value-type="float">
            <text:p>3401</text:p>
          </table:table-cell>
          <table:table-cell office:value-type="float" office:value="4502" calcext:value-type="float">
            <text:p>4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51" calcext:value-type="float">
            <text:p>3451</text:p>
          </table:table-cell>
          <table:table-cell office:value-type="float" office:value="4373" calcext:value-type="float">
            <text:p>43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51" calcext:value-type="float">
            <text:p>3451</text:p>
          </table:table-cell>
          <table:table-cell office:value-type="float" office:value="4539" calcext:value-type="float">
            <text:p>4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01" calcext:value-type="float">
            <text:p>3501</text:p>
          </table:table-cell>
          <table:table-cell office:value-type="float" office:value="4346" calcext:value-type="float">
            <text:p>43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01" calcext:value-type="float">
            <text:p>3501</text:p>
          </table:table-cell>
          <table:table-cell office:value-type="float" office:value="4514" calcext:value-type="float">
            <text:p>4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51" calcext:value-type="float">
            <text:p>3551</text:p>
          </table:table-cell>
          <table:table-cell office:value-type="float" office:value="4327" calcext:value-type="float">
            <text:p>43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51" calcext:value-type="float">
            <text:p>3551</text:p>
          </table:table-cell>
          <table:table-cell office:value-type="float" office:value="4496" calcext:value-type="float">
            <text:p>4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01" calcext:value-type="float">
            <text:p>3601</text:p>
          </table:table-cell>
          <table:table-cell office:value-type="float" office:value="4366" calcext:value-type="float">
            <text:p>43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601" calcext:value-type="float">
            <text:p>3601</text:p>
          </table:table-cell>
          <table:table-cell office:value-type="float" office:value="4484" calcext:value-type="float">
            <text:p>4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51" calcext:value-type="float">
            <text:p>3651</text:p>
          </table:table-cell>
          <table:table-cell office:value-type="float" office:value="4341" calcext:value-type="float">
            <text:p>43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651" calcext:value-type="float">
            <text:p>3651</text:p>
          </table:table-cell>
          <table:table-cell office:value-type="float" office:value="4527" calcext:value-type="float">
            <text:p>45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01" calcext:value-type="float">
            <text:p>3701</text:p>
          </table:table-cell>
          <table:table-cell office:value-type="float" office:value="4375" calcext:value-type="float">
            <text:p>43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01" calcext:value-type="float">
            <text:p>3701</text:p>
          </table:table-cell>
          <table:table-cell office:value-type="float" office:value="4506" calcext:value-type="float">
            <text:p>4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51" calcext:value-type="float">
            <text:p>3751</text:p>
          </table:table-cell>
          <table:table-cell office:value-type="float" office:value="4399" calcext:value-type="float">
            <text:p>43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51" calcext:value-type="float">
            <text:p>3751</text:p>
          </table:table-cell>
          <table:table-cell office:value-type="float" office:value="4542" calcext:value-type="float">
            <text:p>4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01" calcext:value-type="float">
            <text:p>3801</text:p>
          </table:table-cell>
          <table:table-cell office:value-type="float" office:value="4365" calcext:value-type="float">
            <text:p>43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801" calcext:value-type="float">
            <text:p>3801</text:p>
          </table:table-cell>
          <table:table-cell office:value-type="float" office:value="4516" calcext:value-type="float">
            <text:p>4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51" calcext:value-type="float">
            <text:p>3851</text:p>
          </table:table-cell>
          <table:table-cell office:value-type="float" office:value="4289" calcext:value-type="float">
            <text:p>4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851" calcext:value-type="float">
            <text:p>3851</text:p>
          </table:table-cell>
          <table:table-cell office:value-type="float" office:value="4549" calcext:value-type="float">
            <text:p>4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01" calcext:value-type="float">
            <text:p>3901</text:p>
          </table:table-cell>
          <table:table-cell office:value-type="float" office:value="4339" calcext:value-type="float">
            <text:p>43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01" calcext:value-type="float">
            <text:p>3901</text:p>
          </table:table-cell>
          <table:table-cell office:value-type="float" office:value="4521" calcext:value-type="float">
            <text:p>4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51" calcext:value-type="float">
            <text:p>3951</text:p>
          </table:table-cell>
          <table:table-cell office:value-type="float" office:value="4323" calcext:value-type="float">
            <text:p>43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4553" calcext:value-type="float">
            <text:p>4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01" calcext:value-type="float">
            <text:p>4001</text:p>
          </table:table-cell>
          <table:table-cell office:value-type="float" office:value="4363" calcext:value-type="float">
            <text:p>43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01" calcext:value-type="float">
            <text:p>4001</text:p>
          </table:table-cell>
          <table:table-cell office:value-type="float" office:value="4524" calcext:value-type="float">
            <text:p>4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51" calcext:value-type="float">
            <text:p>4051</text:p>
          </table:table-cell>
          <table:table-cell office:value-type="float" office:value="4339" calcext:value-type="float">
            <text:p>43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51" calcext:value-type="float">
            <text:p>4051</text:p>
          </table:table-cell>
          <table:table-cell office:value-type="float" office:value="4555" calcext:value-type="float">
            <text:p>4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4247" calcext:value-type="float">
            <text:p>42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02" calcext:value-type="float">
            <text:p>4102</text:p>
          </table:table-cell>
          <table:table-cell office:value-type="float" office:value="4499" calcext:value-type="float">
            <text:p>4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52" calcext:value-type="float">
            <text:p>4152</text:p>
          </table:table-cell>
          <table:table-cell office:value-type="float" office:value="4155" calcext:value-type="float">
            <text:p>4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52" calcext:value-type="float">
            <text:p>4152</text:p>
          </table:table-cell>
          <table:table-cell office:value-type="float" office:value="4486" calcext:value-type="float">
            <text:p>4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02" calcext:value-type="float">
            <text:p>4202</text:p>
          </table:table-cell>
          <table:table-cell office:value-type="float" office:value="4039" calcext:value-type="float">
            <text:p>40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202" calcext:value-type="float">
            <text:p>4202</text:p>
          </table:table-cell>
          <table:table-cell office:value-type="float" office:value="4528" calcext:value-type="float">
            <text:p>4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52" calcext:value-type="float">
            <text:p>4252</text:p>
          </table:table-cell>
          <table:table-cell office:value-type="float" office:value="3907" calcext:value-type="float">
            <text:p>39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252" calcext:value-type="float">
            <text:p>4252</text:p>
          </table:table-cell>
          <table:table-cell office:value-type="float" office:value="4506" calcext:value-type="float">
            <text:p>4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02" calcext:value-type="float">
            <text:p>4302</text:p>
          </table:table-cell>
          <table:table-cell office:value-type="float" office:value="3763" calcext:value-type="float">
            <text:p>37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302" calcext:value-type="float">
            <text:p>4302</text:p>
          </table:table-cell>
          <table:table-cell office:value-type="float" office:value="4542" calcext:value-type="float">
            <text:p>4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52" calcext:value-type="float">
            <text:p>4352</text:p>
          </table:table-cell>
          <table:table-cell office:value-type="float" office:value="3611" calcext:value-type="float">
            <text:p>36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352" calcext:value-type="float">
            <text:p>4352</text:p>
          </table:table-cell>
          <table:table-cell office:value-type="float" office:value="4516" calcext:value-type="float">
            <text:p>4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02" calcext:value-type="float">
            <text:p>4402</text:p>
          </table:table-cell>
          <table:table-cell office:value-type="float" office:value="3401" calcext:value-type="float">
            <text:p>34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402" calcext:value-type="float">
            <text:p>4402</text:p>
          </table:table-cell>
          <table:table-cell office:value-type="float" office:value="4549" calcext:value-type="float">
            <text:p>4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52" calcext:value-type="float">
            <text:p>4452</text:p>
          </table:table-cell>
          <table:table-cell office:value-type="float" office:value="3306" calcext:value-type="float">
            <text:p>33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452" calcext:value-type="float">
            <text:p>4452</text:p>
          </table:table-cell>
          <table:table-cell office:value-type="float" office:value="4521" calcext:value-type="float">
            <text:p>4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02" calcext:value-type="float">
            <text:p>4502</text:p>
          </table:table-cell>
          <table:table-cell office:value-type="float" office:value="3188" calcext:value-type="float">
            <text:p>31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502" calcext:value-type="float">
            <text:p>4502</text:p>
          </table:table-cell>
          <table:table-cell office:value-type="float" office:value="4553" calcext:value-type="float">
            <text:p>4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52" calcext:value-type="float">
            <text:p>4552</text:p>
          </table:table-cell>
          <table:table-cell office:value-type="float" office:value="3054" calcext:value-type="float">
            <text:p>30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552" calcext:value-type="float">
            <text:p>4552</text:p>
          </table:table-cell>
          <table:table-cell office:value-type="float" office:value="4524" calcext:value-type="float">
            <text:p>4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02" calcext:value-type="float">
            <text:p>4602</text:p>
          </table:table-cell>
          <table:table-cell office:value-type="float" office:value="2960" calcext:value-type="float">
            <text:p>29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602" calcext:value-type="float">
            <text:p>4602</text:p>
          </table:table-cell>
          <table:table-cell office:value-type="float" office:value="4555" calcext:value-type="float">
            <text:p>4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2" calcext:value-type="float">
            <text:p>4652</text:p>
          </table:table-cell>
          <table:table-cell office:value-type="float" office:value="2894" calcext:value-type="float">
            <text:p>28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652" calcext:value-type="float">
            <text:p>4652</text:p>
          </table:table-cell>
          <table:table-cell office:value-type="float" office:value="4525" calcext:value-type="float">
            <text:p>4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2" calcext:value-type="float">
            <text:p>4702</text:p>
          </table:table-cell>
          <table:table-cell office:value-type="float" office:value="2745" calcext:value-type="float">
            <text:p>27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702" calcext:value-type="float">
            <text:p>4702</text:p>
          </table:table-cell>
          <table:table-cell office:value-type="float" office:value="4504" calcext:value-type="float">
            <text:p>4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2" calcext:value-type="float">
            <text:p>4752</text:p>
          </table:table-cell>
          <table:table-cell office:value-type="float" office:value="2692" calcext:value-type="float">
            <text:p>26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752" calcext:value-type="float">
            <text:p>4752</text:p>
          </table:table-cell>
          <table:table-cell office:value-type="float" office:value="4489" calcext:value-type="float">
            <text:p>4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2" calcext:value-type="float">
            <text:p>4802</text:p>
          </table:table-cell>
          <table:table-cell office:value-type="float" office:value="2604" calcext:value-type="float">
            <text:p>26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530" calcext:value-type="float">
            <text:p>4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52" calcext:value-type="float">
            <text:p>4852</text:p>
          </table:table-cell>
          <table:table-cell office:value-type="float" office:value="2542" calcext:value-type="float">
            <text:p>25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852" calcext:value-type="float">
            <text:p>4852</text:p>
          </table:table-cell>
          <table:table-cell office:value-type="float" office:value="4508" calcext:value-type="float">
            <text:p>4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02" calcext:value-type="float">
            <text:p>4902</text:p>
          </table:table-cell>
          <table:table-cell office:value-type="float" office:value="2499" calcext:value-type="float">
            <text:p>24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902" calcext:value-type="float">
            <text:p>4902</text:p>
          </table:table-cell>
          <table:table-cell office:value-type="float" office:value="4492" calcext:value-type="float">
            <text:p>4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52" calcext:value-type="float">
            <text:p>4952</text:p>
          </table:table-cell>
          <table:table-cell office:value-type="float" office:value="2417" calcext:value-type="float">
            <text:p>24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952" calcext:value-type="float">
            <text:p>4952</text:p>
          </table:table-cell>
          <table:table-cell office:value-type="float" office:value="4532" calcext:value-type="float">
            <text:p>4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02" calcext:value-type="float">
            <text:p>5002</text:p>
          </table:table-cell>
          <table:table-cell office:value-type="float" office:value="2360" calcext:value-type="float">
            <text:p>23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02" calcext:value-type="float">
            <text:p>5002</text:p>
          </table:table-cell>
          <table:table-cell office:value-type="float" office:value="4509" calcext:value-type="float">
            <text:p>4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52" calcext:value-type="float">
            <text:p>5052</text:p>
          </table:table-cell>
          <table:table-cell office:value-type="float" office:value="2269" calcext:value-type="float">
            <text:p>22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52" calcext:value-type="float">
            <text:p>5052</text:p>
          </table:table-cell>
          <table:table-cell office:value-type="float" office:value="4493" calcext:value-type="float">
            <text:p>4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02" calcext:value-type="float">
            <text:p>5102</text:p>
          </table:table-cell>
          <table:table-cell office:value-type="float" office:value="2205" calcext:value-type="float">
            <text:p>22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102" calcext:value-type="float">
            <text:p>5102</text:p>
          </table:table-cell>
          <table:table-cell office:value-type="float" office:value="4482" calcext:value-type="float">
            <text:p>4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52" calcext:value-type="float">
            <text:p>5152</text:p>
          </table:table-cell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152" calcext:value-type="float">
            <text:p>5152</text:p>
          </table:table-cell>
          <table:table-cell office:value-type="float" office:value="4577" calcext:value-type="float">
            <text:p>4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02" calcext:value-type="float">
            <text:p>5202</text:p>
          </table:table-cell>
          <table:table-cell office:value-type="float" office:value="2129" calcext:value-type="float">
            <text:p>2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202" calcext:value-type="float">
            <text:p>5202</text:p>
          </table:table-cell>
          <table:table-cell office:value-type="float" office:value="4541" calcext:value-type="float">
            <text:p>45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52" calcext:value-type="float">
            <text:p>5252</text:p>
          </table:table-cell>
          <table:table-cell office:value-type="float" office:value="2056" calcext:value-type="float">
            <text:p>20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252" calcext:value-type="float">
            <text:p>5252</text:p>
          </table:table-cell>
          <table:table-cell office:value-type="float" office:value="4515" calcext:value-type="float">
            <text:p>4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02" calcext:value-type="float">
            <text:p>5302</text:p>
          </table:table-cell>
          <table:table-cell office:value-type="float" office:value="1953" calcext:value-type="float">
            <text:p>19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302" calcext:value-type="float">
            <text:p>5302</text:p>
          </table:table-cell>
          <table:table-cell office:value-type="float" office:value="4497" calcext:value-type="float">
            <text:p>4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52" calcext:value-type="float">
            <text:p>5352</text:p>
          </table:table-cell>
          <table:table-cell office:value-type="float" office:value="1881" calcext:value-type="float">
            <text:p>18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352" calcext:value-type="float">
            <text:p>5352</text:p>
          </table:table-cell>
          <table:table-cell office:value-type="float" office:value="4485" calcext:value-type="float">
            <text:p>4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02" calcext:value-type="float">
            <text:p>5402</text:p>
          </table:table-cell>
          <table:table-cell office:value-type="float" office:value="1830" calcext:value-type="float">
            <text:p>18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402" calcext:value-type="float">
            <text:p>5402</text:p>
          </table:table-cell>
          <table:table-cell office:value-type="float" office:value="4476" calcext:value-type="float">
            <text:p>4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52" calcext:value-type="float">
            <text:p>5452</text:p>
          </table:table-cell>
          <table:table-cell office:value-type="float" office:value="1743" calcext:value-type="float">
            <text:p>17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452" calcext:value-type="float">
            <text:p>5452</text:p>
          </table:table-cell>
          <table:table-cell office:value-type="float" office:value="4470" calcext:value-type="float">
            <text:p>4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02" calcext:value-type="float">
            <text:p>5502</text:p>
          </table:table-cell>
          <table:table-cell office:value-type="float" office:value="1682" calcext:value-type="float">
            <text:p>16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02" calcext:value-type="float">
            <text:p>5502</text:p>
          </table:table-cell>
          <table:table-cell office:value-type="float" office:value="4517" calcext:value-type="float">
            <text:p>4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52" calcext:value-type="float">
            <text:p>5552</text:p>
          </table:table-cell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52" calcext:value-type="float">
            <text:p>5552</text:p>
          </table:table-cell>
          <table:table-cell office:value-type="float" office:value="4447" calcext:value-type="float">
            <text:p>4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02" calcext:value-type="float">
            <text:p>5602</text:p>
          </table:table-cell>
          <table:table-cell office:value-type="float" office:value="1610" calcext:value-type="float">
            <text:p>16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02" calcext:value-type="float">
            <text:p>5602</text:p>
          </table:table-cell>
          <table:table-cell office:value-type="float" office:value="4450" calcext:value-type="float">
            <text:p>4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52" calcext:value-type="float">
            <text:p>5652</text:p>
          </table:table-cell>
          <table:table-cell office:value-type="float" office:value="1538" calcext:value-type="float">
            <text:p>15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52" calcext:value-type="float">
            <text:p>5652</text:p>
          </table:table-cell>
          <table:table-cell office:value-type="float" office:value="4503" calcext:value-type="float">
            <text:p>4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02" calcext:value-type="float">
            <text:p>5702</text:p>
          </table:table-cell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702" calcext:value-type="float">
            <text:p>5702</text:p>
          </table:table-cell>
          <table:table-cell office:value-type="float" office:value="4489" calcext:value-type="float">
            <text:p>4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52" calcext:value-type="float">
            <text:p>5752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752" calcext:value-type="float">
            <text:p>5752</text:p>
          </table:table-cell>
          <table:table-cell office:value-type="float" office:value="4479" calcext:value-type="float">
            <text:p>4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02" calcext:value-type="float">
            <text:p>5802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802" calcext:value-type="float">
            <text:p>5802</text:p>
          </table:table-cell>
          <table:table-cell office:value-type="float" office:value="4472" calcext:value-type="float">
            <text:p>4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52" calcext:value-type="float">
            <text:p>5852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852" calcext:value-type="float">
            <text:p>5852</text:p>
          </table:table-cell>
          <table:table-cell office:value-type="float" office:value="4467" calcext:value-type="float">
            <text:p>4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02" calcext:value-type="float">
            <text:p>5902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902" calcext:value-type="float">
            <text:p>5902</text:p>
          </table:table-cell>
          <table:table-cell office:value-type="float" office:value="4464" calcext:value-type="float">
            <text:p>4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52" calcext:value-type="float">
            <text:p>5952</text:p>
          </table:table-cell>
          <table:table-cell office:value-type="float" office:value="1329" calcext:value-type="float">
            <text:p>13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952" calcext:value-type="float">
            <text:p>5952</text:p>
          </table:table-cell>
          <table:table-cell office:value-type="float" office:value="4461" calcext:value-type="float">
            <text:p>4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02" calcext:value-type="float">
            <text:p>6002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002" calcext:value-type="float">
            <text:p>6002</text:p>
          </table:table-cell>
          <table:table-cell office:value-type="float" office:value="4511" calcext:value-type="float">
            <text:p>4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52" calcext:value-type="float">
            <text:p>6052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052" calcext:value-type="float">
            <text:p>6052</text:p>
          </table:table-cell>
          <table:table-cell office:value-type="float" office:value="4443" calcext:value-type="float">
            <text:p>4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02" calcext:value-type="float">
            <text:p>6102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102" calcext:value-type="float">
            <text:p>6102</text:p>
          </table:table-cell>
          <table:table-cell office:value-type="float" office:value="4395" calcext:value-type="float">
            <text:p>4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52" calcext:value-type="float">
            <text:p>6152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152" calcext:value-type="float">
            <text:p>6152</text:p>
          </table:table-cell>
          <table:table-cell office:value-type="float" office:value="4259" calcext:value-type="float">
            <text:p>4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02" calcext:value-type="float">
            <text:p>6202</text:p>
          </table:table-cell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202" calcext:value-type="float">
            <text:p>6202</text:p>
          </table:table-cell>
          <table:table-cell office:value-type="float" office:value="4164" calcext:value-type="float">
            <text:p>4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52" calcext:value-type="float">
            <text:p>6252</text:p>
          </table:table-cell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252" calcext:value-type="float">
            <text:p>6252</text:p>
          </table:table-cell>
          <table:table-cell office:value-type="float" office:value="3994" calcext:value-type="float">
            <text:p>3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02" calcext:value-type="float">
            <text:p>6302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302" calcext:value-type="float">
            <text:p>6302</text:p>
          </table:table-cell>
          <table:table-cell office:value-type="float" office:value="3875" calcext:value-type="float">
            <text:p>3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52" calcext:value-type="float">
            <text:p>6352</text:p>
          </table:table-cell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352" calcext:value-type="float">
            <text:p>6352</text:p>
          </table:table-cell>
          <table:table-cell office:value-type="float" office:value="3741" calcext:value-type="float">
            <text:p>3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02" calcext:value-type="float">
            <text:p>6402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402" calcext:value-type="float">
            <text:p>6402</text:p>
          </table:table-cell>
          <table:table-cell office:value-type="float" office:value="3544" calcext:value-type="float">
            <text:p>3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52" calcext:value-type="float">
            <text:p>6452</text:p>
          </table:table-cell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452" calcext:value-type="float">
            <text:p>6452</text:p>
          </table:table-cell>
          <table:table-cell office:value-type="float" office:value="3355" calcext:value-type="float">
            <text:p>3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502" calcext:value-type="float">
            <text:p>6502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502" calcext:value-type="float">
            <text:p>6502</text:p>
          </table:table-cell>
          <table:table-cell office:value-type="float" office:value="3222" calcext:value-type="float">
            <text:p>3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552" calcext:value-type="float">
            <text:p>655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552" calcext:value-type="float">
            <text:p>6552</text:p>
          </table:table-cell>
          <table:table-cell office:value-type="float" office:value="3078" calcext:value-type="float">
            <text:p>3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602" calcext:value-type="float">
            <text:p>6602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02" calcext:value-type="float">
            <text:p>6602</text:p>
          </table:table-cell>
          <table:table-cell office:value-type="float" office:value="3028" calcext:value-type="float">
            <text:p>3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652" calcext:value-type="float">
            <text:p>6652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52" calcext:value-type="float">
            <text:p>6652</text:p>
          </table:table-cell>
          <table:table-cell office:value-type="float" office:value="2891" calcext:value-type="float">
            <text:p>2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02" calcext:value-type="float">
            <text:p>6702</text:p>
          </table:table-cell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702" calcext:value-type="float">
            <text:p>6702</text:p>
          </table:table-cell>
          <table:table-cell office:value-type="float" office:value="2795" calcext:value-type="float">
            <text:p>2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52" calcext:value-type="float">
            <text:p>6752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752" calcext:value-type="float">
            <text:p>6752</text:p>
          </table:table-cell>
          <table:table-cell office:value-type="float" office:value="2727" calcext:value-type="float">
            <text:p>2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802" calcext:value-type="float">
            <text:p>6802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802" calcext:value-type="float">
            <text:p>6802</text:p>
          </table:table-cell>
          <table:table-cell office:value-type="float" office:value="2628" calcext:value-type="float">
            <text:p>2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852" calcext:value-type="float">
            <text:p>6852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852" calcext:value-type="float">
            <text:p>6852</text:p>
          </table:table-cell>
          <table:table-cell office:value-type="float" office:value="2559" calcext:value-type="float">
            <text:p>2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902" calcext:value-type="float">
            <text:p>6902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902" calcext:value-type="float">
            <text:p>6902</text:p>
          </table:table-cell>
          <table:table-cell office:value-type="float" office:value="2511" calcext:value-type="float">
            <text:p>2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952" calcext:value-type="float">
            <text:p>6952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952" calcext:value-type="float">
            <text:p>6952</text:p>
          </table:table-cell>
          <table:table-cell office:value-type="float" office:value="2426" calcext:value-type="float">
            <text:p>2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003" calcext:value-type="float">
            <text:p>7003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003" calcext:value-type="float">
            <text:p>7003</text:p>
          </table:table-cell>
          <table:table-cell office:value-type="float" office:value="2353" calcext:value-type="float">
            <text:p>2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053" calcext:value-type="float">
            <text:p>7053</text:p>
          </table:table-cell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053" calcext:value-type="float">
            <text:p>7053</text:p>
          </table:table-cell>
          <table:table-cell office:value-type="float" office:value="2264" calcext:value-type="float">
            <text:p>2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103" calcext:value-type="float">
            <text:p>7103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103" calcext:value-type="float">
            <text:p>7103</text:p>
          </table:table-cell>
          <table:table-cell office:value-type="float" office:value="2201" calcext:value-type="float">
            <text:p>2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153" calcext:value-type="float">
            <text:p>7153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153" calcext:value-type="float">
            <text:p>7153</text:p>
          </table:table-cell>
          <table:table-cell office:value-type="float" office:value="2157" calcext:value-type="float">
            <text:p>2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203" calcext:value-type="float">
            <text:p>7203</text:p>
          </table:table-cell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03" calcext:value-type="float">
            <text:p>7203</text:p>
          </table:table-cell>
          <table:table-cell office:value-type="float" office:value="2127" calcext:value-type="float">
            <text:p>2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253" calcext:value-type="float">
            <text:p>7253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53" calcext:value-type="float">
            <text:p>7253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03" calcext:value-type="float">
            <text:p>7303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303" calcext:value-type="float">
            <text:p>7303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53" calcext:value-type="float">
            <text:p>7353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353" calcext:value-type="float">
            <text:p>7353</text:p>
          </table:table-cell>
          <table:table-cell office:value-type="float" office:value="1839" calcext:value-type="float">
            <text:p>1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403" calcext:value-type="float">
            <text:p>740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403" calcext:value-type="float">
            <text:p>7403</text:p>
          </table:table-cell>
          <table:table-cell office:value-type="float" office:value="1801" calcext:value-type="float">
            <text:p>1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453" calcext:value-type="float">
            <text:p>7453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453" calcext:value-type="float">
            <text:p>7453</text:p>
          </table:table-cell>
          <table:table-cell office:value-type="float" office:value="1723" calcext:value-type="float">
            <text:p>1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503" calcext:value-type="float">
            <text:p>7503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503" calcext:value-type="float">
            <text:p>7503</text:p>
          </table:table-cell>
          <table:table-cell office:value-type="float" office:value="1668" calcext:value-type="float">
            <text:p>1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553" calcext:value-type="float">
            <text:p>7553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553" calcext:value-type="float">
            <text:p>7553</text:p>
          </table:table-cell>
          <table:table-cell office:value-type="float" office:value="1630" calcext:value-type="float">
            <text:p>16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603" calcext:value-type="float">
            <text:p>7603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603" calcext:value-type="float">
            <text:p>7603</text:p>
          </table:table-cell>
          <table:table-cell office:value-type="float" office:value="1552" calcext:value-type="float">
            <text:p>1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653" calcext:value-type="float">
            <text:p>7653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653" calcext:value-type="float">
            <text:p>7653</text:p>
          </table:table-cell>
          <table:table-cell office:value-type="float" office:value="1549" calcext:value-type="float">
            <text:p>1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703" calcext:value-type="float">
            <text:p>7703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03" calcext:value-type="float">
            <text:p>7703</text:p>
          </table:table-cell>
          <table:table-cell office:value-type="float" office:value="1444" calcext:value-type="float">
            <text:p>1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753" calcext:value-type="float">
            <text:p>7753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1422" calcext:value-type="float">
            <text:p>1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803" calcext:value-type="float">
            <text:p>780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1406" calcext:value-type="float">
            <text:p>1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853" calcext:value-type="float">
            <text:p>7853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853" calcext:value-type="float">
            <text:p>7853</text:p>
          </table:table-cell>
          <table:table-cell office:value-type="float" office:value="1395" calcext:value-type="float">
            <text:p>1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903" calcext:value-type="float">
            <text:p>7903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903" calcext:value-type="float">
            <text:p>7903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953" calcext:value-type="float">
            <text:p>7953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953" calcext:value-type="float">
            <text:p>7953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003" calcext:value-type="float">
            <text:p>8003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03" calcext:value-type="float">
            <text:p>8003</text:p>
          </table:table-cell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053" calcext:value-type="float">
            <text:p>8053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103" calcext:value-type="float">
            <text:p>810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03" calcext:value-type="float">
            <text:p>8103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153" calcext:value-type="float">
            <text:p>8153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53" calcext:value-type="float">
            <text:p>8153</text:p>
          </table:table-cell>
          <table:table-cell office:value-type="float" office:value="1145" calcext:value-type="float">
            <text:p>1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203" calcext:value-type="float">
            <text:p>8203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203" calcext:value-type="float">
            <text:p>8203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253" calcext:value-type="float">
            <text:p>8253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253" calcext:value-type="float">
            <text:p>8253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303" calcext:value-type="float">
            <text:p>8303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303" calcext:value-type="float">
            <text:p>8303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353" calcext:value-type="float">
            <text:p>8353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353" calcext:value-type="float">
            <text:p>8353</text:p>
          </table:table-cell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403" calcext:value-type="float">
            <text:p>8403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403" calcext:value-type="float">
            <text:p>8403</text:p>
          </table:table-cell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454" calcext:value-type="float">
            <text:p>8454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454" calcext:value-type="float">
            <text:p>8454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504" calcext:value-type="float">
            <text:p>8504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504" calcext:value-type="float">
            <text:p>8504</text:p>
          </table:table-cell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554" calcext:value-type="float">
            <text:p>8554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554" calcext:value-type="float">
            <text:p>8554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604" calcext:value-type="float">
            <text:p>8604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604" calcext:value-type="float">
            <text:p>8604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654" calcext:value-type="float">
            <text:p>865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654" calcext:value-type="float">
            <text:p>8654</text:p>
          </table:table-cell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704" calcext:value-type="float">
            <text:p>8704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704" calcext:value-type="float">
            <text:p>8704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754" calcext:value-type="float">
            <text:p>8754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754" calcext:value-type="float">
            <text:p>8754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804" calcext:value-type="float">
            <text:p>8804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04" calcext:value-type="float">
            <text:p>8804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854" calcext:value-type="float">
            <text:p>8854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54" calcext:value-type="float">
            <text:p>8854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904" calcext:value-type="float">
            <text:p>890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904" calcext:value-type="float">
            <text:p>8904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954" calcext:value-type="float">
            <text:p>895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954" calcext:value-type="float">
            <text:p>8954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004" calcext:value-type="float">
            <text:p>900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004" calcext:value-type="float">
            <text:p>9004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054" calcext:value-type="float">
            <text:p>905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054" calcext:value-type="float">
            <text:p>9054</text:p>
          </table:table-cell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104" calcext:value-type="float">
            <text:p>910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104" calcext:value-type="float">
            <text:p>9104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154" calcext:value-type="float">
            <text:p>91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154" calcext:value-type="float">
            <text:p>9154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204" calcext:value-type="float">
            <text:p>92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204" calcext:value-type="float">
            <text:p>9204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254" calcext:value-type="float">
            <text:p>92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254" calcext:value-type="float">
            <text:p>9254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304" calcext:value-type="float">
            <text:p>93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304" calcext:value-type="float">
            <text:p>9304</text:p>
          </table:table-cell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354" calcext:value-type="float">
            <text:p>93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354" calcext:value-type="float">
            <text:p>9354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404" calcext:value-type="float">
            <text:p>94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404" calcext:value-type="float">
            <text:p>9404</text:p>
          </table:table-cell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9454" calcext:value-type="float">
            <text:p>9454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9504" calcext:value-type="float">
            <text:p>9504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9554" calcext:value-type="float">
            <text:p>9554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9604" calcext:value-type="float">
            <text:p>9604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9654" calcext:value-type="float">
            <text:p>9654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9704" calcext:value-type="float">
            <text:p>9704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9754" calcext:value-type="float">
            <text:p>9754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9804" calcext:value-type="float">
            <text:p>9804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9854" calcext:value-type="float">
            <text:p>9854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9904" calcext:value-type="float">
            <text:p>9904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9954" calcext:value-type="float">
            <text:p>9954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004" calcext:value-type="float">
            <text:p>10004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054" calcext:value-type="float">
            <text:p>10054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104" calcext:value-type="float">
            <text:p>10104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154" calcext:value-type="float">
            <text:p>10154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204" calcext:value-type="float">
            <text:p>10204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254" calcext:value-type="float">
            <text:p>10254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304" calcext:value-type="float">
            <text:p>10304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354" calcext:value-type="float">
            <text:p>10354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404" calcext:value-type="float">
            <text:p>10404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454" calcext:value-type="float">
            <text:p>10454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504" calcext:value-type="float">
            <text:p>10504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554" calcext:value-type="float">
            <text:p>10554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604" calcext:value-type="float">
            <text:p>10604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654" calcext:value-type="float">
            <text:p>10654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704" calcext:value-type="float">
            <text:p>10704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754" calcext:value-type="float">
            <text:p>10754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804" calcext:value-type="float">
            <text:p>10804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854" calcext:value-type="float">
            <text:p>1085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904" calcext:value-type="float">
            <text:p>1090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954" calcext:value-type="float">
            <text:p>10954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1004" calcext:value-type="float">
            <text:p>11004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1054" calcext:value-type="float">
            <text:p>1105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1104" calcext:value-type="float">
            <text:p>1110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1154" calcext:value-type="float">
            <text:p>1115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1204" calcext:value-type="float">
            <text:p>1120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1254" calcext:value-type="float">
            <text:p>1125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18:28:46.7490275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20:31:52.359015395</meta:creation-date>
    <dc:date>2022-02-10T03:26:44.363892308</dc:date>
    <meta:editing-duration>PT9H9M19S</meta:editing-duration>
    <meta:editing-cycles>4</meta:editing-cycles>
    <meta:generator>LibreOffice/6.4.7.2$Linux_X86_64 LibreOffice_project/40$Build-2</meta:generator>
    <meta:document-statistic meta:table-count="4" meta:cell-count="443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13cm" xlink:href=".." xlink:type="simple" chart:class="chart:scatter" chart:style-name="ch1">
        <chart:legend chart:legend-position="end" svg:x="12.963cm" svg:y="4.207cm" style:legend-expansion="high" chart:style-name="ch2"/>
        <chart:plot-area chart:style-name="ch3" table:cell-range-address="Hoja4.G3:Hoja4.H228" svg:x="0.32cm" svg:y="0.18cm" svg:width="12.323cm" svg:height="8.653cm">
          <chartooo:coordinate-region svg:x="1.312cm" svg:y="0.379cm" svg:width="10.866cm" svg:height="7.8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4.H3:Hoja4.H228" chart:class="chart:scatter">
            <chart:domain table:cell-range-address="Hoja4.G3:Hoja4.G228"/>
            <chart:data-point chart:repeated="2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4.G3:Hoja4.G228</svg:desc>
                </draw:g>
              </table:table-cell>
              <table:table-cell office:value-type="float" office:value="0">
                <text:p>0</text:p>
                <draw:g>
                  <svg:desc>Hoja4.H3:Hoja4.H2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">
                <text:p>14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">
                <text:p>199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9">
                <text:p>249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9">
                <text:p>299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9">
                <text:p>349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">
                <text:p>399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9">
                <text:p>449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9">
                <text:p>499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9">
                <text:p>54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9">
                <text:p>599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9">
                <text:p>649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9">
                <text:p>699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9">
                <text:p>749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9">
                <text:p>799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9">
                <text:p>849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9">
                <text:p>899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49">
                <text:p>949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9">
                <text:p>999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49">
                <text:p>1049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9">
                <text:p>1099</text:p>
              </table:table-cell>
              <table:table-cell office:value-type="float" office:value="4243">
                <text:p>42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9">
                <text:p>1149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4428">
                <text:p>44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4436">
                <text:p>44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4442">
                <text:p>44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4497">
                <text:p>44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4512">
                <text:p>45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4486">
                <text:p>44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4518">
                <text:p>45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4478">
                <text:p>44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4523">
                <text:p>45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4508">
                <text:p>45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4492">
                <text:p>44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1">
                <text:p>2651</text:p>
              </table:table-cell>
              <table:table-cell office:value-type="float" office:value="4598">
                <text:p>45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1">
                <text:p>2701</text:p>
              </table:table-cell>
              <table:table-cell office:value-type="float" office:value="4555">
                <text:p>4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1">
                <text:p>2751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1">
                <text:p>2801</text:p>
              </table:table-cell>
              <table:table-cell office:value-type="float" office:value="4556">
                <text:p>45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1">
                <text:p>2851</text:p>
              </table:table-cell>
              <table:table-cell office:value-type="float" office:value="4577">
                <text:p>45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1">
                <text:p>2901</text:p>
              </table:table-cell>
              <table:table-cell office:value-type="float" office:value="4541">
                <text:p>45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1">
                <text:p>2951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1">
                <text:p>3001</text:p>
              </table:table-cell>
              <table:table-cell office:value-type="float" office:value="4534">
                <text:p>45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1">
                <text:p>3051</text:p>
              </table:table-cell>
              <table:table-cell office:value-type="float" office:value="4510">
                <text:p>45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1">
                <text:p>3101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1">
                <text:p>3151</text:p>
              </table:table-cell>
              <table:table-cell office:value-type="float" office:value="4518">
                <text:p>45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1">
                <text:p>3201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1">
                <text:p>3251</text:p>
              </table:table-cell>
              <table:table-cell office:value-type="float" office:value="4486">
                <text:p>44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1">
                <text:p>3301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1">
                <text:p>3351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1">
                <text:p>3401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1">
                <text:p>3451</text:p>
              </table:table-cell>
              <table:table-cell office:value-type="float" office:value="4539">
                <text:p>45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1">
                <text:p>3501</text:p>
              </table:table-cell>
              <table:table-cell office:value-type="float" office:value="4514">
                <text:p>45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1">
                <text:p>355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1">
                <text:p>3601</text:p>
              </table:table-cell>
              <table:table-cell office:value-type="float" office:value="4484">
                <text:p>44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1">
                <text:p>3651</text:p>
              </table:table-cell>
              <table:table-cell office:value-type="float" office:value="4527">
                <text:p>45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1">
                <text:p>3701</text:p>
              </table:table-cell>
              <table:table-cell office:value-type="float" office:value="4506">
                <text:p>45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1">
                <text:p>3751</text:p>
              </table:table-cell>
              <table:table-cell office:value-type="float" office:value="4542">
                <text:p>45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1">
                <text:p>3801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1">
                <text:p>3851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1">
                <text:p>3901</text:p>
              </table:table-cell>
              <table:table-cell office:value-type="float" office:value="4521">
                <text:p>45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1">
                <text:p>3951</text:p>
              </table:table-cell>
              <table:table-cell office:value-type="float" office:value="4553">
                <text:p>45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1">
                <text:p>4001</text:p>
              </table:table-cell>
              <table:table-cell office:value-type="float" office:value="4524">
                <text:p>45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1">
                <text:p>4051</text:p>
              </table:table-cell>
              <table:table-cell office:value-type="float" office:value="4555">
                <text:p>4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2">
                <text:p>4102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2">
                <text:p>4152</text:p>
              </table:table-cell>
              <table:table-cell office:value-type="float" office:value="4486">
                <text:p>44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2">
                <text:p>4202</text:p>
              </table:table-cell>
              <table:table-cell office:value-type="float" office:value="4528">
                <text:p>45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2">
                <text:p>4252</text:p>
              </table:table-cell>
              <table:table-cell office:value-type="float" office:value="4506">
                <text:p>45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2">
                <text:p>4302</text:p>
              </table:table-cell>
              <table:table-cell office:value-type="float" office:value="4542">
                <text:p>4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2">
                <text:p>4352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2">
                <text:p>4402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2">
                <text:p>4452</text:p>
              </table:table-cell>
              <table:table-cell office:value-type="float" office:value="4521">
                <text:p>45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2">
                <text:p>4502</text:p>
              </table:table-cell>
              <table:table-cell office:value-type="float" office:value="4553">
                <text:p>45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2">
                <text:p>4552</text:p>
              </table:table-cell>
              <table:table-cell office:value-type="float" office:value="4524">
                <text:p>4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2">
                <text:p>4602</text:p>
              </table:table-cell>
              <table:table-cell office:value-type="float" office:value="4555">
                <text:p>45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2">
                <text:p>4652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2">
                <text:p>4702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2">
                <text:p>475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2">
                <text:p>4802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2">
                <text:p>4852</text:p>
              </table:table-cell>
              <table:table-cell office:value-type="float" office:value="4508">
                <text:p>45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2">
                <text:p>4902</text:p>
              </table:table-cell>
              <table:table-cell office:value-type="float" office:value="4492">
                <text:p>44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2">
                <text:p>4952</text:p>
              </table:table-cell>
              <table:table-cell office:value-type="float" office:value="4532">
                <text:p>45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2">
                <text:p>5002</text:p>
              </table:table-cell>
              <table:table-cell office:value-type="float" office:value="4509">
                <text:p>45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2">
                <text:p>5052</text:p>
              </table:table-cell>
              <table:table-cell office:value-type="float" office:value="4493">
                <text:p>4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2">
                <text:p>5102</text:p>
              </table:table-cell>
              <table:table-cell office:value-type="float" office:value="4482">
                <text:p>44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2">
                <text:p>5152</text:p>
              </table:table-cell>
              <table:table-cell office:value-type="float" office:value="4577">
                <text:p>45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2">
                <text:p>5202</text:p>
              </table:table-cell>
              <table:table-cell office:value-type="float" office:value="4541">
                <text:p>45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2">
                <text:p>5252</text:p>
              </table:table-cell>
              <table:table-cell office:value-type="float" office:value="4515">
                <text:p>45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2">
                <text:p>5302</text:p>
              </table:table-cell>
              <table:table-cell office:value-type="float" office:value="4497">
                <text:p>44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2">
                <text:p>5352</text:p>
              </table:table-cell>
              <table:table-cell office:value-type="float" office:value="4485">
                <text:p>44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2">
                <text:p>5402</text:p>
              </table:table-cell>
              <table:table-cell office:value-type="float" office:value="4476">
                <text:p>44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2">
                <text:p>5452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2">
                <text:p>5502</text:p>
              </table:table-cell>
              <table:table-cell office:value-type="float" office:value="4517">
                <text:p>45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2">
                <text:p>5552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2">
                <text:p>5602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2">
                <text:p>5652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2">
                <text:p>570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2">
                <text:p>5752</text:p>
              </table:table-cell>
              <table:table-cell office:value-type="float" office:value="4479">
                <text:p>4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2">
                <text:p>5802</text:p>
              </table:table-cell>
              <table:table-cell office:value-type="float" office:value="4472">
                <text:p>44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2">
                <text:p>5852</text:p>
              </table:table-cell>
              <table:table-cell office:value-type="float" office:value="4467">
                <text:p>44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2">
                <text:p>5902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2">
                <text:p>5952</text:p>
              </table:table-cell>
              <table:table-cell office:value-type="float" office:value="4461">
                <text:p>44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2">
                <text:p>6002</text:p>
              </table:table-cell>
              <table:table-cell office:value-type="float" office:value="4511">
                <text:p>45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2">
                <text:p>6052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2">
                <text:p>6102</text:p>
              </table:table-cell>
              <table:table-cell office:value-type="float" office:value="4395">
                <text:p>43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2">
                <text:p>6152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2">
                <text:p>6202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2">
                <text:p>6252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2">
                <text:p>6302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2">
                <text:p>6352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2">
                <text:p>6402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2">
                <text:p>6452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2">
                <text:p>6502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2">
                <text:p>6552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2">
                <text:p>6602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2">
                <text:p>6652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2">
                <text:p>6702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2">
                <text:p>6752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2">
                <text:p>6802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2">
                <text:p>6852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2">
                <text:p>6902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2">
                <text:p>6952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3">
                <text:p>7003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3">
                <text:p>7053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3">
                <text:p>7103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3">
                <text:p>7153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3">
                <text:p>7203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3">
                <text:p>7253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3">
                <text:p>7303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3">
                <text:p>7353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3">
                <text:p>7403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3">
                <text:p>7453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3">
                <text:p>7503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3">
                <text:p>7553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3">
                <text:p>7603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3">
                <text:p>7653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3">
                <text:p>7703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3">
                <text:p>7753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3">
                <text:p>7803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3">
                <text:p>7853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3">
                <text:p>7903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3">
                <text:p>795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3">
                <text:p>8003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3">
                <text:p>8053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3">
                <text:p>810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3">
                <text:p>8153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3">
                <text:p>8203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3">
                <text:p>8253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3">
                <text:p>8303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3">
                <text:p>835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3">
                <text:p>8403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4">
                <text:p>845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4">
                <text:p>8504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4">
                <text:p>8554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4">
                <text:p>8604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4">
                <text:p>865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4">
                <text:p>8704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4">
                <text:p>8754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4">
                <text:p>8804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4">
                <text:p>8854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4">
                <text:p>8904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4">
                <text:p>8954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4">
                <text:p>9004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4">
                <text:p>9054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4">
                <text:p>9104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4">
                <text:p>9154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4">
                <text:p>9204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4">
                <text:p>9254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4">
                <text:p>930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4">
                <text:p>935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4">
                <text:p>940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4">
                <text:p>945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4">
                <text:p>950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4">
                <text:p>955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4">
                <text:p>960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4">
                <text:p>965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4">
                <text:p>970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4">
                <text:p>975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4">
                <text:p>980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4">
                <text:p>985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4">
                <text:p>990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4">
                <text:p>995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4">
                <text:p>1000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54">
                <text:p>1005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04">
                <text:p>1010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54">
                <text:p>10154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04">
                <text:p>1020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54">
                <text:p>1025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04">
                <text:p>1030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54">
                <text:p>1035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04">
                <text:p>1040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54">
                <text:p>1045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04">
                <text:p>1050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54">
                <text:p>1055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04">
                <text:p>1060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54">
                <text:p>1065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04">
                <text:p>1070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54">
                <text:p>1075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04">
                <text:p>1080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54">
                <text:p>108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04">
                <text:p>1090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54">
                <text:p>1095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04">
                <text:p>110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54">
                <text:p>110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04">
                <text:p>111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54">
                <text:p>111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04">
                <text:p>112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54">
                <text:p>1125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